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StarSymbol" svg:font-family="StarSymbol" style:font-charset="x-symbol"/>
    <style:font-face style:name="OpenSymbol" svg:font-family="OpenSymbol"/>
    <style:font-face style:name="Tahoma1" svg:font-family="Tahoma"/>
    <style:font-face style:name="Segoe UI" svg:font-family="'Segoe UI'" style:font-family-generic="swiss"/>
    <style:font-face style:name="Courier New" svg:font-family="'Courier New'" style:font-family-generic="modern" style:font-pitch="fixed"/>
    <style:font-face style:name="Cumberland" svg:font-family="Cumberland" style:font-family-generic="modern" style:font-pitch="fixed"/>
    <style:font-face style:name="Consolas" svg:font-family="Consolas" style:font-family-generic="swiss" style:font-pitch="fixed"/>
    <style:font-face style:name="Andale Sans UI" svg:font-family="'Andale Sans UI'" style:font-pitch="variable"/>
    <style:font-face style:name="Arial Unicode MS" svg:font-family="'Arial Unicode MS'" style:font-pitch="variable"/>
    <style:font-face style:name="MS Mincho" svg:font-family="'MS Mincho'" style:font-pitch="variable"/>
    <style:font-face style:name="StarSymbol1" svg:font-family="StarSymbol" style:font-adornments="Regular" style:font-pitch="variable"/>
    <style:font-face style:name="Tahoma" svg:font-family="Tahoma" style:font-pitch="variable"/>
    <style:font-face style:name="Thorndale" svg:font-family="Thorndale" style:font-family-generic="roman" style:font-pitch="variable"/>
    <style:font-face style:name="Times New Roman2" svg:font-family="'Times New Roman'" style:font-family-generic="roman" style:font-pitch="variable"/>
    <style:font-face style:name="Times New Roman1" svg:font-family="'Times New Roman'" style:font-adornments="Regular" style:font-family-generic="roman" style:font-pitch="variable"/>
    <style:font-face style:name="Times New Roman" svg:font-family="'Times New Roman'" style:font-adornments="Standaard" style:font-family-generic="roman" style:font-pitch="variable"/>
    <style:font-face style:name="Arial" svg:font-family="Arial" style:font-adornments="Standaard" style:font-family-generic="swiss" style:font-pitch="variable"/>
    <style:font-face style:name="Arial1" svg:font-family="Arial" style:font-adornments="Vet" style:font-family-generic="swiss" style:font-pitch="variable"/>
    <style:font-face style:name="Segoe UI1" svg:font-family="'Segoe UI'" style:font-family-generic="swiss" style:font-pitch="variable"/>
    <style:font-face style:name="Thorndale1" svg:font-family="Thorndale" style:font-family-generic="swiss" style:font-pitch="variable"/>
  </office:font-face-decls>
  <office:automatic-styles>
    <style:style style:name="Table2" style:family="table">
      <style:table-properties style:width="16.999cm" style:rel-width="100%" fo:break-before="auto" fo:break-after="auto" table:align="left" style:may-break-between-rows="true"/>
    </style:style>
    <style:style style:name="Table2.A" style:family="table-column">
      <style:table-column-properties style:column-width="5.445cm" style:rel-column-width="20989*"/>
    </style:style>
    <style:style style:name="Table2.B" style:family="table-column">
      <style:table-column-properties style:column-width="11.553cm" style:rel-column-width="44545*"/>
    </style:style>
    <style:style style:name="Table2.A1" style:family="table-cell">
      <style:table-cell-properties fo:padding="0.106cm" fo:border-left="none" fo:border-right="none" fo:border-top="0.05pt solid #000000" fo:border-bottom="0.05pt solid #000000"/>
    </style:style>
    <style:style style:name="Table2.A2" style:family="table-cell">
      <style:table-cell-properties fo:padding="0.106cm" fo:border-left="none" fo:border-right="none" fo:border-top="none" fo:border-bottom="0.05pt solid #000000"/>
    </style:style>
    <style:style style:name="Table4" style:family="table">
      <style:table-properties style:width="16.999cm" style:rel-width="100%" table:align="left" style:may-break-between-rows="true"/>
    </style:style>
    <style:style style:name="Table4.A" style:family="table-column">
      <style:table-column-properties style:column-width="4.314cm" style:rel-column-width="2446*"/>
    </style:style>
    <style:style style:name="Table4.B" style:family="table-column">
      <style:table-column-properties style:column-width="1.319cm" style:rel-column-width="748*"/>
    </style:style>
    <style:style style:name="Table4.C" style:family="table-column">
      <style:table-column-properties style:column-width="5.904cm" style:rel-column-width="3347*"/>
    </style:style>
    <style:style style:name="Table4.D" style:family="table-column">
      <style:table-column-properties style:column-width="5.461cm" style:rel-column-width="3096*"/>
    </style:style>
    <style:style style:name="Table4.A1" style:family="table-cell">
      <style:table-cell-properties fo:padding="0.106cm" fo:border-left="none" fo:border-right="none" fo:border-top="0.05pt solid #000000" fo:border-bottom="0.05pt solid #000000"/>
    </style:style>
    <style:style style:name="Table4.A2" style:family="table-cell">
      <style:table-cell-properties fo:padding="0.106cm" fo:border-left="none" fo:border-right="none" fo:border-top="none" fo:border-bottom="0.05pt solid #000000"/>
    </style:style>
    <style:style style:name="Table4.B3" style:family="table-cell">
      <style:table-cell-properties style:vertical-align="top" fo:padding="0.106cm" fo:border-left="none" fo:border-right="none" fo:border-top="none" fo:border-bottom="0.05pt solid #000000"/>
    </style:style>
    <style:style style:name="Table6" style:family="table">
      <style:table-properties style:width="16.999cm" style:rel-width="100%" table:align="left" style:may-break-between-rows="true"/>
    </style:style>
    <style:style style:name="Table6.A" style:family="table-column">
      <style:table-column-properties style:column-width="4.249cm" style:rel-column-width="2409*"/>
    </style:style>
    <style:style style:name="Table6.B" style:family="table-column">
      <style:table-column-properties style:column-width="2.988cm" style:rel-column-width="1694*"/>
    </style:style>
    <style:style style:name="Table6.C" style:family="table-column">
      <style:table-column-properties style:column-width="2.921cm" style:rel-column-width="1656*"/>
    </style:style>
    <style:style style:name="Table6.D" style:family="table-column">
      <style:table-column-properties style:column-width="6.84cm" style:rel-column-width="3878*"/>
    </style:style>
    <style:style style:name="Table6.A1" style:family="table-cell">
      <style:table-cell-properties fo:padding="0.106cm" fo:border-left="none" fo:border-right="none" fo:border-top="0.25pt solid #000000" fo:border-bottom="0.25pt solid #000000"/>
    </style:style>
    <style:style style:name="Table6.A2" style:family="table-cell">
      <style:table-cell-properties fo:background-color="transparent" fo:padding="0.106cm" fo:border-left="none" fo:border-right="none" fo:border-top="none" fo:border-bottom="0.25pt solid #000000">
        <style:background-image/>
      </style:table-cell-properties>
    </style:style>
    <style:style style:name="Table6.B2" style:family="table-cell">
      <style:table-cell-properties fo:padding="0.106cm" fo:border-left="none" fo:border-right="none" fo:border-top="none" fo:border-bottom="0.25pt solid #000000"/>
    </style:style>
    <style:style style:name="Table6.C2" style:family="table-cell">
      <style:table-cell-properties fo:padding="0.106cm" fo:border-left="none" fo:border-right="none" fo:border-top="none" fo:border-bottom="0.25pt solid #000000"/>
    </style:style>
    <style:style style:name="Table6.D2" style:family="table-cell">
      <style:table-cell-properties fo:padding="0.106cm" fo:border-left="none" fo:border-right="none" fo:border-top="none" fo:border-bottom="0.25pt solid #000000"/>
    </style:style>
    <style:style style:name="Table6.A3" style:family="table-cell">
      <style:table-cell-properties fo:padding="0.106cm" fo:border-left="none" fo:border-right="none" fo:border-top="none" fo:border-bottom="0.25pt solid #000000"/>
    </style:style>
    <style:style style:name="Table6.B3" style:family="table-cell">
      <style:table-cell-properties fo:padding="0.106cm" fo:border-left="none" fo:border-right="none" fo:border-top="none" fo:border-bottom="0.25pt solid #000000"/>
    </style:style>
    <style:style style:name="Table6.C3" style:family="table-cell">
      <style:table-cell-properties fo:padding="0.106cm" fo:border-left="none" fo:border-right="none" fo:border-top="none" fo:border-bottom="0.25pt solid #000000"/>
    </style:style>
    <style:style style:name="Table6.D3" style:family="table-cell">
      <style:table-cell-properties fo:padding="0.106cm" fo:border-left="none" fo:border-right="none" fo:border-top="none" fo:border-bottom="0.25pt solid #000000"/>
    </style:style>
    <style:style style:name="Table6.A4" style:family="table-cell">
      <style:table-cell-properties fo:padding="0.106cm" fo:border-left="none" fo:border-right="none" fo:border-top="none" fo:border-bottom="0.25pt solid #000000"/>
    </style:style>
    <style:style style:name="Table6.B4" style:family="table-cell">
      <style:table-cell-properties fo:padding="0.106cm" fo:border-left="none" fo:border-right="none" fo:border-top="none" fo:border-bottom="0.25pt solid #000000"/>
    </style:style>
    <style:style style:name="Table6.C4" style:family="table-cell">
      <style:table-cell-properties fo:padding="0.106cm" fo:border-left="none" fo:border-right="none" fo:border-top="none" fo:border-bottom="0.25pt solid #000000"/>
    </style:style>
    <style:style style:name="Table6.D4" style:family="table-cell">
      <style:table-cell-properties fo:padding="0.106cm" fo:border-left="none" fo:border-right="none" fo:border-top="none" fo:border-bottom="0.25pt solid #000000"/>
    </style:style>
    <style:style style:name="Table6.A5" style:family="table-cell">
      <style:table-cell-properties fo:padding="0.106cm" fo:border-left="none" fo:border-right="none" fo:border-top="none" fo:border-bottom="0.25pt solid #000000"/>
    </style:style>
    <style:style style:name="Table6.B5" style:family="table-cell">
      <style:table-cell-properties fo:padding="0.106cm" fo:border-left="none" fo:border-right="none" fo:border-top="none" fo:border-bottom="0.25pt solid #000000"/>
    </style:style>
    <style:style style:name="Table6.C5" style:family="table-cell">
      <style:table-cell-properties fo:padding="0.106cm" fo:border-left="none" fo:border-right="none" fo:border-top="none" fo:border-bottom="0.25pt solid #000000"/>
    </style:style>
    <style:style style:name="Table6.D5" style:family="table-cell">
      <style:table-cell-properties fo:padding="0.106cm" fo:border-left="none" fo:border-right="none" fo:border-top="none" fo:border-bottom="0.25pt solid #000000"/>
    </style:style>
    <style:style style:name="Table6.A6" style:family="table-cell">
      <style:table-cell-properties fo:padding="0.106cm" fo:border-left="none" fo:border-right="none" fo:border-top="none" fo:border-bottom="0.25pt solid #000000"/>
    </style:style>
    <style:style style:name="Table6.B6" style:family="table-cell">
      <style:table-cell-properties fo:padding="0.106cm" fo:border-left="none" fo:border-right="none" fo:border-top="none" fo:border-bottom="0.25pt solid #000000"/>
    </style:style>
    <style:style style:name="Table6.C6" style:family="table-cell">
      <style:table-cell-properties fo:padding="0.106cm" fo:border-left="none" fo:border-right="none" fo:border-top="none" fo:border-bottom="0.25pt solid #000000"/>
    </style:style>
    <style:style style:name="Table6.D6" style:family="table-cell">
      <style:table-cell-properties fo:padding="0.106cm" fo:border-left="none" fo:border-right="none" fo:border-top="none" fo:border-bottom="0.25pt solid #000000"/>
    </style:style>
    <style:style style:name="Table6.A7" style:family="table-cell">
      <style:table-cell-properties fo:padding="0.106cm" fo:border-left="none" fo:border-right="none" fo:border-top="none" fo:border-bottom="0.25pt solid #000000"/>
    </style:style>
    <style:style style:name="Table6.B7" style:family="table-cell">
      <style:table-cell-properties fo:padding="0.106cm" fo:border-left="none" fo:border-right="none" fo:border-top="none" fo:border-bottom="0.25pt solid #000000"/>
    </style:style>
    <style:style style:name="Table6.C7" style:family="table-cell">
      <style:table-cell-properties fo:padding="0.106cm" fo:border-left="none" fo:border-right="none" fo:border-top="none" fo:border-bottom="0.25pt solid #000000"/>
    </style:style>
    <style:style style:name="Table6.D7" style:family="table-cell">
      <style:table-cell-properties fo:padding="0.106cm" fo:border-left="none" fo:border-right="none" fo:border-top="none" fo:border-bottom="0.25pt solid #000000"/>
    </style:style>
    <style:style style:name="Table6.A8" style:family="table-cell">
      <style:table-cell-properties fo:padding="0.106cm" fo:border-left="none" fo:border-right="none" fo:border-top="none" fo:border-bottom="0.25pt solid #000000"/>
    </style:style>
    <style:style style:name="Table6.B8" style:family="table-cell">
      <style:table-cell-properties fo:padding="0.106cm" fo:border-left="none" fo:border-right="none" fo:border-top="none" fo:border-bottom="0.25pt solid #000000"/>
    </style:style>
    <style:style style:name="Table6.C8" style:family="table-cell">
      <style:table-cell-properties fo:padding="0.106cm" fo:border-left="none" fo:border-right="none" fo:border-top="none" fo:border-bottom="0.25pt solid #000000"/>
    </style:style>
    <style:style style:name="Table6.D8" style:family="table-cell">
      <style:table-cell-properties fo:padding="0.106cm" fo:border-left="none" fo:border-right="none" fo:border-top="none" fo:border-bottom="0.25pt solid #000000"/>
    </style:style>
    <style:style style:name="Table6.A9" style:family="table-cell">
      <style:table-cell-properties fo:padding="0.106cm" fo:border-left="none" fo:border-right="none" fo:border-top="none" fo:border-bottom="0.25pt solid #000000"/>
    </style:style>
    <style:style style:name="Table6.B9" style:family="table-cell">
      <style:table-cell-properties fo:padding="0.106cm" fo:border-left="none" fo:border-right="none" fo:border-top="none" fo:border-bottom="0.25pt solid #000000"/>
    </style:style>
    <style:style style:name="Table6.C9" style:family="table-cell">
      <style:table-cell-properties fo:padding="0.106cm" fo:border-left="none" fo:border-right="none" fo:border-top="none" fo:border-bottom="0.25pt solid #000000"/>
    </style:style>
    <style:style style:name="Table6.D9" style:family="table-cell">
      <style:table-cell-properties fo:padding="0.106cm" fo:border-left="none" fo:border-right="none" fo:border-top="none" fo:border-bottom="0.25pt solid #000000"/>
    </style:style>
    <style:style style:name="Table6.A10" style:family="table-cell">
      <style:table-cell-properties fo:padding="0.106cm" fo:border-left="none" fo:border-right="none" fo:border-top="none" fo:border-bottom="0.25pt solid #000000"/>
    </style:style>
    <style:style style:name="Table6.B10" style:family="table-cell">
      <style:table-cell-properties fo:padding="0.106cm" fo:border-left="none" fo:border-right="none" fo:border-top="none" fo:border-bottom="0.25pt solid #000000"/>
    </style:style>
    <style:style style:name="Table6.C10" style:family="table-cell">
      <style:table-cell-properties fo:padding="0.106cm" fo:border-left="none" fo:border-right="none" fo:border-top="none" fo:border-bottom="0.25pt solid #000000"/>
    </style:style>
    <style:style style:name="Table6.D10" style:family="table-cell">
      <style:table-cell-properties fo:padding="0.106cm" fo:border-left="none" fo:border-right="none" fo:border-top="none" fo:border-bottom="0.25pt solid #000000"/>
    </style:style>
    <style:style style:name="Table6.A11" style:family="table-cell">
      <style:table-cell-properties fo:padding="0.106cm" fo:border-left="none" fo:border-right="none" fo:border-top="none" fo:border-bottom="0.25pt solid #000000"/>
    </style:style>
    <style:style style:name="Table6.B11" style:family="table-cell">
      <style:table-cell-properties fo:padding="0.106cm" fo:border-left="none" fo:border-right="none" fo:border-top="none" fo:border-bottom="0.25pt solid #000000"/>
    </style:style>
    <style:style style:name="Table6.C11" style:family="table-cell">
      <style:table-cell-properties fo:padding="0.106cm" fo:border-left="none" fo:border-right="none" fo:border-top="none" fo:border-bottom="0.25pt solid #000000"/>
    </style:style>
    <style:style style:name="Table6.D11" style:family="table-cell">
      <style:table-cell-properties fo:padding="0.106cm" fo:border-left="none" fo:border-right="none" fo:border-top="none" fo:border-bottom="0.25pt solid #000000"/>
    </style:style>
    <style:style style:name="Table6.A12" style:family="table-cell">
      <style:table-cell-properties fo:padding="0.106cm" fo:border-left="none" fo:border-right="none" fo:border-top="none" fo:border-bottom="0.25pt solid #000000"/>
    </style:style>
    <style:style style:name="Table6.B12" style:family="table-cell">
      <style:table-cell-properties fo:padding="0.106cm" fo:border-left="none" fo:border-right="none" fo:border-top="none" fo:border-bottom="0.25pt solid #000000"/>
    </style:style>
    <style:style style:name="Table6.C12" style:family="table-cell">
      <style:table-cell-properties fo:padding="0.106cm" fo:border-left="none" fo:border-right="none" fo:border-top="none" fo:border-bottom="0.25pt solid #000000"/>
    </style:style>
    <style:style style:name="Table6.D12" style:family="table-cell">
      <style:table-cell-properties fo:padding="0.106cm" fo:border-left="none" fo:border-right="none" fo:border-top="none" fo:border-bottom="0.25pt solid #000000"/>
    </style:style>
    <style:style style:name="Table6.A13" style:family="table-cell">
      <style:table-cell-properties fo:padding="0.106cm" fo:border-left="none" fo:border-right="none" fo:border-top="none" fo:border-bottom="0.25pt solid #000000"/>
    </style:style>
    <style:style style:name="Table6.B13" style:family="table-cell">
      <style:table-cell-properties fo:padding="0.106cm" fo:border-left="none" fo:border-right="none" fo:border-top="none" fo:border-bottom="0.25pt solid #000000"/>
    </style:style>
    <style:style style:name="Table6.C13" style:family="table-cell">
      <style:table-cell-properties fo:padding="0.106cm" fo:border-left="none" fo:border-right="none" fo:border-top="none" fo:border-bottom="0.25pt solid #000000"/>
    </style:style>
    <style:style style:name="Table6.D13" style:family="table-cell">
      <style:table-cell-properties fo:padding="0.106cm" fo:border-left="none" fo:border-right="none" fo:border-top="none" fo:border-bottom="0.25pt solid #000000"/>
    </style:style>
    <style:style style:name="Table6.A14" style:family="table-cell">
      <style:table-cell-properties fo:padding="0.106cm" fo:border-left="none" fo:border-right="none" fo:border-top="none" fo:border-bottom="0.25pt solid #000000"/>
    </style:style>
    <style:style style:name="Table6.B14" style:family="table-cell">
      <style:table-cell-properties fo:padding="0.106cm" fo:border-left="none" fo:border-right="none" fo:border-top="none" fo:border-bottom="0.25pt solid #000000"/>
    </style:style>
    <style:style style:name="Table6.C14" style:family="table-cell">
      <style:table-cell-properties fo:padding="0.106cm" fo:border-left="none" fo:border-right="none" fo:border-top="none" fo:border-bottom="0.25pt solid #000000"/>
    </style:style>
    <style:style style:name="Table6.D14" style:family="table-cell">
      <style:table-cell-properties fo:padding="0.106cm" fo:border-left="none" fo:border-right="none" fo:border-top="none" fo:border-bottom="0.25pt solid #000000"/>
    </style:style>
    <style:style style:name="Table6.A15" style:family="table-cell">
      <style:table-cell-properties fo:padding="0.106cm" fo:border-left="none" fo:border-right="none" fo:border-top="none" fo:border-bottom="0.25pt solid #000000"/>
    </style:style>
    <style:style style:name="Table6.B15" style:family="table-cell">
      <style:table-cell-properties fo:padding="0.106cm" fo:border-left="none" fo:border-right="none" fo:border-top="none" fo:border-bottom="0.25pt solid #000000"/>
    </style:style>
    <style:style style:name="Table6.C15" style:family="table-cell">
      <style:table-cell-properties fo:padding="0.106cm" fo:border-left="none" fo:border-right="none" fo:border-top="none" fo:border-bottom="0.25pt solid #000000"/>
    </style:style>
    <style:style style:name="Table6.D15" style:family="table-cell">
      <style:table-cell-properties fo:padding="0.106cm" fo:border-left="none" fo:border-right="none" fo:border-top="none" fo:border-bottom="0.25pt solid #000000"/>
    </style:style>
    <style:style style:name="Table6.A16" style:family="table-cell">
      <style:table-cell-properties fo:padding="0.106cm" fo:border-left="none" fo:border-right="none" fo:border-top="none" fo:border-bottom="0.25pt solid #000000"/>
    </style:style>
    <style:style style:name="Table6.B16" style:family="table-cell">
      <style:table-cell-properties fo:padding="0.106cm" fo:border-left="none" fo:border-right="none" fo:border-top="none" fo:border-bottom="0.25pt solid #000000"/>
    </style:style>
    <style:style style:name="Table6.C16" style:family="table-cell">
      <style:table-cell-properties fo:padding="0.106cm" fo:border-left="none" fo:border-right="none" fo:border-top="none" fo:border-bottom="0.25pt solid #000000"/>
    </style:style>
    <style:style style:name="Table6.D16" style:family="table-cell">
      <style:table-cell-properties fo:padding="0.106cm" fo:border-left="none" fo:border-right="none" fo:border-top="none" fo:border-bottom="0.25pt solid #000000"/>
    </style:style>
    <style:style style:name="Table6.A17" style:family="table-cell">
      <style:table-cell-properties fo:padding="0.106cm" fo:border-left="none" fo:border-right="none" fo:border-top="none" fo:border-bottom="0.25pt solid #000000"/>
    </style:style>
    <style:style style:name="Table6.B17" style:family="table-cell">
      <style:table-cell-properties fo:padding="0.106cm" fo:border-left="none" fo:border-right="none" fo:border-top="none" fo:border-bottom="0.25pt solid #000000"/>
    </style:style>
    <style:style style:name="Table6.C17" style:family="table-cell">
      <style:table-cell-properties fo:padding="0.106cm" fo:border-left="none" fo:border-right="none" fo:border-top="none" fo:border-bottom="0.25pt solid #000000"/>
    </style:style>
    <style:style style:name="Table6.D17" style:family="table-cell">
      <style:table-cell-properties fo:padding="0.106cm" fo:border-left="none" fo:border-right="none" fo:border-top="none" fo:border-bottom="0.25pt solid #000000"/>
    </style:style>
    <style:style style:name="Table6.A18" style:family="table-cell">
      <style:table-cell-properties fo:padding="0.106cm" fo:border-left="none" fo:border-right="none" fo:border-top="none" fo:border-bottom="0.25pt solid #000000"/>
    </style:style>
    <style:style style:name="Table6.B18" style:family="table-cell">
      <style:table-cell-properties fo:padding="0.106cm" fo:border-left="none" fo:border-right="none" fo:border-top="none" fo:border-bottom="0.25pt solid #000000"/>
    </style:style>
    <style:style style:name="Table6.C18" style:family="table-cell">
      <style:table-cell-properties fo:padding="0.106cm" fo:border-left="none" fo:border-right="none" fo:border-top="none" fo:border-bottom="0.25pt solid #000000"/>
    </style:style>
    <style:style style:name="Table6.D18" style:family="table-cell">
      <style:table-cell-properties fo:padding="0.106cm" fo:border-left="none" fo:border-right="none" fo:border-top="none" fo:border-bottom="0.25pt solid #000000"/>
    </style:style>
    <style:style style:name="Table6.A19" style:family="table-cell">
      <style:table-cell-properties fo:padding="0.106cm" fo:border-left="none" fo:border-right="none" fo:border-top="none" fo:border-bottom="0.25pt solid #000000"/>
    </style:style>
    <style:style style:name="Table6.B19" style:family="table-cell">
      <style:table-cell-properties fo:padding="0.106cm" fo:border-left="none" fo:border-right="none" fo:border-top="none" fo:border-bottom="0.25pt solid #000000"/>
    </style:style>
    <style:style style:name="Table6.C19" style:family="table-cell">
      <style:table-cell-properties fo:padding="0.106cm" fo:border-left="none" fo:border-right="none" fo:border-top="none" fo:border-bottom="0.25pt solid #000000"/>
    </style:style>
    <style:style style:name="Table6.D19" style:family="table-cell">
      <style:table-cell-properties fo:padding="0.106cm" fo:border-left="none" fo:border-right="none" fo:border-top="none" fo:border-bottom="0.25pt solid #000000"/>
    </style:style>
    <style:style style:name="Table6.A20" style:family="table-cell">
      <style:table-cell-properties fo:padding="0.106cm" fo:border-left="none" fo:border-right="none" fo:border-top="none" fo:border-bottom="0.25pt solid #000000"/>
    </style:style>
    <style:style style:name="Table6.B20" style:family="table-cell">
      <style:table-cell-properties fo:padding="0.106cm" fo:border-left="none" fo:border-right="none" fo:border-top="none" fo:border-bottom="0.25pt solid #000000"/>
    </style:style>
    <style:style style:name="Table6.C20" style:family="table-cell">
      <style:table-cell-properties fo:padding="0.106cm" fo:border-left="none" fo:border-right="none" fo:border-top="none" fo:border-bottom="0.25pt solid #000000"/>
    </style:style>
    <style:style style:name="Table6.D20" style:family="table-cell">
      <style:table-cell-properties fo:padding="0.106cm" fo:border-left="none" fo:border-right="none" fo:border-top="none" fo:border-bottom="0.25pt solid #000000"/>
    </style:style>
    <style:style style:name="Table6.A21" style:family="table-cell">
      <style:table-cell-properties fo:padding="0.106cm" fo:border-left="none" fo:border-right="none" fo:border-top="none" fo:border-bottom="0.25pt solid #000000"/>
    </style:style>
    <style:style style:name="Table6.B21" style:family="table-cell">
      <style:table-cell-properties fo:padding="0.106cm" fo:border-left="none" fo:border-right="none" fo:border-top="none" fo:border-bottom="0.25pt solid #000000"/>
    </style:style>
    <style:style style:name="Table6.C21" style:family="table-cell">
      <style:table-cell-properties fo:padding="0.106cm" fo:border-left="none" fo:border-right="none" fo:border-top="none" fo:border-bottom="0.25pt solid #000000"/>
    </style:style>
    <style:style style:name="Table6.D21" style:family="table-cell">
      <style:table-cell-properties fo:padding="0.106cm" fo:border-left="none" fo:border-right="none" fo:border-top="none" fo:border-bottom="0.25pt solid #000000"/>
    </style:style>
    <style:style style:name="Table6.A22" style:family="table-cell">
      <style:table-cell-properties fo:padding="0.106cm" fo:border-left="none" fo:border-right="none" fo:border-top="none" fo:border-bottom="0.25pt solid #000000"/>
    </style:style>
    <style:style style:name="Table6.B22" style:family="table-cell">
      <style:table-cell-properties fo:padding="0.106cm" fo:border-left="none" fo:border-right="none" fo:border-top="none" fo:border-bottom="0.25pt solid #000000"/>
    </style:style>
    <style:style style:name="Table6.C22" style:family="table-cell">
      <style:table-cell-properties fo:padding="0.106cm" fo:border-left="none" fo:border-right="none" fo:border-top="none" fo:border-bottom="0.25pt solid #000000"/>
    </style:style>
    <style:style style:name="Table6.D22" style:family="table-cell">
      <style:table-cell-properties fo:padding="0.106cm" fo:border-left="none" fo:border-right="none" fo:border-top="none" fo:border-bottom="0.25pt solid #000000"/>
    </style:style>
    <style:style style:name="Table1" style:family="table">
      <style:table-properties style:width="16.999cm" style:rel-width="100%" table:align="left" style:may-break-between-rows="false"/>
    </style:style>
    <style:style style:name="Table1.A" style:family="table-column">
      <style:table-column-properties style:column-width="1.127cm" style:rel-column-width="4348*"/>
    </style:style>
    <style:style style:name="Table1.B" style:family="table-column">
      <style:table-column-properties style:column-width="15.871cm" style:rel-column-width="61186*"/>
    </style:style>
    <style:style style:name="Table1.A1" style:family="table-cell">
      <style:table-cell-properties fo:padding="0.106cm" fo:border="none"/>
    </style:style>
    <style:style style:name="Table3" style:family="table">
      <style:table-properties style:width="16.999cm" style:rel-width="100%" table:align="left" style:may-break-between-rows="true"/>
    </style:style>
    <style:style style:name="Table3.A" style:family="table-column">
      <style:table-column-properties style:column-width="6.851cm" style:rel-column-width="3884*"/>
    </style:style>
    <style:style style:name="Table3.B" style:family="table-column">
      <style:table-column-properties style:column-width="10.148cm" style:rel-column-width="5752*"/>
    </style:style>
    <style:style style:name="Table3.A1" style:family="table-cell">
      <style:table-cell-properties fo:padding="0.106cm" fo:border-left="none" fo:border-right="none" fo:border-top="0.05pt solid #000000" fo:border-bottom="0.05pt solid #000000"/>
    </style:style>
    <style:style style:name="Table3.A2" style:family="table-cell">
      <style:table-cell-properties fo:padding="0.106cm" fo:border-left="none" fo:border-right="none" fo:border-top="none" fo:border-bottom="0.05pt solid #000000"/>
    </style:style>
    <style:style style:name="Table5" style:family="table">
      <style:table-properties style:width="16.999cm" style:rel-width="100%" table:align="left" style:may-break-between-rows="true"/>
    </style:style>
    <style:style style:name="Table5.A" style:family="table-column">
      <style:table-column-properties style:column-width="4.249cm" style:rel-column-width="16383*"/>
    </style:style>
    <style:style style:name="Table5.B" style:family="table-column">
      <style:table-column-properties style:column-width="2.988cm" style:rel-column-width="11519*"/>
    </style:style>
    <style:style style:name="Table5.C" style:family="table-column">
      <style:table-column-properties style:column-width="2.921cm" style:rel-column-width="11263*"/>
    </style:style>
    <style:style style:name="Table5.D" style:family="table-column">
      <style:table-column-properties style:column-width="6.839cm" style:rel-column-width="26367*"/>
    </style:style>
    <style:style style:name="Table5.A1" style:family="table-cell">
      <style:table-cell-properties fo:padding="0.106cm" fo:border-left="none" fo:border-right="none" fo:border-top="0.05pt solid #000000" fo:border-bottom="0.05pt solid #000000"/>
    </style:style>
    <style:style style:name="Table5.A2" style:family="table-cell">
      <style:table-cell-properties fo:padding="0.106cm" fo:border-left="none" fo:border-right="none" fo:border-top="none" fo:border-bottom="0.05pt solid #000000"/>
    </style:style>
    <style:style style:name="Table7" style:family="table">
      <style:table-properties style:width="16.999cm" style:rel-width="100%" table:align="left" style:may-break-between-rows="true"/>
    </style:style>
    <style:style style:name="Table7.A" style:family="table-column">
      <style:table-column-properties style:column-width="4.249cm" style:rel-column-width="16383*"/>
    </style:style>
    <style:style style:name="Table7.B" style:family="table-column">
      <style:table-column-properties style:column-width="2.988cm" style:rel-column-width="11519*"/>
    </style:style>
    <style:style style:name="Table7.C" style:family="table-column">
      <style:table-column-properties style:column-width="2.921cm" style:rel-column-width="11263*"/>
    </style:style>
    <style:style style:name="Table7.D" style:family="table-column">
      <style:table-column-properties style:column-width="6.839cm" style:rel-column-width="26367*"/>
    </style:style>
    <style:style style:name="Table7.A1" style:family="table-cell">
      <style:table-cell-properties fo:padding="0.106cm" fo:border-left="none" fo:border-right="none" fo:border-top="0.05pt solid #000000" fo:border-bottom="0.05pt solid #000000"/>
    </style:style>
    <style:style style:name="Table7.A2" style:family="table-cell">
      <style:table-cell-properties fo:padding="0.106cm" fo:border-left="none" fo:border-right="none" fo:border-top="none" fo:border-bottom="0.05pt solid #000000"/>
    </style:style>
    <style:style style:name="Table10" style:family="table">
      <style:table-properties style:width="16.999cm" style:rel-width="100%" table:align="left" style:may-break-between-rows="true"/>
    </style:style>
    <style:style style:name="Table10.A" style:family="table-column">
      <style:table-column-properties style:column-width="4.249cm" style:rel-column-width="16383*"/>
    </style:style>
    <style:style style:name="Table10.B" style:family="table-column">
      <style:table-column-properties style:column-width="2.988cm" style:rel-column-width="11519*"/>
    </style:style>
    <style:style style:name="Table10.C" style:family="table-column">
      <style:table-column-properties style:column-width="2.921cm" style:rel-column-width="11263*"/>
    </style:style>
    <style:style style:name="Table10.D" style:family="table-column">
      <style:table-column-properties style:column-width="6.839cm" style:rel-column-width="26367*"/>
    </style:style>
    <style:style style:name="Table10.A1" style:family="table-cell">
      <style:table-cell-properties fo:padding="0.106cm" fo:border-left="none" fo:border-right="none" fo:border-top="0.05pt solid #000000" fo:border-bottom="0.05pt solid #000000"/>
    </style:style>
    <style:style style:name="Table10.A2" style:family="table-cell">
      <style:table-cell-properties fo:padding="0.106cm" fo:border-left="none" fo:border-right="none" fo:border-top="none" fo:border-bottom="0.05pt solid #000000"/>
    </style:style>
    <style:style style:name="Table9" style:family="table">
      <style:table-properties style:width="16.999cm" table:align="margins"/>
    </style:style>
    <style:style style:name="Table9.A" style:family="table-column">
      <style:table-column-properties style:column-width="5.002cm" style:rel-column-width="19285*"/>
    </style:style>
    <style:style style:name="Table9.B" style:family="table-column">
      <style:table-column-properties style:column-width="11.996cm" style:rel-column-width="46250*"/>
    </style:style>
    <style:style style:name="Table9.A1" style:family="table-cell">
      <style:table-cell-properties fo:padding="0.097cm" fo:border-left="none" fo:border-right="none" fo:border-top="0.05pt solid #000000" fo:border-bottom="0.05pt solid #000000"/>
    </style:style>
    <style:style style:name="Table9.A2" style:family="table-cell">
      <style:table-cell-properties fo:padding="0.097cm" fo:border-left="none" fo:border-right="none" fo:border-top="none" fo:border-bottom="0.05pt solid #000000"/>
    </style:style>
    <style:style style:name="P1" style:family="paragraph" style:parent-style-name="Heading_20_2">
      <style:paragraph-properties fo:break-before="page"/>
    </style:style>
    <style:style style:name="P2" style:family="paragraph" style:parent-style-name="Text_20_body">
      <style:paragraph-properties fo:text-align="start" style:justify-single-word="false"/>
    </style:style>
    <style:style style:name="P3" style:family="paragraph" style:parent-style-name="Text_20_body" style:list-style-name="L1">
      <style:paragraph-properties fo:margin-top="0cm" fo:margin-bottom="0cm"/>
    </style:style>
    <style:style style:name="P4" style:family="paragraph" style:parent-style-name="Text_20_body">
      <style:paragraph-properties fo:text-align="start" style:justify-single-word="false"/>
    </style:style>
    <style:style style:name="P5" style:family="paragraph" style:parent-style-name="Text_20_body">
      <style:text-properties style:font-name="Times New Roman2" fo:font-size="12pt" style:font-size-asian="10.5pt" style:font-size-complex="12pt"/>
    </style:style>
    <style:style style:name="P6" style:family="paragraph" style:parent-style-name="Table_20_Contents">
      <style:paragraph-properties fo:text-align="start"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text-properties style:font-name="Courier New" fo:font-size="10pt" style:font-size-asian="10pt" style:font-size-complex="10pt"/>
    </style:style>
    <style:style style:name="P9" style:family="paragraph" style:parent-style-name="Table_20_Contents">
      <style:paragraph-properties fo:text-align="start" style:justify-single-word="false"/>
      <style:text-properties style:font-name="Courier New" fo:font-size="10pt" style:font-size-asian="10pt" style:font-size-complex="10pt"/>
    </style:style>
    <style:style style:name="P10" style:family="paragraph" style:parent-style-name="Text_20_body" style:master-page-name="">
      <style:paragraph-properties style:page-number="auto" fo:keep-with-next="always"/>
    </style:style>
    <style:style style:name="P11" style:family="paragraph" style:parent-style-name="Heading_20_4" style:master-page-name="">
      <style:paragraph-properties style:page-number="auto"/>
    </style:style>
    <style:style style:name="P12" style:family="paragraph" style:parent-style-name="Preformatted_20_Text">
      <style:paragraph-properties fo:margin-top="0cm" fo:margin-bottom="0.499cm"/>
    </style:style>
    <style:style style:name="P13" style:family="paragraph" style:parent-style-name="Contents_20_1">
      <style:paragraph-properties>
        <style:tab-stops/>
      </style:paragraph-properties>
    </style:style>
    <style:style style:name="P14" style:family="paragraph" style:parent-style-name="Contents_20_2">
      <style:paragraph-properties>
        <style:tab-stops/>
      </style:paragraph-properties>
    </style:style>
    <style:style style:name="P15" style:family="paragraph" style:parent-style-name="Contents_20_3">
      <style:paragraph-properties>
        <style:tab-stops/>
      </style:paragraph-properties>
    </style:style>
    <style:style style:name="P16" style:family="paragraph" style:parent-style-name="Text_20_body" style:list-style-name="L1"/>
    <style:style style:name="P17" style:family="paragraph" style:parent-style-name="Text_20_body" style:list-style-name="L2">
      <style:text-properties style:font-name="Times New Roman2" fo:font-size="12pt" style:font-size-asian="10.5pt" style:font-size-complex="12pt"/>
    </style:style>
    <style:style style:name="P18" style:family="paragraph" style:parent-style-name="Text_20_body" style:list-style-name="L2"/>
    <style:style style:name="P19" style:family="paragraph" style:parent-style-name="Text_20_body" style:list-style-name="L3"/>
    <style:style style:name="P20" style:family="paragraph" style:parent-style-name="Text_20_body" style:list-style-name="L4"/>
    <style:style style:name="P21" style:family="paragraph" style:parent-style-name="Text_20_body" style:list-style-name="L5"/>
    <style:style style:name="P22" style:family="paragraph" style:parent-style-name="Text_20_body" style:list-style-name="L6">
      <style:text-properties style:font-name="Courier New" fo:font-size="10pt" style:font-size-asian="10pt" style:font-size-complex="10pt"/>
    </style:style>
    <style:style style:name="P23" style:family="paragraph" style:parent-style-name="Text_20_body" style:list-style-name="L7">
      <style:text-properties style:font-name="Courier New" fo:font-size="10pt" style:font-size-asian="10pt" style:font-size-complex="10pt"/>
    </style:style>
    <style:style style:name="P24" style:family="paragraph" style:parent-style-name="Text_20_body" style:list-style-name="L9">
      <style:text-properties style:font-name="Courier New" fo:font-size="10pt" style:font-size-asian="10pt" style:font-size-complex="10pt"/>
    </style:style>
    <style:style style:name="P25" style:family="paragraph" style:parent-style-name="Text_20_body" style:list-style-name="L7"/>
    <style:style style:name="P26" style:family="paragraph" style:parent-style-name="Text_20_body" style:list-style-name="L8"/>
    <style:style style:name="P27" style:family="paragraph" style:parent-style-name="Text_20_body" style:list-style-name="L9"/>
    <style:style style:name="P28" style:family="paragraph" style:parent-style-name="Text_20_body" style:list-style-name="L9">
      <style:text-properties fo:color="#000000" style:font-name="Courier New" fo:font-size="10pt" style:font-name-asian="Consolas" style:font-size-asian="10pt" style:font-name-complex="Consolas" style:font-size-complex="10pt"/>
    </style:style>
    <style:style style:name="P29" style:family="paragraph" style:parent-style-name="Text_20_body" style:list-style-name="L10"/>
    <style:style style:name="P30" style:family="paragraph" style:parent-style-name="Text_20_body" style:list-style-name="L11"/>
    <style:style style:name="P31" style:family="paragraph" style:parent-style-name="Text_20_body" style:list-style-name="L12"/>
    <style:style style:name="P32" style:family="paragraph" style:parent-style-name="Text_20_body" style:list-style-name="L13"/>
    <style:style style:name="P33" style:family="paragraph" style:parent-style-name="Text_20_body" style:list-style-name="L14"/>
    <style:style style:name="P34" style:family="paragraph" style:parent-style-name="Text_20_body" style:list-style-name="L15"/>
    <style:style style:name="P35" style:family="paragraph" style:parent-style-name="Text_20_body" style:list-style-name="L16"/>
    <style:style style:name="P36" style:family="paragraph" style:parent-style-name="Text_20_body">
      <style:paragraph-properties fo:text-align="start" style:justify-single-word="false"/>
    </style:style>
    <style:style style:name="P37" style:family="paragraph" style:parent-style-name="Text_20_body" style:list-style-name="L17">
      <style:paragraph-properties fo:text-align="start" style:justify-single-word="false"/>
    </style:style>
    <style:style style:name="P38" style:family="paragraph" style:parent-style-name="Text_20_body" style:list-style-name="L18">
      <style:paragraph-properties fo:text-align="start" style:justify-single-word="false"/>
    </style:style>
    <style:style style:name="P39" style:family="paragraph" style:parent-style-name="Text_20_body" style:list-style-name="L18"/>
    <style:style style:name="P40" style:family="paragraph" style:parent-style-name="Text_20_body" style:list-style-name=""/>
    <style:style style:name="P41" style:family="paragraph" style:parent-style-name="Text_20_body" style:list-style-name="L21"/>
    <style:style style:name="P42" style:family="paragraph" style:parent-style-name="Text_20_body" style:list-style-name="L1">
      <style:paragraph-properties fo:margin-top="0cm" fo:margin-bottom="0cm"/>
    </style:style>
    <style:style style:name="P43" style:family="paragraph" style:parent-style-name="Heading_20_1">
      <style:paragraph-properties fo:text-align="center" style:justify-single-word="false"/>
    </style:style>
    <style:style style:name="P44" style:family="paragraph" style:parent-style-name="Heading_20_2">
      <style:paragraph-properties fo:break-before="page"/>
    </style:style>
    <style:style style:name="P45" style:family="paragraph" style:parent-style-name="Table_20_Contents" style:list-style-name="L19"/>
    <style:style style:name="P46" style:family="paragraph" style:parent-style-name="Table_20_Contents" style:list-style-name="L20"/>
    <style:style style:name="P47" style:family="paragraph" style:parent-style-name="Table_20_Contents" style:list-style-name="L22"/>
    <style:style style:name="P48" style:family="paragraph" style:parent-style-name="Table_20_Contents" style:list-style-name="L23"/>
    <style:style style:name="P49" style:family="paragraph" style:parent-style-name="Table_20_Contents" style:list-style-name="L24"/>
    <style:style style:name="P50" style:family="paragraph" style:parent-style-name="Table_20_Contents" style:list-style-name="L19">
      <style:paragraph-properties fo:margin-top="0cm" fo:margin-bottom="0cm"/>
    </style:style>
    <style:style style:name="P51" style:family="paragraph" style:parent-style-name="Table_20_Contents" style:list-style-name="L20">
      <style:paragraph-properties fo:margin-top="0cm" fo:margin-bottom="0cm"/>
    </style:style>
    <style:style style:name="P5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3"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Times New Roman2" fo:font-size="24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font-relief="none"/>
    </style:style>
    <style:style style:name="T1" style:family="text">
      <style:text-properties style:font-name="Courier New" fo:font-size="10pt" style:font-size-asian="10pt" style:font-size-complex="10pt"/>
    </style:style>
    <style:style style:name="T2" style:family="text">
      <style:text-properties style:font-name="Times New Roman2" fo:font-size="12pt" style:font-size-asian="12pt" style:font-size-complex="12pt"/>
    </style:style>
    <style:style style:name="T3" style:family="text">
      <style:text-properties style:font-name="Courier New"/>
    </style:style>
    <style:style style:name="T4" style:family="text">
      <style:text-properties style:font-name="Times New Roman2" fo:font-size="12pt" style:font-size-asian="10.5pt" style:font-size-complex="12pt"/>
    </style:style>
    <style:style style:name="T5" style:family="text">
      <style:text-properties style:font-name="Courier New"/>
    </style:style>
    <style:style style:name="T6" style:family="text">
      <style:text-properties style:font-name="Courier New" fo:font-size="10pt" style:font-size-asian="10pt" style:font-size-complex="10pt"/>
    </style:style>
    <style:style style:name="T7" style:family="text">
      <style:text-properties style:font-name="Courier New" fo:font-size="10pt" fo:font-weight="bold" style:font-size-asian="10pt" style:font-weight-asian="bold" style:font-size-complex="10pt" style:font-weight-complex="bold"/>
    </style:style>
    <style:style style:name="T8" style:family="text">
      <style:text-properties style:font-name="Courier New" fo:font-weight="bold" style:font-weight-asian="bold" style:font-weight-complex="bold"/>
    </style:style>
    <style:style style:name="T9" style:family="text">
      <style:text-properties style:font-name="Courier New" fo:font-style="italic" style:font-style-asian="italic" style:font-style-complex="italic"/>
    </style:style>
    <style:style style:name="T10" style:family="text">
      <style:text-properties style:font-name="Courier New" fo:font-size="13pt" style:font-size-asian="13pt" style:font-size-complex="13pt"/>
    </style:style>
    <style:style style:name="T11" style:family="text">
      <style:text-properties style:font-name="Times New Roman2" fo:font-size="12pt" style:font-size-asian="12pt" style:font-size-complex="12pt"/>
    </style:style>
    <style:style style:name="T12" style:family="text">
      <style:text-properties style:font-name="Times New Roman2" fo:font-size="12pt" style:font-size-asian="10.5pt" style:font-size-complex="12pt"/>
    </style:style>
    <style:style style:name="T13" style:family="text">
      <style:text-properties fo:font-weight="normal" style:font-weight-asian="normal" style:font-weight-complex="normal"/>
    </style:style>
    <style:style style:name="T14" style:family="text">
      <style:text-properties fo:font-style="italic"/>
    </style:style>
    <style:style style:name="T15" style:family="text">
      <style:text-properties fo:font-weight="bold" style:font-weight-asian="bold" style:font-weight-complex="bold"/>
    </style:style>
    <style:style style:name="T16" style:family="text">
      <style:text-properties fo:font-style="normal" style:font-style-asian="normal" style:font-style-complex="normal"/>
    </style:style>
    <style:style style:name="T17" style:family="text">
      <style:text-properties fo:color="#000000" style:font-name="Courier New" fo:font-size="10pt" style:font-name-asian="Consolas" style:font-size-asian="10pt" style:font-name-complex="Consolas" style:font-size-complex="10pt"/>
    </style:style>
    <style:style style:name="T18" style:family="text">
      <style:text-properties fo:color="#000000" style:font-name="Times New Roman2" fo:font-size="12pt" style:font-name-asian="Consolas" style:font-size-asian="10.5pt" style:font-name-complex="Consolas" style:font-size-complex="12pt"/>
    </style:style>
    <style:style style:name="T19" style:family="text">
      <style:text-properties style:font-name="Courier New"/>
    </style:style>
    <style:style style:name="T20" style:family="text">
      <style:text-properties style:font-name="Courier New" fo:font-size="10pt" style:font-size-asian="10pt" style:font-size-complex="10pt"/>
    </style:style>
    <style:style style:name="T21"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ndale Sans UI"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2"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Andale Sans UI"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3" style:family="text">
      <style:text-properties style:font-name="Segoe UI" fo:font-size="10pt" fo:language="en" fo:country="US" style:language-asian="zxx" style:country-asian="none" style:language-complex="zxx" style:country-complex="none"/>
    </style:style>
    <style:style style:name="T24" style:family="text">
      <style:text-properties style:use-window-font-color="true" style:text-outline="false" style:text-line-through-style="none" style:text-position="0% 100%" style:font-name="Segoe UI" fo:font-size="8pt" fo:letter-spacing="normal" fo:language="zxx" fo:country="none" fo:font-style="italic" fo:text-shadow="none" style:text-underline-style="none" fo:font-weight="normal" style:text-underline-mode="continuous" style:text-overline-mode="continuous" style:text-line-through-mode="continuous" style:letter-kerning="false" style:font-name-asian="Andale Sans UI"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5" style:family="text">
      <style:text-properties style:use-window-font-color="true" style:text-outline="false" style:text-line-through-style="none" style:text-position="0% 100%" style:font-name="Segoe UI" fo:font-size="10pt" fo:letter-spacing="normal" fo:language="zxx" fo:country="none" fo:font-style="italic" fo:text-shadow="none" style:text-underline-style="none" fo:font-weight="normal" style:text-underline-mode="continuous" style:text-overline-mode="continuous" style:text-line-through-mode="continuous" style:letter-kerning="false" style:font-name-asian="Andale Sans UI"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6" style:family="text">
      <style:text-properties style:use-window-font-color="true" style:text-outline="false" style:text-line-through-styl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Andale Sans UI"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7" style:family="text">
      <style:text-properties style:font-name="Segoe UI" fo:font-size="10pt" fo:language="zxx" fo:country="none" style:language-asian="zxx" style:country-asian="none" style:language-complex="zxx" style:country-complex="non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48cm" text:min-label-width="0.499cm"/>
        <style:text-properties style:font-name="StarSymbol1"/>
      </text:list-level-style-bullet>
      <text:list-level-style-bullet text:level="2" text:style-name="Bullet_20_Symbols" text:bullet-char="–">
        <style:list-level-properties text:space-before="1.995cm" text:min-label-width="0.499cm"/>
        <style:text-properties style:font-name="StarSymbol1"/>
      </text:list-level-style-bullet>
      <text:list-level-style-bullet text:level="3" text:style-name="Bullet_20_Symbols" text:bullet-char="–">
        <style:list-level-properties text:space-before="3.242cm" text:min-label-width="0.499cm"/>
        <style:text-properties style:font-name="StarSymbol1"/>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3">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9">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0">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3">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style:style style:name="gr1" style:family="graphic">
      <style:graphic-properties draw:stroke="none" svg:stroke-width="0.011cm" svg:stroke-color="#333366" draw:marker-start-width="0.215cm" draw:marker-start-center="false" draw:marker-end-width="0.215cm" draw:marker-end-center="false" draw:fill="gradient" draw:fill-color="#ccccff" draw:fill-gradient-name="Firebird" draw:textarea-horizontal-align="center" draw:textarea-vertical-align="middle" draw:shadow="hidden" draw:shadow-offset-x="0.3cm" draw:shadow-offset-y="0.3cm" draw:shadow-color="#808080"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08530104" text:id="ct108530104">
          <text:insertion>
            <office:change-info>
              <dc:creator>Mark Rotteveel</dc:creator>
              <dc:date>2011-12-25T14:10:00</dc:date>
            </office:change-info>
          </text:insertion>
        </text:changed-region>
        <text:changed-region xml:id="ct108873904" text:id="ct108873904">
          <text:insertion>
            <office:change-info>
              <dc:creator>Mark Rotteveel</dc:creator>
              <dc:date>2011-12-25T14:26:00</dc:date>
            </office:change-info>
          </text:insertion>
        </text:changed-region>
        <text:changed-region xml:id="ct108918744" text:id="ct108918744">
          <text:insertion>
            <office:change-info>
              <dc:creator>Mark Rotteveel</dc:creator>
              <dc:date>2011-12-25T14:51:00</dc:date>
            </office:change-info>
          </text:insertion>
        </text:changed-region>
        <text:changed-region xml:id="ct107163200" text:id="ct107163200">
          <text:deletion>
            <office:change-info>
              <dc:creator>Mark Rotteveel</dc:creator>
              <dc:date>2011-12-25T16:43:00</dc:date>
            </office:change-info>
            <text:p text:style-name="Text_20_body"/>
            <text:p text:style-name="Text_20_body"/>
          </text:deletion>
        </text:changed-region>
        <text:changed-region xml:id="ct107162992" text:id="ct107162992">
          <text:insertion>
            <office:change-info>
              <dc:creator>Mark Rotteveel</dc:creator>
              <dc:date>2011-12-25T16:42:00</dc:date>
            </office:change-info>
          </text:insertion>
        </text:changed-region>
        <text:changed-region xml:id="ct107162888" text:id="ct107162888">
          <text:insertion>
            <office:change-info>
              <dc:creator>Mark Rotteveel</dc:creator>
              <dc:date>2011-12-25T16:41:00</dc:date>
            </office:change-info>
          </text:insertion>
        </text:changed-region>
        <text:changed-region xml:id="ct107162784" text:id="ct107162784">
          <text:insertion>
            <office:change-info>
              <dc:creator>Mark Rotteveel</dc:creator>
              <dc:date>2011-12-25T16:41:00</dc:date>
            </office:change-info>
          </text:insertion>
        </text:changed-region>
        <text:changed-region xml:id="ct108194624" text:id="ct108194624">
          <text:insertion>
            <office:change-info>
              <dc:creator>Mark Rotteveel</dc:creator>
              <dc:date>2011-12-25T16:41:00</dc:date>
            </office:change-info>
          </text:insertion>
        </text:changed-region>
        <text:changed-region xml:id="ct108194728" text:id="ct108194728">
          <text:insertion>
            <office:change-info>
              <dc:creator>Mark Rotteveel</dc:creator>
              <dc:date>2011-12-25T14:08:00</dc:date>
            </office:change-info>
          </text:insertion>
        </text:changed-region>
        <text:changed-region xml:id="ct108194832" text:id="ct108194832">
          <text:insertion>
            <office:change-info>
              <dc:creator>Mark Rotteveel</dc:creator>
              <dc:date>2011-12-25T16:42:00</dc:date>
            </office:change-info>
          </text:insertion>
        </text:changed-region>
        <text:changed-region xml:id="ct108194936" text:id="ct108194936">
          <text:insertion>
            <office:change-info>
              <dc:creator>Mark Rotteveel</dc:creator>
              <dc:date>2011-12-25T16:55:00</dc:date>
            </office:change-info>
          </text:insertion>
        </text:changed-region>
        <text:changed-region xml:id="ct108195040" text:id="ct108195040">
          <text:deletion>
            <office:change-info>
              <dc:creator>Mark Rotteveel</dc:creator>
              <dc:date>2011-12-25T16:55:00</dc:date>
            </office:change-info>
            <text:p text:style-name="Text_20_body"><text:s/></text:p>
          </text:deletion>
        </text:changed-region>
        <text:changed-region xml:id="ct108195144" text:id="ct108195144">
          <text:deletion>
            <office:change-info>
              <dc:creator>Mark Rotteveel</dc:creator>
              <dc:date>2011-12-25T16:55:00</dc:date>
            </office:change-info>
            <text:p text:style-name="Text_20_body">correct </text:p>
          </text:deletion>
        </text:changed-region>
        <text:changed-region xml:id="ct108530000" text:id="ct108530000">
          <text:insertion>
            <office:change-info>
              <dc:creator>Mark Rotteveel</dc:creator>
              <dc:date>2011-12-25T14:09:00</dc:date>
            </office:change-info>
          </text:insertion>
        </text:changed-region>
        <text:changed-region xml:id="ct108530208" text:id="ct108530208">
          <text:insertion>
            <office:change-info>
              <dc:creator>Mark Rotteveel</dc:creator>
              <dc:date>2011-12-25T14:10:00</dc:date>
            </office:change-info>
          </text:insertion>
        </text:changed-region>
        <text:changed-region xml:id="ct108530312" text:id="ct108530312">
          <text:insertion>
            <office:change-info>
              <dc:creator>Mark Rotteveel</dc:creator>
              <dc:date>2011-12-25T14:11:00</dc:date>
            </office:change-info>
          </text:insertion>
        </text:changed-region>
        <text:changed-region xml:id="ct108530416" text:id="ct108530416">
          <text:insertion>
            <office:change-info>
              <dc:creator>Mark Rotteveel</dc:creator>
              <dc:date>2011-12-25T15:08:00</dc:date>
            </office:change-info>
          </text:insertion>
        </text:changed-region>
        <text:changed-region xml:id="ct108530520" text:id="ct108530520">
          <text:insertion>
            <office:change-info>
              <dc:creator>Mark Rotteveel</dc:creator>
              <dc:date>2011-12-25T14:13:00</dc:date>
            </office:change-info>
          </text:insertion>
        </text:changed-region>
        <text:changed-region xml:id="ct108530624" text:id="ct108530624">
          <text:insertion>
            <office:change-info>
              <dc:creator>Mark Rotteveel</dc:creator>
              <dc:date>2011-12-25T16:43:00</dc:date>
            </office:change-info>
          </text:insertion>
        </text:changed-region>
        <text:changed-region xml:id="ct108530728" text:id="ct108530728">
          <text:deletion>
            <office:change-info>
              <dc:creator>Mark Rotteveel</dc:creator>
              <dc:date>2011-12-25T16:43:00</dc:date>
            </office:change-info>
            <text:h text:style-name="P1" text:outline-level="2"/>
            <text:h text:style-name="Heading_20_2" text:outline-level="2"/>
          </text:deletion>
        </text:changed-region>
        <text:changed-region xml:id="ct108530832" text:id="ct108530832">
          <text:deletion>
            <office:change-info>
              <dc:creator>Mark Rotteveel</dc:creator>
              <dc:date>2011-12-25T16:43:00</dc:date>
            </office:change-info>
            <text:p text:style-name="Text_20_body"/>
            <text:p text:style-name="Text_20_body"/>
          </text:deletion>
        </text:changed-region>
        <text:changed-region xml:id="ct108530936" text:id="ct108530936">
          <text:insertion>
            <office:change-info>
              <dc:creator>Mark Rotteveel</dc:creator>
              <dc:date>2011-12-25T16:43:00</dc:date>
            </office:change-info>
          </text:insertion>
        </text:changed-region>
        <text:changed-region xml:id="ct108531040" text:id="ct108531040">
          <text:deletion>
            <office:change-info>
              <dc:creator>Mark Rotteveel</dc:creator>
              <dc:date>2011-12-25T14:15:00</dc:date>
            </office:change-info>
            <text:p text:style-name="Text_20_body"><text:s text:c="21"/></text:p>
          </text:deletion>
        </text:changed-region>
        <text:changed-region xml:id="ct108531144" text:id="ct108531144">
          <text:deletion>
            <office:change-info>
              <dc:creator>Mark Rotteveel</dc:creator>
              <dc:date>2011-12-25T16:44:00</dc:date>
            </office:change-info>
            <text:p text:style-name="P2"/>
            <text:p text:style-name="P2"/>
          </text:deletion>
        </text:changed-region>
        <text:changed-region xml:id="ct108531248" text:id="ct108531248">
          <text:insertion>
            <office:change-info>
              <dc:creator>Mark Rotteveel</dc:creator>
              <dc:date>2011-12-25T16:44:00</dc:date>
            </office:change-info>
          </text:insertion>
        </text:changed-region>
        <text:changed-region xml:id="ct108531352" text:id="ct108531352">
          <text:deletion>
            <office:change-info>
              <dc:creator>Mark Rotteveel</dc:creator>
              <dc:date>2011-12-25T16:44:00</dc:date>
            </office:change-info>
            <text:p text:style-name="Table_20_Contents"/>
            <text:p text:style-name="Table_20_Contents"/>
          </text:deletion>
        </text:changed-region>
        <text:changed-region xml:id="ct108531456" text:id="ct108531456">
          <text:insertion>
            <office:change-info>
              <dc:creator>Mark Rotteveel</dc:creator>
              <dc:date>2011-12-25T16:44:00</dc:date>
            </office:change-info>
          </text:insertion>
        </text:changed-region>
        <text:changed-region xml:id="ct108531560" text:id="ct108531560">
          <text:insertion>
            <office:change-info>
              <dc:creator>Mark Rotteveel</dc:creator>
              <dc:date>2011-12-25T14:18:00</dc:date>
            </office:change-info>
          </text:insertion>
        </text:changed-region>
        <text:changed-region xml:id="ct108531768" text:id="ct108531768">
          <text:insertion>
            <office:change-info>
              <dc:creator>Mark Rotteveel</dc:creator>
              <dc:date>2011-12-25T14:19:00</dc:date>
            </office:change-info>
          </text:insertion>
        </text:changed-region>
        <text:changed-region xml:id="ct108531872" text:id="ct108531872">
          <text:insertion>
            <office:change-info>
              <dc:creator>Mark Rotteveel</dc:creator>
              <dc:date>2011-12-25T16:45:00</dc:date>
            </office:change-info>
          </text:insertion>
        </text:changed-region>
        <text:changed-region xml:id="ct108531976" text:id="ct108531976">
          <text:deletion>
            <office:change-info>
              <dc:creator>Mark Rotteveel</dc:creator>
              <dc:date>2011-12-25T16:44:00</dc:date>
            </office:change-info>
            <text:p text:style-name="P2"/>
            <text:p text:style-name="P2"/>
          </text:deletion>
        </text:changed-region>
        <text:changed-region xml:id="ct108532080" text:id="ct108532080">
          <text:insertion>
            <office:change-info>
              <dc:creator>Mark Rotteveel</dc:creator>
              <dc:date>2011-12-25T16:45:00</dc:date>
            </office:change-info>
          </text:insertion>
        </text:changed-region>
        <text:changed-region xml:id="ct108532184" text:id="ct108532184">
          <text:insertion>
            <office:change-info>
              <dc:creator>Mark Rotteveel</dc:creator>
              <dc:date>2011-12-25T16:44:00</dc:date>
            </office:change-info>
          </text:insertion>
        </text:changed-region>
        <text:changed-region xml:id="ct108532288" text:id="ct108532288">
          <text:insertion>
            <office:change-info>
              <dc:creator>Mark Rotteveel</dc:creator>
              <dc:date>2011-12-25T14:20:00</dc:date>
            </office:change-info>
          </text:insertion>
        </text:changed-region>
        <text:changed-region xml:id="ct108532600" text:id="ct108532600">
          <text:deletion>
            <office:change-info>
              <dc:creator>Mark Rotteveel</dc:creator>
              <dc:date>2011-12-25T16:45:00</dc:date>
            </office:change-info>
            <text:h text:style-name="Heading_20_3" text:outline-level="3">Support for multiple JNI libraries</text:h>
            <text:p text:style-name="Text_20_body">Upto Jaybird 2.0 only one client library could be loaded in a single JVM. That could be either an embedded Firebird library (<text:span text:style-name="Source_20_Text"><text:span text:style-name="T1">fbembed.dll</text:span></text:span><text:span text:style-name="T2">/</text:span><text:span text:style-name="Source_20_Text"><text:span text:style-name="T1">libfbembed.so</text:span></text:span>), or Firebird client library (<text:span text:style-name="Source_20_Text"><text:span text:style-name="T1">fbclient.dll</text:span></text:span><text:span text:style-name="T2">/</text:span><text:span text:style-name="Source_20_Text"><text:span text:style-name="T1">libfbclient.so</text:span></text:span>). This could lead to problems, For example, if embedded Firebird was used first, the JDBC driver would access the database file directly instead of using the local IPC protocol if only the path to the database was specified. It was not possible to change this without restarting the JVM.</text:p>
            <text:p text:style-name="Text_20_body">Since Jaybird 2.1, Jaybird is able to correctly load arbitrary number of shared libraries that implement the ISC API and forward the requests correctly depending on the type of the driver being used. </text:p>
          </text:deletion>
        </text:changed-region>
        <text:changed-region xml:id="ct108532496" text:id="ct108532496">
          <text:deletion>
            <office:change-info>
              <dc:creator>Mark Rotteveel</dc:creator>
              <dc:date>2011-12-25T14:21:00</dc:date>
            </office:change-info>
            <text:p text:style-name="Text_20_body"><text:s text:c="7"/></text:p>
          </text:deletion>
        </text:changed-region>
        <text:changed-region xml:id="ct108532392" text:id="ct108532392">
          <text:deletion>
            <office:change-info>
              <dc:creator>Mark Rotteveel</dc:creator>
              <dc:date>2011-12-25T16:45:00</dc:date>
            </office:change-info>
            <text:p text:style-name="Text_20_body">his feature requires the new JNI library (<text:span text:style-name="Source_20_Text"><text:span text:style-name="T1">jaybird22.dll</text:span></text:span><text:span text:style-name="T2">/</text:span><text:span text:style-name="Source_20_Text"><text:span text:style-name="T1">libjaybird22.so</text:span></text:span>)</text:p>
            <text:p text:style-name="Text_20_body"/>
          </text:deletion>
        </text:changed-region>
        <text:changed-region xml:id="ct108532704" text:id="ct108532704">
          <text:deletion>
            <office:change-info>
              <dc:creator>Mark Rotteveel</dc:creator>
              <dc:date>2011-12-25T14:21:00</dc:date>
            </office:change-info>
            <text:p text:style-name="Text_20_body"><text:s text:c="3"/></text:p>
          </text:deletion>
        </text:changed-region>
        <text:changed-region xml:id="ct108532808" text:id="ct108532808">
          <text:insertion>
            <office:change-info>
              <dc:creator>Mark Rotteveel</dc:creator>
              <dc:date>2011-12-25T14:21:00</dc:date>
            </office:change-info>
          </text:insertion>
        </text:changed-region>
        <text:changed-region xml:id="ct108532912" text:id="ct108532912">
          <text:deletion>
            <office:change-info>
              <dc:creator>Mark Rotteveel</dc:creator>
              <dc:date>2011-12-25T14:21:00</dc:date>
            </office:change-info>
            <text:p text:style-name="Text_20_body"><text:s text:c="5"/></text:p>
          </text:deletion>
        </text:changed-region>
        <text:changed-region xml:id="ct108533016" text:id="ct108533016">
          <text:deletion>
            <office:change-info>
              <dc:creator>Mark Rotteveel</dc:creator>
              <dc:date>2011-12-25T14:22:00</dc:date>
            </office:change-info>
            <text:p text:style-name="Text_20_body"><text:s text:c="4"/></text:p>
          </text:deletion>
        </text:changed-region>
        <text:changed-region xml:id="ct108531664" text:id="ct108531664">
          <text:insertion>
            <office:change-info>
              <dc:creator>Mark Rotteveel</dc:creator>
              <dc:date>2011-12-25T14:22:00</dc:date>
            </office:change-info>
          </text:insertion>
        </text:changed-region>
        <text:changed-region xml:id="ct108533120" text:id="ct108533120">
          <text:deletion>
            <office:change-info>
              <dc:creator>Mark Rotteveel</dc:creator>
              <dc:date>2011-12-25T14:22:00</dc:date>
            </office:change-info>
            <text:p text:style-name="Text_20_body"><text:s text:c="35"/></text:p>
          </text:deletion>
        </text:changed-region>
        <text:changed-region xml:id="ct108533224" text:id="ct108533224">
          <text:insertion>
            <office:change-info>
              <dc:creator>Mark Rotteveel</dc:creator>
              <dc:date>2011-12-25T14:23:00</dc:date>
            </office:change-info>
          </text:insertion>
        </text:changed-region>
        <text:changed-region xml:id="ct108533328" text:id="ct108533328">
          <text:deletion>
            <office:change-info>
              <dc:creator>Mark Rotteveel</dc:creator>
              <dc:date>2011-12-25T14:23:00</dc:date>
            </office:change-info>
            <text:p text:style-name="Text_20_body"><text:span text:style-name="Source_20_Text"><text:span text:style-name="T3"><text:s text:c="93"/></text:span></text:span></text:p>
          </text:deletion>
        </text:changed-region>
        <text:changed-region xml:id="ct108533432" text:id="ct108533432">
          <text:insertion>
            <office:change-info>
              <dc:creator>Mark Rotteveel</dc:creator>
              <dc:date>2011-12-25T14:23:00</dc:date>
            </office:change-info>
          </text:insertion>
        </text:changed-region>
        <text:changed-region xml:id="ct108533536" text:id="ct108533536">
          <text:deletion>
            <office:change-info>
              <dc:creator>Mark Rotteveel</dc:creator>
              <dc:date>2011-12-25T14:23:00</dc:date>
            </office:change-info>
            <text:p text:style-name="P2">F</text:p>
          </text:deletion>
        </text:changed-region>
        <text:changed-region xml:id="ct108533640" text:id="ct108533640">
          <text:insertion>
            <office:change-info>
              <dc:creator>Mark Rotteveel</dc:creator>
              <dc:date>2011-12-25T14:23:00</dc:date>
            </office:change-info>
          </text:insertion>
        </text:changed-region>
        <text:changed-region xml:id="ct108533744" text:id="ct108533744">
          <text:insertion>
            <office:change-info>
              <dc:creator>Mark Rotteveel</dc:creator>
              <dc:date>2011-12-25T14:24:00</dc:date>
            </office:change-info>
          </text:insertion>
        </text:changed-region>
        <text:changed-region xml:id="ct108533848" text:id="ct108533848">
          <text:insertion>
            <office:change-info>
              <dc:creator>Mark Rotteveel</dc:creator>
              <dc:date>2011-12-25T14:24:00</dc:date>
            </office:change-info>
          </text:insertion>
        </text:changed-region>
        <text:changed-region xml:id="ct108533952" text:id="ct108533952">
          <text:insertion>
            <office:change-info>
              <dc:creator>Mark Rotteveel</dc:creator>
              <dc:date>2011-12-25T14:24:00</dc:date>
            </office:change-info>
          </text:insertion>
        </text:changed-region>
        <text:changed-region xml:id="ct108873696" text:id="ct108873696">
          <text:insertion>
            <office:change-info>
              <dc:creator>Mark Rotteveel</dc:creator>
              <dc:date>2011-12-25T14:25:00</dc:date>
            </office:change-info>
          </text:insertion>
        </text:changed-region>
        <text:changed-region xml:id="ct108874008" text:id="ct108874008">
          <text:insertion>
            <office:change-info>
              <dc:creator>Mark Rotteveel</dc:creator>
              <dc:date>2011-12-25T14:26:00</dc:date>
            </office:change-info>
          </text:insertion>
        </text:changed-region>
        <text:changed-region xml:id="ct108874112" text:id="ct108874112">
          <text:deletion>
            <office:change-info>
              <dc:creator>Mark Rotteveel</dc:creator>
              <dc:date>2011-12-25T14:28:00</dc:date>
            </office:change-info>
            <text:h text:style-name="Heading_20_3" text:outline-level="3">JDBC 3.0 compatibility</text:h>
            <text:p text:style-name="Text_20_body">Jaybird includes number of fixes that allow it pass JDBC 3.0 compatibility suite. It successfully passes 1216 tests, 60 tests were excluded, because they are either not applicable to Firebird or fail due to some server problems (math rounding issues, limitations of NUMERIC data type, etc.).</text:p>
            <text:h text:style-name="Heading_20_3" text:outline-level="3"/>
          </text:deletion>
        </text:changed-region>
        <text:changed-region xml:id="ct108874216" text:id="ct108874216">
          <text:insertion>
            <office:change-info>
              <dc:creator>Mark Rotteveel</dc:creator>
              <dc:date>2011-12-25T16:49:00</dc:date>
            </office:change-info>
          </text:insertion>
        </text:changed-region>
        <text:changed-region xml:id="ct108874320" text:id="ct108874320">
          <text:deletion>
            <office:change-info>
              <dc:creator>Mark Rotteveel</dc:creator>
              <dc:date>2011-12-25T16:49:00</dc:date>
            </office:change-info>
            <text:p text:style-name="Text_20_body"><office:annotation><dc:creator>Mark Rotteveel</dc:creator><dc:date>2011-10-12T20:43:16.84</dc:date><text:p text:style-name="P52"><text:span text:style-name="T21">Revise based on new datasources in org.firebirdsql.ds and/or add them to new implementation</text:span></text:p></office:annotation>T</text:p>
          </text:deletion>
        </text:changed-region>
        <text:changed-region xml:id="ct108874424" text:id="ct108874424">
          <text:insertion>
            <office:change-info>
              <dc:creator>Mark Rotteveel</dc:creator>
              <dc:date>2011-12-25T16:50:00</dc:date>
            </office:change-info>
          </text:insertion>
        </text:changed-region>
        <text:changed-region xml:id="ct108874528" text:id="ct108874528">
          <text:deletion>
            <office:change-info>
              <dc:creator>Mark Rotteveel</dc:creator>
              <dc:date>2011-12-25T16:50:00</dc:date>
            </office:change-info>
            <text:p text:style-name="Text_20_body">contains</text:p>
          </text:deletion>
        </text:changed-region>
        <text:changed-region xml:id="ct108874632" text:id="ct108874632">
          <text:insertion>
            <office:change-info>
              <dc:creator>Mark Rotteveel</dc:creator>
              <dc:date>2011-12-25T16:50:00</dc:date>
            </office:change-info>
          </text:insertion>
        </text:changed-region>
        <text:changed-region xml:id="ct108874736" text:id="ct108874736">
          <text:deletion>
            <office:change-info>
              <dc:creator>Mark Rotteveel</dc:creator>
              <dc:date>2011-12-25T16:50:00</dc:date>
            </office:change-info>
            <text:p text:style-name="Text_20_body"><text:s/></text:p>
          </text:deletion>
        </text:changed-region>
        <text:changed-region xml:id="ct108874840" text:id="ct108874840">
          <text:deletion>
            <office:change-info>
              <dc:creator>Mark Rotteveel</dc:creator>
              <dc:date>2011-12-25T16:50:00</dc:date>
            </office:change-info>
            <text:p text:style-name="Text_20_body">that specify parameters of </text:p>
          </text:deletion>
        </text:changed-region>
        <text:changed-region xml:id="ct108874944" text:id="ct108874944">
          <text:insertion>
            <office:change-info>
              <dc:creator>Mark Rotteveel</dc:creator>
              <dc:date>2011-12-25T16:50:00</dc:date>
            </office:change-info>
          </text:insertion>
        </text:changed-region>
        <text:changed-region xml:id="ct108875048" text:id="ct108875048">
          <text:insertion>
            <office:change-info>
              <dc:creator>Mark Rotteveel</dc:creator>
              <dc:date>2011-12-25T16:50:00</dc:date>
            </office:change-info>
          </text:insertion>
        </text:changed-region>
        <text:changed-region xml:id="ct108875152" text:id="ct108875152">
          <text:insertion>
            <office:change-info>
              <dc:creator>Mark Rotteveel</dc:creator>
              <dc:date>2011-12-25T14:30:00</dc:date>
            </office:change-info>
          </text:insertion>
        </text:changed-region>
        <text:changed-region xml:id="ct108875256" text:id="ct108875256">
          <text:deletion>
            <office:change-info>
              <dc:creator>Mark Rotteveel</dc:creator>
              <dc:date>2011-12-25T14:29:00</dc:date>
            </office:change-info>
            <text:p text:style-name="Table_20_Contents"><text:span text:style-name="Source_20_Text"><text:span text:style-name="T3">/path/to/database.fdb</text:span></text:span></text:p>
          </text:deletion>
        </text:changed-region>
        <text:changed-region xml:id="ct108875360" text:id="ct108875360">
          <text:insertion>
            <office:change-info>
              <dc:creator>Mark Rotteveel</dc:creator>
              <dc:date>2011-12-25T14:29:00</dc:date>
            </office:change-info>
          </text:insertion>
        </text:changed-region>
        <text:changed-region xml:id="ct108875464" text:id="ct108875464">
          <text:insertion>
            <office:change-info>
              <dc:creator>Mark Rotteveel</dc:creator>
              <dc:date>2011-12-25T14:30:00</dc:date>
            </office:change-info>
          </text:insertion>
        </text:changed-region>
        <text:changed-region xml:id="ct108875568" text:id="ct108875568">
          <text:insertion>
            <office:change-info>
              <dc:creator>Mark Rotteveel</dc:creator>
              <dc:date>2011-12-25T14:31:00</dc:date>
            </office:change-info>
          </text:insertion>
        </text:changed-region>
        <text:changed-region xml:id="ct108875672" text:id="ct108875672">
          <text:insertion>
            <office:change-info>
              <dc:creator>Mark Rotteveel</dc:creator>
              <dc:date>2011-12-25T14:30:00</dc:date>
            </office:change-info>
          </text:insertion>
        </text:changed-region>
        <text:changed-region xml:id="ct108875776" text:id="ct108875776">
          <text:insertion>
            <office:change-info>
              <dc:creator>Mark Rotteveel</dc:creator>
              <dc:date>2011-12-25T14:29:00</dc:date>
            </office:change-info>
          </text:insertion>
        </text:changed-region>
        <text:changed-region xml:id="ct108875880" text:id="ct108875880">
          <text:insertion>
            <office:change-info>
              <dc:creator>Mark Rotteveel</dc:creator>
              <dc:date>2011-12-25T14:29:00</dc:date>
            </office:change-info>
          </text:insertion>
        </text:changed-region>
        <text:changed-region xml:id="ct108875984" text:id="ct108875984">
          <text:insertion>
            <office:change-info>
              <dc:creator>Mark Rotteveel</dc:creator>
              <dc:date>2011-12-25T14:30:00</dc:date>
            </office:change-info>
          </text:insertion>
        </text:changed-region>
        <text:changed-region xml:id="ct108876088" text:id="ct108876088">
          <text:insertion>
            <office:change-info>
              <dc:creator>Mark Rotteveel</dc:creator>
              <dc:date>2011-12-25T14:31:00</dc:date>
            </office:change-info>
          </text:insertion>
        </text:changed-region>
        <text:changed-region xml:id="ct108876192" text:id="ct108876192">
          <text:insertion>
            <office:change-info>
              <dc:creator>Mark Rotteveel</dc:creator>
              <dc:date>2011-12-25T14:32:00</dc:date>
            </office:change-info>
          </text:insertion>
        </text:changed-region>
        <text:changed-region xml:id="ct108876296" text:id="ct108876296">
          <text:insertion>
            <office:change-info>
              <dc:creator>Mark Rotteveel</dc:creator>
              <dc:date>2011-12-25T14:30:00</dc:date>
            </office:change-info>
          </text:insertion>
        </text:changed-region>
        <text:changed-region xml:id="ct108876400" text:id="ct108876400">
          <text:insertion>
            <office:change-info>
              <dc:creator>Mark Rotteveel</dc:creator>
              <dc:date>2011-12-25T14:30:00</dc:date>
            </office:change-info>
          </text:insertion>
        </text:changed-region>
        <text:changed-region xml:id="ct108876504" text:id="ct108876504">
          <text:insertion>
            <office:change-info>
              <dc:creator>Mark Rotteveel</dc:creator>
              <dc:date>2011-12-25T14:30:00</dc:date>
            </office:change-info>
          </text:insertion>
        </text:changed-region>
        <text:changed-region xml:id="ct108876608" text:id="ct108876608">
          <text:insertion>
            <office:change-info>
              <dc:creator>Mark Rotteveel</dc:creator>
              <dc:date>2011-12-25T14:32:00</dc:date>
            </office:change-info>
          </text:insertion>
        </text:changed-region>
        <text:changed-region xml:id="ct108876712" text:id="ct108876712">
          <text:insertion>
            <office:change-info>
              <dc:creator>Mark Rotteveel</dc:creator>
              <dc:date>2011-12-25T14:31:00</dc:date>
            </office:change-info>
          </text:insertion>
        </text:changed-region>
        <text:changed-region xml:id="ct108876816" text:id="ct108876816">
          <text:insertion>
            <office:change-info>
              <dc:creator>Mark Rotteveel</dc:creator>
              <dc:date>2011-12-25T14:31:00</dc:date>
            </office:change-info>
          </text:insertion>
        </text:changed-region>
        <text:changed-region xml:id="ct108876920" text:id="ct108876920">
          <text:insertion>
            <office:change-info>
              <dc:creator>Mark Rotteveel</dc:creator>
              <dc:date>2011-12-25T14:31:00</dc:date>
            </office:change-info>
          </text:insertion>
        </text:changed-region>
        <text:changed-region xml:id="ct108877024" text:id="ct108877024">
          <text:insertion>
            <office:change-info>
              <dc:creator>Mark Rotteveel</dc:creator>
              <dc:date>2011-12-25T14:32:00</dc:date>
            </office:change-info>
          </text:insertion>
        </text:changed-region>
        <text:changed-region xml:id="ct108877128" text:id="ct108877128">
          <text:insertion>
            <office:change-info>
              <dc:creator>Mark Rotteveel</dc:creator>
              <dc:date>2011-12-25T14:33:00</dc:date>
            </office:change-info>
          </text:insertion>
        </text:changed-region>
        <text:changed-region xml:id="ct108877232" text:id="ct108877232">
          <text:insertion>
            <office:change-info>
              <dc:creator>Mark Rotteveel</dc:creator>
              <dc:date>2011-12-25T16:46:00</dc:date>
            </office:change-info>
          </text:insertion>
        </text:changed-region>
        <text:changed-region xml:id="ct108877336" text:id="ct108877336">
          <text:insertion>
            <office:change-info>
              <dc:creator>Mark Rotteveel</dc:creator>
              <dc:date>2011-12-25T16:51:00</dc:date>
            </office:change-info>
          </text:insertion>
        </text:changed-region>
        <text:changed-region xml:id="ct108877440" text:id="ct108877440">
          <text:deletion>
            <office:change-info>
              <dc:creator>Mark Rotteveel</dc:creator>
              <dc:date>2011-12-25T16:47:00</dc:date>
            </office:change-info>
            <text:p text:style-name="Text_20_body">because</text:p>
          </text:deletion>
        </text:changed-region>
        <text:changed-region xml:id="ct108877544" text:id="ct108877544">
          <text:insertion>
            <office:change-info>
              <dc:creator>Mark Rotteveel</dc:creator>
              <dc:date>2011-12-25T16:47:00</dc:date>
            </office:change-info>
          </text:insertion>
        </text:changed-region>
        <text:changed-region xml:id="ct108877648" text:id="ct108877648">
          <text:deletion>
            <office:change-info>
              <dc:creator>Mark Rotteveel</dc:creator>
              <dc:date>2011-12-25T16:47:00</dc:date>
            </office:change-info>
            <text:p text:style-name="Text_20_body"><text:s/></text:p>
          </text:deletion>
        </text:changed-region>
        <text:changed-region xml:id="ct108916664" text:id="ct108916664">
          <text:deletion>
            <office:change-info>
              <dc:creator>Mark Rotteveel</dc:creator>
              <dc:date>2011-12-25T16:47:00</dc:date>
            </office:change-info>
            <text:p text:style-name="Text_20_body">e</text:p>
          </text:deletion>
        </text:changed-region>
        <text:changed-region xml:id="ct108916768" text:id="ct108916768">
          <text:insertion>
            <office:change-info>
              <dc:creator>Mark Rotteveel</dc:creator>
              <dc:date>2011-12-25T16:48:00</dc:date>
            </office:change-info>
          </text:insertion>
        </text:changed-region>
        <text:changed-region xml:id="ct108916872" text:id="ct108916872">
          <text:insertion>
            <office:change-info>
              <dc:creator>Mark Rotteveel</dc:creator>
              <dc:date>2011-12-25T16:47:00</dc:date>
            </office:change-info>
          </text:insertion>
        </text:changed-region>
        <text:changed-region xml:id="ct108916976" text:id="ct108916976">
          <text:deletion>
            <office:change-info>
              <dc:creator>Mark Rotteveel</dc:creator>
              <dc:date>2011-12-25T14:35:00</dc:date>
            </office:change-info>
            <text:p text:style-name="Text_20_body">.</text:p>
          </text:deletion>
        </text:changed-region>
        <text:changed-region xml:id="ct108917080" text:id="ct108917080">
          <text:deletion>
            <office:change-info>
              <dc:creator>Mark Rotteveel</dc:creator>
              <dc:date>2011-12-25T14:35:00</dc:date>
            </office:change-info>
            <text:p text:style-name="Text_20_body">.</text:p>
          </text:deletion>
        </text:changed-region>
        <text:changed-region xml:id="ct108917184" text:id="ct108917184">
          <text:deletion>
            <office:change-info>
              <dc:creator>Mark Rotteveel</dc:creator>
              <dc:date>2011-12-25T14:35:00</dc:date>
            </office:change-info>
            <text:p text:style-name="Text_20_body">.</text:p>
          </text:deletion>
        </text:changed-region>
        <text:changed-region xml:id="ct108917288" text:id="ct108917288">
          <text:deletion>
            <office:change-info>
              <dc:creator>Mark Rotteveel</dc:creator>
              <dc:date>2011-12-25T14:35:00</dc:date>
            </office:change-info>
            <text:p text:style-name="Text_20_body">.</text:p>
          </text:deletion>
        </text:changed-region>
        <text:changed-region xml:id="ct108917392" text:id="ct108917392">
          <text:deletion>
            <office:change-info>
              <dc:creator>Mark Rotteveel</dc:creator>
              <dc:date>2011-12-25T14:35:00</dc:date>
            </office:change-info>
            <text:p text:style-name="Text_20_body">.</text:p>
          </text:deletion>
        </text:changed-region>
        <text:changed-region xml:id="ct108917496" text:id="ct108917496">
          <text:deletion>
            <office:change-info>
              <dc:creator>Mark Rotteveel</dc:creator>
              <dc:date>2011-12-25T14:35:00</dc:date>
            </office:change-info>
            <text:p text:style-name="Text_20_body">.</text:p>
          </text:deletion>
        </text:changed-region>
        <text:changed-region xml:id="ct108917600" text:id="ct108917600">
          <text:insertion>
            <office:change-info>
              <dc:creator>Mark Rotteveel</dc:creator>
              <dc:date>2011-12-25T14:36:00</dc:date>
            </office:change-info>
          </text:insertion>
        </text:changed-region>
        <text:changed-region xml:id="ct108917704" text:id="ct108917704">
          <text:deletion>
            <office:change-info>
              <dc:creator>Mark Rotteveel</dc:creator>
              <dc:date>2011-12-25T14:35:00</dc:date>
            </office:change-info>
            <text:p text:style-name="Text_20_body">.</text:p>
          </text:deletion>
        </text:changed-region>
        <text:changed-region xml:id="ct108917808" text:id="ct108917808">
          <text:insertion>
            <office:change-info>
              <dc:creator>Mark Rotteveel</dc:creator>
              <dc:date>2011-12-25T14:36:00</dc:date>
            </office:change-info>
          </text:insertion>
        </text:changed-region>
        <text:changed-region xml:id="ct108917912" text:id="ct108917912">
          <text:insertion>
            <office:change-info>
              <dc:creator>Mark Rotteveel</dc:creator>
              <dc:date>2011-12-25T14:37:00</dc:date>
            </office:change-info>
          </text:insertion>
        </text:changed-region>
        <text:changed-region xml:id="ct108918016" text:id="ct108918016">
          <text:deletion>
            <office:change-info>
              <dc:creator>Mark Rotteveel</dc:creator>
              <dc:date>2011-12-25T16:46:00</dc:date>
            </office:change-info>
            <text:list xml:id="list35177537" text:style-name="L1">
              <text:list-item>
                <text:list>
                  <text:list-item>
                    <text:p text:style-name="P3"/>
                  </text:list-item>
                  <text:list-item>
                    <text:p text:style-name="P3"/>
                  </text:list-item>
                </text:list>
              </text:list-item>
            </text:list>
          </text:deletion>
        </text:changed-region>
        <text:changed-region xml:id="ct108918120" text:id="ct108918120">
          <text:insertion>
            <office:change-info>
              <dc:creator>Mark Rotteveel</dc:creator>
              <dc:date>2011-12-25T16:46:00</dc:date>
            </office:change-info>
          </text:insertion>
        </text:changed-region>
        <text:changed-region xml:id="ct108918224" text:id="ct108918224">
          <text:insertion>
            <office:change-info>
              <dc:creator>Mark Rotteveel</dc:creator>
              <dc:date>2011-12-25T16:53:00</dc:date>
            </office:change-info>
          </text:insertion>
        </text:changed-region>
        <text:changed-region xml:id="ct108918328" text:id="ct108918328">
          <text:insertion>
            <office:change-info>
              <dc:creator>Mark Rotteveel</dc:creator>
              <dc:date>2011-12-25T14:45:00</dc:date>
            </office:change-info>
          </text:insertion>
        </text:changed-region>
        <text:changed-region xml:id="ct108918432" text:id="ct108918432">
          <text:insertion>
            <office:change-info>
              <dc:creator>Mark Rotteveel</dc:creator>
              <dc:date>2011-12-25T14:46:00</dc:date>
            </office:change-info>
          </text:insertion>
        </text:changed-region>
        <text:changed-region xml:id="ct108918536" text:id="ct108918536">
          <text:insertion>
            <office:change-info>
              <dc:creator>Mark Rotteveel</dc:creator>
              <dc:date>2011-12-25T14:47:00</dc:date>
            </office:change-info>
          </text:insertion>
        </text:changed-region>
        <text:changed-region xml:id="ct108918640" text:id="ct108918640">
          <text:insertion>
            <office:change-info>
              <dc:creator>Mark Rotteveel</dc:creator>
              <dc:date>2011-12-25T14:48:00</dc:date>
            </office:change-info>
          </text:insertion>
        </text:changed-region>
        <text:changed-region xml:id="ct108918848" text:id="ct108918848">
          <text:insertion>
            <office:change-info>
              <dc:creator>Mark Rotteveel</dc:creator>
              <dc:date>2011-12-25T14:49:00</dc:date>
            </office:change-info>
          </text:insertion>
        </text:changed-region>
        <text:changed-region xml:id="ct108918952" text:id="ct108918952">
          <text:insertion>
            <office:change-info>
              <dc:creator>Mark Rotteveel</dc:creator>
              <dc:date>2011-12-25T14:51:00</dc:date>
            </office:change-info>
          </text:insertion>
        </text:changed-region>
        <text:changed-region xml:id="ct108919056" text:id="ct108919056">
          <text:insertion>
            <office:change-info>
              <dc:creator>Mark Rotteveel</dc:creator>
              <dc:date>2011-12-25T14:52:00</dc:date>
            </office:change-info>
          </text:insertion>
        </text:changed-region>
        <text:changed-region xml:id="ct108919160" text:id="ct108919160">
          <text:insertion>
            <office:change-info>
              <dc:creator>Mark Rotteveel</dc:creator>
              <dc:date>2011-12-25T14:53:00</dc:date>
            </office:change-info>
          </text:insertion>
        </text:changed-region>
        <text:changed-region xml:id="ct108919264" text:id="ct108919264">
          <text:insertion>
            <office:change-info>
              <dc:creator>Mark Rotteveel</dc:creator>
              <dc:date>2011-12-25T14:54:00</dc:date>
            </office:change-info>
          </text:insertion>
        </text:changed-region>
        <text:changed-region xml:id="ct108919368" text:id="ct108919368">
          <text:deletion>
            <office:change-info>
              <dc:creator>Mark Rotteveel</dc:creator>
              <dc:date>2011-12-25T16:47:00</dc:date>
            </office:change-info>
            <text:p text:style-name="Text_20_body"><text:span text:style-name="T4"/></text:p>
            <text:p text:style-name="Text_20_body"><text:span text:style-name="T4"/></text:p>
          </text:deletion>
        </text:changed-region>
        <text:changed-region xml:id="ct108919472" text:id="ct108919472">
          <text:insertion>
            <office:change-info>
              <dc:creator>Mark Rotteveel</dc:creator>
              <dc:date>2011-12-25T16:4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3" text:outline-level="1">JCA/JDBC Driver<text:line-break/><draw:path text:anchor-type="as-char" svg:y="0cm" draw:z-index="0" draw:style-name="gr1" draw:text-style-name="P53" svg:width="1.807cm" svg:height="1.807cm" svg:viewBox="0 0 1808 1808" svg:d="m1415 153c72 45 171 149 208 200 157 217 240 492 144 825s-310 478-562 581c-69 28-171 44-233 47-42 2-132 4-185-5-275-132-376-356-385-476-5-90-7-117 2-173 16-95 72-170 92-187 8-12 97-81 143-102 40-18 91-23 132-39 12-6 21-14 23-25s10-26 12-39 2 0 0-23-28-40-42-51-55-10-60-10c-50 7-87 37-97 54s-95-39-103-76 13-95 71-134 118-24 127-24c-3-16-12-23-9-44s6-22 20-36c24-23 79-23 114-16 118 25 235 69 353 89 5 1 0-13 0-20s5-7 11-7 8 2 8 7c6 20 6 43 0 65 0 8-14 0-19 0-49-5-97-7-145-5-7 0-23 11-12 14s99 41 125 64 69 76 74 107 14 76-1 126-159 215-177 280c-7 28 0 42 13 62 24 37 109 54 188 35s242-122 298-190c71-87 104-164 106-251s-14-234-76-339-107-165-197-232c-120-87-252-156-416-173-22-20-15-30-4-32 161 5 288 49 459 153zm-644 316c25 4 81 34 90 48-27-5-92-13-106-14-5-4-7-11-4-21s7-8 20-13zm53-465c14 0 39-2 58 1 5 16 2 21-14 29s-50 17-102 24-246 81-359 175-134 127-190 213-111 215-95 417 143 372 247 455c14 164 86 328 319 465-337-86-510-317-577-449s-111-265-111-470 85-367 141-451 157-187 228-240 254-155 455-169z"><text:p/></draw:path><text:line-break/>Release Notes v 2.2</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
          <text:p text:style-name="P14"><text:a xlink:type="simple" xlink:href="#__RefHeading__2737_1560579136">General Notes</text:a></text:p>
          <text:p text:style-name="P15"><text:a xlink:type="simple" xlink:href="#__RefHeading__2739_1560579136">Supported Firebird versions</text:a></text:p>
          <text:p text:style-name="P15"><text:a xlink:type="simple" xlink:href="#__RefHeading__2741_1560579136">Specification support</text:a></text:p>
          <text:p text:style-name="P14"><text:a xlink:type="simple" xlink:href="#__RefHeading__2743_1560579136">What's new in Jaybird 2.2</text:a></text:p>
          <text:p text:style-name="P15"><text:a xlink:type="simple" xlink:href="#__RefHeading__2745_1560579136">Java 6 and JDBC 4.0 API support</text:a></text:p>
          <text:p text:style-name="P15"><text:a xlink:type="simple" xlink:href="#__RefHeading__8759_1080388197">Java 7 and JDBC 4.1 API support</text:a></text:p>
          <text:p text:style-name="P15"><text:a xlink:type="simple" xlink:href="#__RefHeading__2747_1560579136">Native and Embedded (JNI) 64-bit Windows and Linux support</text:a></text:p>
          <text:p text:style-name="P15"><text:a xlink:type="simple" xlink:href="#__RefHeading__2749_1560579136">Support for Firebird 2.5</text:a></text:p>
          <text:p text:style-name="P15"><text:a xlink:type="simple" xlink:href="#__RefHeading__3644_1575618738">Other fixes and changes</text:a></text:p>
          <text:p text:style-name="P15"><text:a xlink:type="simple" xlink:href="#__RefHeading__2751_1560579136">Compatibility changes</text:a></text:p>
          <text:p text:style-name="P15"><text:a xlink:type="simple" xlink:href="#__RefHeading__2753_1560579136">Datasources</text:a></text:p>
          <text:p text:style-name="P14"><text:a xlink:type="simple" xlink:href="#__RefHeading__8761_1080388197">Distribution package</text:a></text:p>
          <text:p text:style-name="P15"><text:a xlink:type="simple" xlink:href="#__RefHeading__2773_1560579136">License</text:a></text:p>
          <text:p text:style-name="P15"><text:a xlink:type="simple" xlink:href="#__RefHeading__2775_1560579136">Source Code</text:a></text:p>
          <text:p text:style-name="P14"><text:a xlink:type="simple" xlink:href="#__RefHeading__8763_1080388197">Documentation and Support</text:a></text:p>
          <text:p text:style-name="P15"><text:a xlink:type="simple" xlink:href="#__RefHeading__2821_1560579136">Where to get more information on Jaybird</text:a></text:p>
          <text:p text:style-name="P15"><text:a xlink:type="simple" xlink:href="#__RefHeading__2823_1560579136">Where to get help</text:a></text:p>
          <text:p text:style-name="P15"><text:a xlink:type="simple" xlink:href="#__RefHeading__2825_1560579136">Reporting Bugs</text:a></text:p>
          <text:p text:style-name="P15"><text:a xlink:type="simple" xlink:href="#__RefHeading__8765_1080388197">Corrections/Additions To Release Notes</text:a></text:p>
          <text:p text:style-name="P14"><text:a xlink:type="simple" xlink:href="#__RefHeading__8767_1080388197">JDBC URL Format</text:a></text:p>
          <text:p text:style-name="P15"><text:a xlink:type="simple" xlink:href="#__RefHeading__2779_1560579136">Pure Java</text:a></text:p>
          <text:p text:style-name="P15"><text:a xlink:type="simple" xlink:href="#__RefHeading__2781_1560579136">Using Firebird client library</text:a></text:p>
          <text:p text:style-name="P15"><text:a xlink:type="simple" xlink:href="#__RefHeading__2783_1560579136">Embedded Server</text:a></text:p>
          <text:p text:style-name="P14"><text:a xlink:type="simple" xlink:href="#__RefHeading__8769_1080388197">Using Type 2 and Embedded Server driver</text:a></text:p>
          <text:p text:style-name="P15"><text:a xlink:type="simple" xlink:href="#__RefHeading__2789_1560579136">Configuring Type 2 JDBC driver</text:a></text:p>
          <text:p text:style-name="P15"><text:a xlink:type="simple" xlink:href="#__RefHeading__2791_1560579136">Configuring Embedded Server JDBC driver</text:a></text:p>
          <text:p text:style-name="P15"><text:a xlink:type="simple" xlink:href="#__RefHeading__4053_1508899958">Support for multiple JNI libraries</text:a></text:p>
          <text:p text:style-name="P14"><text:a xlink:type="simple" xlink:href="#__RefHeading__2755_1560579136">Usage and Reference Manual</text:a></text:p>
          <text:p text:style-name="P15"><text:a xlink:type="simple" xlink:href="#__RefHeading__2757_1560579136">Events</text:a></text:p>
          <text:p text:style-name="P15"><text:a xlink:type="simple" xlink:href="#__RefHeading__2761_1560579136">Default holdable result sets (closed ResultSet in auto-commit mode)</text:a></text:p>
          <text:p text:style-name="P15"><text:a xlink:type="simple" xlink:href="#__RefHeading__2763_1560579136">Updatable result sets</text:a></text:p>
          <text:p text:style-name="P15"><text:a xlink:type="simple" xlink:href="#__RefHeading__2765_1560579136">Firebird management interfaces</text:a></text:p>
          <text:p text:style-name="P15"><text:a xlink:type="simple" xlink:href="#__RefHeading__2767_1560579136">Jaybird JDBC extensions</text:a></text:p>
          <text:p text:style-name="P15"><text:a xlink:type="simple" xlink:href="#__RefHeading__2785_1560579136">JDBC connection properties</text:a></text:p>
          <text:p text:style-name="P14"><text:a xlink:type="simple" xlink:href="#__RefHeading__2793_1560579136">JDBC Compatibility</text:a></text:p>
          <text:p text:style-name="P15"><text:a xlink:type="simple" xlink:href="#__RefHeading__2795_1560579136">JDBC deviations and unimplemented features</text:a></text:p>
          <text:p text:style-name="P14"><text:a xlink:type="simple" xlink:href="#__RefHeading__2797_1560579136">Jaybird Specifics</text:a></text:p>
          <text:p text:style-name="P15"><text:a xlink:type="simple" xlink:href="#__RefHeading__2799_1560579136">Result sets</text:a></text:p>
          <text:p text:style-name="P15"><text:a xlink:type="simple" xlink:href="#__RefHeading__2801_1560579136">Using java.sql.ParameterMetaData with Callable Statements</text:a></text:p>
          <text:p text:style-name="P15"><text:a xlink:type="simple" xlink:href="#__RefHeading__2803_1560579136">Using ResultSet.getCharacterStream with BLOB fields</text:a></text:p>
          <text:p text:style-name="P15"><text:a xlink:type="simple" xlink:href="#__RefHeading__2805_1560579136">Heuristic transaction completion support</text:a></text:p>
          <text:p text:style-name="P15"><text:a xlink:type="simple" xlink:href="#__RefHeading__3722_2133805793">Compatibility with com.sun.rowset.*</text:a></text:p>
          <text:p text:style-name="P14"><text:a xlink:type="simple" xlink:href="#__RefHeading__2807_1560579136">Connection pooling with Jaybird</text:a></text:p>
          <text:p text:style-name="P15"><text:a xlink:type="simple" xlink:href="#__RefHeading__2809_1560579136">Usage scenario</text:a></text:p>
          <text:p text:style-name="P15"><text:a xlink:type="simple" xlink:href="#__RefHeading__2811_1560579136">Connection Pool Classes</text:a></text:p>
          <text:p text:style-name="P15"><text:a xlink:type="simple" xlink:href="#__RefHeading__2813_1560579136">org.firebirdsql.pool.FBConnectionPoolDataSource</text:a></text:p>
          <text:p text:style-name="P15"><text:soft-page-break/><text:a xlink:type="simple" xlink:href="#__RefHeading__2815_1560579136">org.firebirdsql.pool.FBWrappingDataSource</text:a></text:p>
          <text:p text:style-name="P15"><text:a xlink:type="simple" xlink:href="#__RefHeading__2817_1560579136">Runtime object allocation and deallocation hints</text:a></text:p>
        </text:index-body>
      </text:table-of-content>
      <text:p text:style-name="Text_20_body"><text:change text:change-id="ct107163200"/><text:change-start text:change-id="ct107162992"/></text:p>
      <text:h text:style-name="P1" text:outline-level="2"><text:bookmark text:name="__RefHeading__2737_1560579136"/><text:change-end text:change-id="ct107162992"/>General Notes<text:bookmark-end text:name="__RefHeading__2737_1560579136"/></text:h>
      <text:p text:style-name="Text_20_body">Jaybird is<text:change-start text:change-id="ct107162888"/> a<text:change-end text:change-id="ct107162888"/> JCA/JDBC driver suite to connect to Firebird database servers. </text:p>
      <text:p text:style-name="Text_20_body">This driver is based on both the JCA standard for application server connections to enterprise information systems and the well-known JDBC standard. The JCA standard specifies an architecture in which an application server can cooperate with a driver so that the application server manages transactions, security, and resource pooling, and the driver supplies only the connection functionality. While similar to the JDBC <text:span text:style-name="Source_20_Text"><text:span text:style-name="T3">XADataSource</text:span></text:span> concept, the JCA specification is considerably clearer on the division of responsibility between the application server and driver.</text:p>
      <text:h text:style-name="Heading_20_3" text:outline-level="3"><text:bookmark text:name="__RefHeading__2739_1560579136"/>Supported Firebird versions<text:bookmark-end text:name="__RefHeading__2739_1560579136"/></text:h>
      <text:p text:style-name="Text_20_body">Jaybird 2.2 was tested against Firebird 2.1.4 and 2.5.1, but should also support other Firebird<text:change-start text:change-id="ct107162784"/> version<text:change-end text:change-id="ct107162784"/> from 1.0<text:change-start text:change-id="ct108194624"/> and up<text:change-end text:change-id="ct108194624"/>. The Type 2 and embedded server JDBC drivers require the appropriate JNI library. Precompiled JNI binaries for Win32 and Linux platforms are shipped in the default installation, other platforms require porting/building <text:change-start text:change-id="ct108194728"/>the <text:change-end text:change-id="ct108194728"/>JNI library for that platform. </text:p>
      <text:p text:style-name="Text_20_body">This driver does not supports InterBase servers due to a Firebird-specific changes in<text:change-start text:change-id="ct108194832"/> the protocol and<text:change-end text:change-id="ct108194832"/> the database attachment parameters that are sent to the server.</text:p>
      <text:h text:style-name="Heading_20_3" text:outline-level="3"><text:bookmark text:name="__RefHeading__2741_1560579136"/>Specification support<text:bookmark-end text:name="__RefHeading__2741_1560579136"/></text:h>
      <text:p text:style-name="Text_20_body">Driver supports<text:change-start text:change-id="ct108194936"/> the <text:change-end text:change-id="ct108194936"/><text:change text:change-id="ct108195040"/>following specifications:</text:p>
      <table:table table:name="Table2" table:style-name="Table2">
        <table:table-column table:style-name="Table2.A"/>
        <table:table-column table:style-name="Table2.B"/>
        <table:table-header-rows>
          <table:table-row>
            <table:table-cell table:style-name="Table2.A1" office:value-type="string">
              <text:p text:style-name="Text_20_body">JDBC 4.1</text:p>
            </table:table-cell>
            <table:table-cell table:style-name="Table2.A1" office:value-type="string">
              <text:p text:style-name="Text_20_body">Driver implements all JDBC 4.1 methods added to existing interfaces. The driver explicitly supports <text:span text:style-name="T1">closeOnCompletion</text:span>, most other JDBC 4.1 specific methods throw <text:span text:style-name="T1">SQLFeatureNotSupportedException</text:span>.</text:p>
            </table:table-cell>
          </table:table-row>
        </table:table-header-rows>
        <table:table-row>
          <table:table-cell table:style-name="Table2.A2" office:value-type="string">
            <text:p text:style-name="Text_20_body">JDBC 4.0</text:p>
          </table:table-cell>
          <table:table-cell table:style-name="Table2.A2" office:value-type="string">
            <text:p text:style-name="Text_20_body">Driver implements all JDBC 4.0 interfaces and supports <text:change text:change-id="ct108195144"/>exception chaining.</text:p>
          </table:table-cell>
        </table:table-row>
        <table:table-row>
          <table:table-cell table:style-name="Table2.A2" office:value-type="string">
            <text:p text:style-name="Text_20_body">JDBC 3.0</text:p>
          </table:table-cell>
          <table:table-cell table:style-name="Table2.A2" office:value-type="string">
            <text:p text:style-name="Text_20_body">Driver passed complete JDBC compatibility test suite, though some features are not implemented. It is not officially JDBC compliant, because of high certification costs.</text:p>
          </table:table-cell>
        </table:table-row>
        <table:table-row>
          <table:table-cell table:style-name="Table2.A2" office:value-type="string">
            <text:p text:style-name="Text_20_body">JCA 1.0</text:p>
          </table:table-cell>
          <table:table-cell table:style-name="Table2.A2" office:value-type="string">
            <text:p text:style-name="Text_20_body">Jaybird provides implementation of <text:span text:style-name="Source_20_Text"><text:span text:style-name="T3">javax.resource.spi.ManagedConnectionFactory</text:span></text:span> and related interfaces. CCI interfaces are not supported.</text:p>
            <text:p text:style-name="Text_20_body">JCA 1.5 support is currently not provided.</text:p>
          </table:table-cell>
        </table:table-row>
        <table:table-row>
          <table:table-cell table:style-name="Table2.A2" office:value-type="string">
            <text:p text:style-name="Text_20_body">JTA 1.0.1</text:p>
          </table:table-cell>
          <table:table-cell table:style-name="Table2.A2" office:value-type="string">
            <text:p text:style-name="Text_20_body">Driver provides an implementation of <text:span text:style-name="Source_20_Text"><text:span text:style-name="T3">javax.transaction.xa.XAResource</text:span></text:span> interface via JCA framework and <text:span text:style-name="Source_20_Text"><text:span text:style-name="T3">XADataSource</text:span></text:span> implementation.</text:p>
          </table:table-cell>
        </table:table-row>
        <table:table-row>
          <table:table-cell table:style-name="Table2.A2" office:value-type="string">
            <text:p text:style-name="Text_20_body">JMX 1.2</text:p>
          </table:table-cell>
          <table:table-cell table:style-name="Table2.A2" office:value-type="string">
            <text:p text:style-name="Text_20_body">Jaybird provides a MBean to manage Firebird servers and installed databases via JMX agent.</text:p>
          </table:table-cell>
        </table:table-row>
      </table:table>
      <text:p text:style-name="Standard"/>
      <text:h text:style-name="P1" text:outline-level="2"><text:bookmark text:name="__RefHeading__2743_1560579136"/>What's new in Jaybird 2.2<text:bookmark-end text:name="__RefHeading__2743_1560579136"/></text:h>
      <text:p text:style-name="Text_20_body">Jaybird 2.2 introduces following new features:</text:p>
      <text:h text:style-name="Heading_20_3" text:outline-level="3"><text:bookmark text:name="__RefHeading__2745_1560579136"/>Java 6 and JDBC 4.0 API support<text:bookmark-end text:name="__RefHeading__2745_1560579136"/></text:h>
      <text:p text:style-name="Text_20_body">Added support for the following JDBC 4.0 features:</text:p>
      <text:list xml:id="list35178212" text:style-name="L2">
        <text:list-item>
          <text:p text:style-name="P18">Automatic driver loading: on Java 6 and later it is no longer necessary to use <text:span text:style-name="T1">Class.forName(</text:span><text:span text:style-name="T1">"org.firebirdsql.jdbc.FBDriver"</text:span><text:span text:style-name="T1">)</text:span><text:span text:style-name="T1"> </text:span><text:span text:style-name="T4">to load the driver</text:span></text:p>
        </text:list-item>
        <text:list-item>
          <text:p text:style-name="P18"><text:span text:style-name="T4">Implementation of </text:span><text:span text:style-name="T1">java.sql.Wrapper</text:span><text:span text:style-name="T4"> </text:span><text:change-start text:change-id="ct108530000"/><text:span text:style-name="T4">interface </text:span><text:change-end text:change-id="ct108530000"/><text:span text:style-name="T4">on various JDBC classes</text:span></text:p>
        </text:list-item>
        <text:list-item>
          <text:p text:style-name="P18"><text:span text:style-name="T4">Support for chained exceptions</text:span><text:span text:style-name="T4"> (use </text:span><text:span text:style-name="T1">getNextException(</text:span><text:span text:style-name="T1">)</text:span><text:span text:style-name="T4"> and </text:span><text:span text:style-name="T1">iterator()</text:span><text:span text:style-name="T4"> to</text:span><text:span text:style-name="T4"> view other, related exceptions) and </text:span><text:span text:style-name="T1">getCause()</text:span><text:span text:style-name="T4"> to retrieve the cause (deprecating similar </text:span><text:span text:style-name="T1">getInternalException()</text:span><text:span text:style-name="T4">)</text:span></text:p>
        </text:list-item>
        <text:list-item>
          <text:p text:style-name="P18"><text:span text:style-name="T4"><office:annotation><dc:creator>Mark Rotteveel</dc:creator><dc:date>2011-10-29T19:36:12.22</dc:date><text:p text:style-name="P52"><text:span text:style-name="T21">Needs additional info and/or section later in document</text:span></text:p></office:annotation></text:span><text:span text:style-name="T4">Support for </text:span><text:span text:style-name="T1">getClientInfo()</text:span><text:span text:style-name="T4"> and </text:span><text:span text:style-name="T1">setClientInfo()</text:span><text:span text:style-name="T4"> on </text:span><text:span text:style-name="T1">Connection</text:span></text:p>
        </text:list-item>
        <text:list-item>
          <text:p text:style-name="P17"><office:annotation><dc:creator>Mark Rotteveel</dc:creator><dc:date>2011-10-29T19:36:59.22</dc:date><text:p text:style-name="P52"><text:span text:style-name="T21">More changes for 4.0?</text:span></text:p></office:annotation></text:p>
        </text:list-item>
      </text:list>
      <text:h text:style-name="Heading_20_3" text:outline-level="3"><text:bookmark text:name="__RefHeading__8759_1080388197"/>Java 7 and JDBC 4.1 API support<text:bookmark-end text:name="__RefHeading__8759_1080388197"/></text:h>
      <text:p text:style-name="Text_20_body">Added support for the following JDBC 4.1 features:</text:p>
      <text:list xml:id="list35170680" text:style-name="L3">
        <text:list-item>
          <text:p text:style-name="P19">try-with-resources support<text:change-start text:change-id="ct108530208"/><text:note text:id="ftn1" text:note-class="footnote"><text:note-citation>1</text:note-citation><text:note-body><text:p text:style-name="Footnote"><text:change-start text:change-id="ct108530104"/>See <text:a xlink:type="simple" xlink:href="http://docs.oracle.com/javase/tutorial/essential/exceptions/tryResourceClose.html">http://docs.oracle.com/javase/tutorial/essential/exceptions/tryResourceClose.html</text:a><text:change-end text:change-id="ct108530104"/></text:p></text:note-body></text:note><text:change-end text:change-id="ct108530208"/></text:p>
        </text:list-item>
        <text:list-item>
          <text:p text:style-name="P19">Statement <text:span text:style-name="T16">closeOnCompletion</text:span> support</text:p>
        </text:list-item>
      </text:list>
      <text:p text:style-name="Text_20_body">Other methods defined by JDBC 4.1 will throw <text:span text:style-name="T1">FBDriverNotCapableException</text:span> (a subclass of <text:span text:style-name="T1">SQLFeatureNotSupportedException</text:span>).</text:p>
      <text:h text:style-name="Heading_20_3" text:outline-level="3"><text:bookmark text:name="__RefHeading__2747_1560579136"/>Native and Embedded (JNI) 64-bit Windows and Linux support<text:bookmark-end text:name="__RefHeading__2747_1560579136"/></text:h>
      <text:p text:style-name="Text_20_body">The JNI libraries for native and embedded support now also have a 64 bit version.</text:p>
      <text:h text:style-name="Heading_20_3" text:outline-level="3"><text:bookmark text:name="__RefHeading__2749_1560579136"/>Support for Firebird 2.5<text:bookmark-end text:name="__RefHeading__2749_1560579136"/></text:h>
      <text:p text:style-name="Text_20_body">Added support for Firebird 2.5 Services API enhancements:</text:p>
      <text:list xml:id="list35169887" text:style-name="L4">
        <text:list-item>
          <text:p text:style-name="P20">The security database can be set</text:p>
        </text:list-item>
        <text:list-item>
          <text:p text:style-name="P20">Support for SET/DROP AUTO ADMIN</text:p>
        </text:list-item>
        <text:list-item>
          <text:p text:style-name="P20">Mapping for new role RDB$ADMIN in security database</text:p>
        </text:list-item>
        <text:list-item>
          <text:p text:style-name="P20">Added new Firebird 2.1 shutdown/online modes availabe in Firebird 2.5 via the Services API</text:p>
        </text:list-item>
        <text:list-item>
          <text:p text:style-name="P20">Support for NBackup via Services API in Firebird 2.5</text:p>
        </text:list-item>
        <text:list-item>
          <text:p text:style-name="P20">Support for Trace/Audit via Services API in Firebird 2.5<text:change-start text:change-id="ct108530312"/><office:annotation><dc:creator>Mark Rotteveel</dc:creator><dc:date>2011-12-25T14:11:10.22</dc:date><text:p text:style-name="P52"><text:span text:style-name="T21">Can JDBC-148 be closed?</text:span></text:p></office:annotation><text:change-end text:change-id="ct108530312"/></text:p>
        </text:list-item>
      </text:list>
      <text:h text:style-name="Heading_20_3" text:outline-level="3"><text:bookmark text:name="__RefHeading__3644_1575618738"/><text:change-start text:change-id="ct108530416"/>Other fixes and changes<text:bookmark-end text:name="__RefHeading__3644_1575618738"/></text:h>
      <text:list xml:id="list35182854" text:style-name="L5">
        <text:list-item>
          <text:p text:style-name="P21"><text:span text:style-name="T1">FBResultSetMetaData#getcolumnName(int)</text:span> will now return the original column name (if available) for compliance to the JDBC specification, <text:span text:style-name="T1">getColumnLabel(int)</text:span> will still return the alias (or the columnName of no alias is defined). See <text:bookmark-ref text:reference-format="text" text:ref-name="__RefHeading__3722_2133805793">Compatibility with com.sun.rowset.*</text:bookmark-ref> for potential problems when using the reference implementation of CachedRowSet.</text:p>
        </text:list-item>
        <text:list-item>
          <text:p text:style-name="P21">Updated <text:span text:style-name="T1">FBDatabaseMetaData</text:span> to include metadata columns defined by JDBC 3.0, 4.0 and 4.1. This also changes the index of <text:span text:style-name="T1">OWNER_NAME</text:span> column of <text:span text:style-name="T1">getTables(...) </text:span>as this column <text:soft-page-break/>is Jaybird-specific and not defined in JDBC. </text:p>
        </text:list-item>
      </text:list>
      <text:h text:style-name="Heading_20_3" text:outline-level="3"><text:bookmark text:name="__RefHeading__2751_1560579136"/><text:change-end text:change-id="ct108530416"/>Compatibility changes<text:bookmark-end text:name="__RefHeading__2751_1560579136"/></text:h>
      <text:p text:style-name="Text_20_body">Jaybird 2.2 introduces some changes in compatibility and announces some future breaking changes.</text:p>
      <text:p text:style-name="Heading_20_4">Java support</text:p>
      <text:p text:style-name="Text_20_body">Jaybird 2.2 supports Java 5 (JDBC 3.0), Java 6 (JDBC 4.0) and Java 7 (JDBC 4.1). Support for earlier Java versions has been dropped<text:note text:id="ftn2" text:note-class="footnote"><text:note-citation>2</text:note-citation><text:note-body><text:p text:style-name="Footnote">If you really need a Java 1.4.2 compatible version, please send a mail to the Firebird-Java mailinglist. If there is sufficient demand we will see if it is still possible to create a Java 1.4 build.</text:p></text:note-body></text:note>.</text:p>
      <text:p text:style-name="Text_20_body">We are currently considering to drop Java 5 support for Jaybird 2.3 as Java 5 has been on End-Of-Life<text:note text:id="ftn3" text:note-class="footnote"><text:note-citation>3</text:note-citation><text:note-body><text:p text:style-name="Footnote">See <text:a xlink:type="simple" xlink:href="http://www.oracle.com/technetwork/java/eol-135779.html">http://www.oracle.com/technetwork/java/eol-135779.html</text:a></text:p></text:note-body></text:note> status since October 2009. <text:s/>Please let us know your thoughts on the Firebird-Java list.</text:p>
      <text:h text:style-name="Heading_20_3" text:outline-level="3"><text:bookmark text:name="__RefHeading__2753_1560579136"/>Datasources<text:bookmark-end text:name="__RefHeading__2753_1560579136"/></text:h>
      <text:p text:style-name="Text_20_body">The <text:span text:style-name="T1">ConnectionPoolDataSource</text:span> and <text:span text:style-name="T1">XADataSource</text:span> implementations in <text:span text:style-name="T1">org.firebirdsql.pool</text:span> and <text:span text:style-name="T1">org.firebirdsql.pool.sun</text:span> contain several bugs with regard to pool and connection management when used by a JavaEE application server. The decision was made to write new implementations in the package <text:span text:style-name="T1">org.firebirdsql.ds</text:span>.</text:p>
      <text:p text:style-name="Text_20_body"><office:annotation><dc:creator>Mark Rotteveel</dc:creator><dc:date>2011-10-29T20:14:24.23</dc:date><text:p text:style-name="P52"><text:span text:style-name="T21">Double check exactly which classes have been deprecated and which haven't!</text:span></text:p></office:annotation>The following implementations have been deprecated and will be removed in Jaybird 2.3:</text:p>
      <text:list xml:id="list35176306" text:style-name="L6">
        <text:list-item>
          <text:p text:style-name="P22">org.firebirdsql.pool.DriverConnectionPoolDataSource</text:p>
        </text:list-item>
        <text:list-item>
          <text:p text:style-name="P22">org.firebirdsql.pool.FBConnectionPoolDataSource</text:p>
        </text:list-item>
        <text:list-item>
          <text:p text:style-name="P22">org.firebirdsql.pool.sun.AppServerDataSource</text:p>
        </text:list-item>
        <text:list-item>
          <text:p text:style-name="P22">org.firebirdsql.pool.sun.AppServerXADataSource</text:p>
        </text:list-item>
        <text:list-item>
          <text:p text:style-name="P22">org.firebirdsql.jca.FBXADataSource</text:p>
        </text:list-item>
      </text:list>
      <text:p text:style-name="Text_20_body">Their replacement classes are:</text:p>
      <text:list xml:id="list35185095" text:style-name="L7">
        <text:list-item>
          <text:p text:style-name="P23">org.firebirdsql.ds.FBConnectionPoolDataSource</text:p>
        </text:list-item>
        <text:list-item>
          <text:p text:style-name="P23">org.firebirdsql.ds.FBXADataSource</text:p>
        </text:list-item>
        <text:list-item>
          <text:p text:style-name="P25"><text:span text:style-name="T1">org.firebirdsql.pool.FBSimpleDataSource</text:span> (normal <text:span text:style-name="T1">DataSource</text:span>)</text:p>
        </text:list-item>
      </text:list>
      <text:p text:style-name="Text_20_body">We strongly urge you to switch to these new implementations. T<office:annotation><dc:creator>Mark Rotteveel</dc:creator><dc:date>2011-10-29T20:14:47.23</dc:date><text:p text:style-name="P52"><text:span text:style-name="T21">Double check, deprecated classes aren't datasources, but are used by other Firebird datasources</text:span></text:p></office:annotation>hese deprecated class can still be used as normal <text:span text:style-name="T1">DataSource</text:span> implementations as the identified bugs should not occur with normal DataSource usage, but we advise you to switch to <text:span text:style-name="T1">FBSimpleDataSource</text:span><text:span text:style-name="T2">. If you require a standalone connection pool (outside an application server), please consider </text:span><text:change-start text:change-id="ct108530520"/><text:span text:style-name="T2">using </text:span><text:change-end text:change-id="ct108530520"/><text:span text:style-name="T2">a third-party connection pool like C3P0, DBCP or BoneCP.</text:span></text:p>
      <text:p text:style-name="Text_20_body">The new <text:span text:style-name="T1">ConnectionPoolDataSource</text:span> and <text:span text:style-name="T1">XADataSource</text:span> implementations only provide the basic functionality specified in the JDBC specifications and do <text:span text:style-name="T15">not</text:span> provide any pooling itself. The <text:span text:style-name="T1">ConnectionPoolDataSource</text:span> and <text:span text:style-name="T1">XADataSource</text:span> are intended to <text:span text:style-name="T13">be </text:span><text:span text:style-name="T15">used by</text:span><text:span text:style-name="T13"> </text:span>connection pools (as provided by application servers) and should not be connection pools themselves.</text:p>
      <text:p text:style-name="Heading_20_4">Future changes to Jaybird interfaces</text:p>
      <text:p text:style-name="Text_20_body">In Jaybird 2.3 the following interfaces will be removed as they are no longer needed:</text:p>
      <text:list xml:id="list35178474" text:style-name="L8">
        <text:list-item>
          <text:p text:style-name="P26"><text:span text:style-name="T1">FirebirdSavepoint</text:span> (identical to <text:span text:style-name="T1">java.sql.Savepoint</text:span>)</text:p>
        </text:list-item>
      </text:list>
      <text:p text:style-name="Text_20_body">The following interfaces will have some of the methods removed:</text:p>
      <text:list xml:id="list35161172" text:style-name="L9">
        <text:list-item>
          <text:p text:style-name="P24">FirebirdConnection</text:p>
          <text:list>
            <text:list-item>
              <text:p text:style-name="P27"><text:span text:style-name="T1">setFirebirdSavepoint()</text:span> replace with <text:span text:style-name="T1">Connection#setSavepoint()</text:span><text:span text:style-name="T17">setFirebirdSavepoint(String name)</text:span><text:span text:style-name="T18"> replace with </text:span><text:soft-page-break/><text:span text:style-name="T17">Connection#setSavepoint(String name)</text:span></text:p>
            </text:list-item>
            <text:list-item>
              <text:p text:style-name="P28">rollback(FirebirdSavepoint savepoint)<text:span text:style-name="T4"> replace with </text:span>Connection#rollback(Savepoint savepoint)</text:p>
            </text:list-item>
            <text:list-item>
              <text:p text:style-name="P28">releaseSavepoint(FirebirdSavepoint savepoint)<text:span text:style-name="T4"> replace with </text:span>Connection#releaseSavepoint(Savepoint savepoint)</text:p>
            </text:list-item>
          </text:list>
        </text:list-item>
      </text:list>
      <text:p text:style-name="Text_20_body">If you are still using these interfaces or methods, please change your code to use the JDBC interface or method instead.<text:change-start text:change-id="ct108530624"/></text:p>
      <text:h text:style-name="P1" text:outline-level="2"><text:bookmark text:name="__RefHeading__8761_1080388197"/><text:change-end text:change-id="ct108530624"/><text:change text:change-id="ct108530728"/>Distribution package<text:bookmark-end text:name="__RefHeading__8761_1080388197"/></text:h>
      <text:p text:style-name="Text_20_body">Jaybird has compile-time and run-time dependencies to JCA 1.0. Additionally, if Log4J classes are found in the class path, it is possible to enable extensive logging inside the driver.</text:p>
      <text:p text:style-name="Text_20_body">The following file groups can be found in distribution package:</text:p>
      <text:list xml:id="list35176474" text:style-name="L10">
        <text:list-item>
          <text:p text:style-name="P29"><text:span text:style-name="Source_20_Text"><text:span text:style-name="T3">jaybird-2.2.0.jar</text:span></text:span> – archive containing JCA/JDBC driver and JMX management class. It requires JCA 1.0</text:p>
        </text:list-item>
        <text:list-item>
          <text:p text:style-name="P29"><text:span text:style-name="Source_20_Text"><text:span text:style-name="T3">jaybird-pool-2.2.0.jar</text:span></text:span> – archive containing implementation of connection pooling and statement pooling interfaces</text:p>
        </text:list-item>
        <text:list-item>
          <text:p text:style-name="P29"><text:span text:style-name="Source_20_Text"><text:span text:style-name="T3">jaybird-full-2.2.0.jar</text:span></text:span> – merge of j<text:span text:style-name="Source_20_Text"><text:span text:style-name="T3">aybird-2.2.0.jar</text:span></text:span> and <text:span text:style-name="Source_20_Text"><text:span text:style-name="T3">mini-j2ee.jar</text:span></text:span>. This archive can be used for standalone Jaybird deployments</text:p>
        </text:list-item>
        <text:list-item>
          <text:p text:style-name="P29"><text:span text:style-name="T1">jaybird-2.2.0-sources.jar</text:span> – archive containing the sources of Jaybird (specific to this build); for including Jaybird sources in your IDE</text:p>
        </text:list-item>
        <text:list-item>
          <text:p text:style-name="P29"><text:span text:style-name="Source_20_Text"><text:span text:style-name="T3">lib/log4j-core.jar</text:span></text:span> – archive containing core Log4J classes that provide a possibility to log into the file</text:p>
        </text:list-item>
        <text:list-item>
          <text:p text:style-name="P29"><text:span text:style-name="Source_20_Text"><text:span text:style-name="T3">lib/mini-j2ee.jar</text:span></text:span> – archive containing JCA 1.0 classes</text:p>
        </text:list-item>
        <text:list-item>
          <text:p text:style-name="P29"><text:span text:style-name="Source_20_Text"><text:span text:style-name="T3">jaybird22.dll</text:span></text:span> – Windows version of the JNI library for Type 2 and Embedded Server drivers, 32-bit</text:p>
        </text:list-item>
        <text:list-item>
          <text:p text:style-name="P29"><text:span text:style-name="Source_20_Text"><text:span text:style-name="T3">jaybird22_x64.dll</text:span></text:span> – Windows version of the JNI library for Type 2 and Embedded Server drivers, 64-bit<office:annotation><dc:creator>Mark Rotteveel</dc:creator><dc:date>2011-11-13T12:59:02.25</dc:date><text:p text:style-name="P52"><text:span text:style-name="T21">Linux files?</text:span></text:p></office:annotation></text:p>
        </text:list-item>
      </text:list>
      <text:h text:style-name="Heading_20_3" text:outline-level="3"><text:bookmark text:name="__RefHeading__2773_1560579136"/>License<text:bookmark-end text:name="__RefHeading__2773_1560579136"/></text:h>
      <text:p text:style-name="Text_20_body">Jaybird JCA/JDBC driver is distributed under the GNU Lesser General Public License (LGPL). Text of the license can be obtained from <text:a xlink:type="simple" xlink:href="http://www.gnu.org/copyleft/lesser.html">http://www.gnu.org/copyleft/lesser.html</text:a>. Using Jaybird (by importing Jaybird's public interfaces in your Java code), and extending Jaybird by subclassing or implementation of an extension interface (but not abstract or concrete class) is considered by the authors of <text:s/>Jaybird to be dynamic linking. Hence our interpretation of the LGPL is that the use of the unmodified Jaybird source does not affect the license of your application code.</text:p>
      <text:p text:style-name="Text_20_body">Even more, all extension interfaces to which application might want to link are released under dual LGPL/modified BSD license. Latter is basically “AS IS” license that allows any kind of use of that source code. Jaybird should be viewed as an implementation of that interfaces and LGPL section for dynamic linking is applicable in this case.</text:p>
      <text:h text:style-name="Heading_20_3" text:outline-level="3"><text:bookmark text:name="__RefHeading__2775_1560579136"/>Source Code<text:bookmark-end text:name="__RefHeading__2775_1560579136"/></text:h>
      <text:p text:style-name="Text_20_body">Source code can be obtained from the CVS at SourceForge.net. The CVSROOT is <text:line-break/><text:span text:style-name="Source_20_Text"><text:span text:style-name="T3">:pserver:anonymous@cvs.sourceforge.net:/cvsroot/firebird</text:span></text:span>, the module name is <text:span text:style-name="Source_20_Text"><text:span text:style-name="T3">client-java</text:span></text:span>. Alternatively source code can be viewed online at <text:a xlink:type="simple" xlink:href="http://cvs.sourceforge.net/viewcvs.py/firebird/client-java/">http://cvs.sourceforge.net/viewcvs.py/firebird/client-java/</text:a> <text:change text:change-id="ct108530832"/><text:change-start text:change-id="ct108530936"/></text:p>
      <text:h text:style-name="P1" text:outline-level="2"><text:bookmark text:name="__RefHeading__8763_1080388197"/><text:change-end text:change-id="ct108530936"/>Documentation and Support<text:bookmark-end text:name="__RefHeading__8763_1080388197"/></text:h>
      <text:h text:style-name="Heading_20_3" text:outline-level="3"><text:bookmark text:name="__RefHeading__2821_1560579136"/>Where to get more information on Jaybird<text:bookmark-end text:name="__RefHeading__2821_1560579136"/></text:h>
      <text:p text:style-name="Text_20_body"><office:annotation><dc:creator>Mark Rotteveel</dc:creator><dc:date>2011-10-12T21:01:51.25</dc:date><text:p text:style-name="P52"><text:span text:style-name="T21">Still relevant? Revise FAQ completely? Update the Jaybird wiki?</text:span></text:p></office:annotation><office:annotation><dc:creator>Unknown Author</dc:creator><dc:date>2011-10-15T22:38:31.28</dc:date><text:p text:style-name="P52"><text:span text:style-name="T22">Yes... currently wiki is hosted outside Firebird, but Firebird project already uses Confluence... Also there is a Programmers Manual...</text:span></text:p><text:p><text:span text:style-name="T23"/></text:p></office:annotation>The most detailed information can be found in the Jaybird Frequently Asked Questions (FAQ). The FAQ is included in the distribution, and is available on-line in several places. </text:p>
      <text:p text:style-name="Text_20_body"><text:change text:change-id="ct108531040"/>JaybirdWiki is available at <text:a xlink:type="simple" xlink:href="http://jaybirdwiki.firebirdsql.org/">http://Jaybirdwiki.firebirdsql.org</text:a>. </text:p>
      <text:p text:style-name="Text_20_body">Jaybird 2.1 Programmers Manual: <text:a xlink:type="simple" xlink:href="http://www.firebirdsql.org/file/documentation/drivers_documentation/Jaybird_2_1_JDBC_driver_manual.pdf">http://www.firebirdsql.org/file/documentation/drivers_documentation/Jaybird_2_1_JDBC_driver_manual.pdf</text:a></text:p>
      <text:h text:style-name="Heading_20_3" text:outline-level="3"><text:bookmark text:name="__RefHeading__2823_1560579136"/>Where to get help<text:bookmark-end text:name="__RefHeading__2823_1560579136"/></text:h>
      <text:p text:style-name="Text_20_body">The best place to start is the FAQ. Many details for using Jaybird with various programs are located there. Below are some links to useful web sites.</text:p>
      <text:list xml:id="list35176831" text:style-name="L11">
        <text:list-item>
          <text:p text:style-name="P30">The <text:a xlink:type="simple" xlink:href="http://groups.yahoo.com/group/Firebird-Java">http://groups.yahoo.com/group/Firebird-Java</text:a> and corresponding mailing list Firebird-Java@yahoogroups.com.</text:p>
        </text:list-item>
        <text:list-item>
          <text:p text:style-name="P30">The code for Firebird and this driver are on <text:a xlink:type="simple" xlink:href="http://sourceforge.net/projects/firebird">http://sourceforge.net/projects/firebird</text:a>.</text:p>
        </text:list-item>
        <text:list-item>
          <text:p text:style-name="P30">The Firebird project home page <text:a xlink:type="simple" xlink:href="http://www.firebirdsql.com/">http://www.firebirdsql.com</text:a>.</text:p>
        </text:list-item>
      </text:list>
      <text:h text:style-name="Heading_20_3" text:outline-level="3"><text:bookmark text:name="__RefHeading__2825_1560579136"/>Reporting Bugs<text:bookmark-end text:name="__RefHeading__2825_1560579136"/></text:h>
      <text:p text:style-name="Text_20_body">The developers follow the Firebird-Java@yahoogroups.com list. Join the list and post information about suspected bugs. This is a good idea because what is often thought to be a bug turns out to be something else. List members may be able to help out and get you going again, whereas bug fixes might take awhile.</text:p>
      <text:p text:style-name="P2">If you are sure that this is a bug you can report it in the Firebird bug tracker, “Java Client (Jaybird)” at <text:a xlink:type="simple" xlink:href="http://tracker.firebirdsql.org/browse/JDBC">http://tracker.firebirdsql.org/browse/JDBC</text:a></text:p>
      <text:p text:style-name="P2">When reporting bugs, please provide a minimal reproduction, including databases and sourcecode to reproduce the problem.</text:p>
      <text:h text:style-name="Heading_20_3" text:outline-level="3"><text:bookmark text:name="__RefHeading__8765_1080388197"/>Corrections/Additions To Release Notes<text:bookmark-end text:name="__RefHeading__8765_1080388197"/></text:h>
      <text:p text:style-name="P2">Please send corrections, suggestions, or additions to these Release Notes to to the mailing list at Firebird-Java@yahoogroups.com.<text:change text:change-id="ct108531144"/><text:change-start text:change-id="ct108531248"/></text:p>
      <text:h text:style-name="P1" text:outline-level="2"><text:bookmark text:name="__RefHeading__8767_1080388197"/><text:change-end text:change-id="ct108531248"/>JDBC URL Format<text:bookmark-end text:name="__RefHeading__8767_1080388197"/></text:h>
      <text:p text:style-name="P10">Jaybird provides different JDBC URLs for different usage scenarios:</text:p>
      <text:h text:style-name="Heading_20_3" text:outline-level="3"><text:bookmark text:name="__RefHeading__2779_1560579136"/>Pure Java<text:bookmark-end text:name="__RefHeading__2779_1560579136"/></text:h>
      <text:p text:style-name="Text_20_body"><text:span text:style-name="Source_20_Text"><text:span text:style-name="T1">jdbc:firebirdsql://host[:port]/&lt;database&gt;</text:span></text:span></text:p>
      <text:p text:style-name="Table_20_Contents"><text:span text:style-name="Source_20_Text"><text:span text:style-name="T4">Default URL, will connect to the database using Type 4 JDBC driver using the Java implementation of the Firebird wire-protocol. Best suited for client-server applications with dedicated database server. Port can be omitted (default value is 3050), host name must be present. </text:span></text:span></text:p>
      <text:p text:style-name="Table_20_Contents"><text:span text:style-name="Source_20_Text"><text:span text:style-name="T4">The </text:span></text:span><text:span text:style-name="Source_20_Text"><text:span text:style-name="T1">&lt;database&gt;</text:span></text:span><text:span text:style-name="Source_20_Text"><text:span text:style-name="T4"> part should be replaced with the database alias or the path to the database. </text:span></text:span></text:p>
      <text:p text:style-name="Table_20_Contents"><text:span text:style-name="Source_20_Text"><text:span text:style-name="T4">On Linux (and other POSIX type OS) the root </text:span></text:span><text:span text:style-name="Source_20_Text"><text:span text:style-name="T1">/</text:span></text:span><text:span text:style-name="Source_20_Text"><text:span text:style-name="T4"> should be included in the path. A database located on </text:span></text:span><text:span text:style-name="Source_20_Text"><text:span text:style-name="T1">/opt/firebird/db.fdb</text:span></text:span><text:span text:style-name="Source_20_Text"><text:span text:style-name="T4"> should use the URL </text:span></text:span><text:span text:style-name="Source_20_Text"><text:span text:style-name="T1">jdbc:firebirdsql://host:port</text:span></text:span><text:span text:style-name="Source_20_Text"><text:span text:style-name="T7">//</text:span></text:span><text:span text:style-name="Source_20_Text"><text:span text:style-name="T1">opt/firebird/db.fdb</text:span></text:span><text:span text:style-name="Source_20_Text"><text:span text:style-name="T4"> (note the double slash after port!)</text:span></text:span></text:p>
      <text:p text:style-name="Table_20_Contents"><text:span text:style-name="Source_20_Text"><text:span text:style-name="T4">Deprecated but still available alternative URL:</text:span></text:span></text:p>
      <text:p text:style-name="Table_20_Contents"><text:span text:style-name="Source_20_Text"><text:span text:style-name="T1">jdbc:firebirdsql:host[/port]:&lt;database&gt;</text:span></text:span></text:p>
      <text:h text:style-name="Heading_20_3" text:outline-level="3"><text:bookmark text:name="__RefHeading__2781_1560579136"/>Using Firebird client library<text:bookmark-end text:name="__RefHeading__2781_1560579136"/></text:h>
      <text:p text:style-name="Table_20_Contents"><text:span text:style-name="Source_20_Text"><text:span text:style-name="T1"><office:annotation><dc:creator>Mark Rotteveel</dc:creator><dc:date>2011-11-13T12:46:34.30</dc:date><text:p text:style-name="P52"><text:span text:style-name="T26">Double check if 'official' JDBC URL format is supported for native</text:span></text:p></office:annotation></text:span></text:span><text:span text:style-name="Source_20_Text"><text:span text:style-name="T1">jdbc:firebirdsql:native:host[/port]:&lt;database&gt;</text:span></text:span></text:p>
      <text:p text:style-name="Table_20_Contents">Type 2 driver, will connect to the database using client library (either <text:span text:style-name="Source_20_Text"><text:span text:style-name="T1">fbclient.dl</text:span></text:span><text:span text:style-name="T1">l</text:span> or <text:span text:style-name="Source_20_Text"><text:span text:style-name="T3">gds32.dll</text:span></text:span> on Windows, and <text:span text:style-name="Source_20_Text"><text:span text:style-name="T3">libfbclient.so</text:span></text:span> or <text:span text:style-name="Source_20_Text"><text:span text:style-name="T3">libgds.so</text:span></text:span> on Linux). Requires correct installation of the client library.</text:p>
      <text:p text:style-name="Table_20_Contents"><text:span text:style-name="Source_20_Text"><text:span text:style-name="T3">jdbc:firebirdsql:local:</text:span></text:span><text:span text:style-name="Source_20_Text"><text:span text:style-name="T1">&lt;database&gt;</text:span></text:span></text:p>
      <text:p text:style-name="Table_20_Contents">Type 2 driver in local mode. Uses client library as in previous case, however will not use socket communication, but rather access database directly. Requires correct installation of the client library.</text:p>
      <text:h text:style-name="Heading_20_3" text:outline-level="3"><text:bookmark text:name="__RefHeading__2783_1560579136"/>Embedded Server<text:bookmark-end text:name="__RefHeading__2783_1560579136"/></text:h>
      <text:p text:style-name="Table_20_Contents"><text:span text:style-name="Source_20_Text"><text:span text:style-name="T3">jdbc:firebirdsql:embedded:</text:span></text:span><text:span text:style-name="Source_20_Text"><text:span text:style-name="T1">&lt;database&gt;</text:span></text:span></text:p>
      <text:p text:style-name="Table_20_Contents">Similar to the Firebird client library, however <text:span text:style-name="Source_20_Text"><text:span text:style-name="T3">fbembed.dll</text:span></text:span> on Windows and <text:span text:style-name="Source_20_Text"><text:span text:style-name="T3">libfbembed.so</text:span></text:span> on Linux are used. Requires correctly installed and configured Firebird embedded server.<text:change text:change-id="ct108531352"/><text:change-start text:change-id="ct108531456"/></text:p>
      <text:h text:style-name="P1" text:outline-level="2"><text:bookmark text:name="__RefHeading__8769_1080388197"/><text:change-end text:change-id="ct108531456"/>Using Type 2 and Embedded Server driver<text:bookmark-end text:name="__RefHeading__8769_1080388197"/></text:h>
      <text:p text:style-name="P2">Jaybird 2.2 provides a Type 2 JDBC driver that uses the native client library to connect to the databases. Additionally Jaybird 2.2 can use the embedded version of Firebird so Java applications do not require a separate server setup.</text:p>
      <text:p text:style-name="P2">However the Type 2 driver has also limitations:</text:p>
      <text:list xml:id="list35178537" text:style-name="L12">
        <text:list-item>
          <text:p text:style-name="P31">Due to multi-threading issues in the Firebird client library as well as in the embedded server version, it is not possible to access a single connection from different threads simultaneously. When using the client library only one thread is allowed to access a connection at a time. Access to different connections from different threads is however allowed. Client library in local mode and embedded server library on Linux do not allow multithreaded access to the library. Jaybird provides necessary synchronization in Java code, however the mutex is local to the classloader that loaded the Jaybird driver<text:span text:style-name="Emphasis">. </text:span><text:span text:style-name="Strong_20_Emphasis">Care should be </text:span><text:span text:style-name="Strong_20_Emphasis">taken when deploying applications in web or application servers: put jar files in the main library directory of the web and/or application server, not in the library directory of the web or enterprise application (WEB-INF/lib directory or in the .EAR file).</text:span></text:p>
        </text:list-item>
      </text:list>
      <text:h text:style-name="Heading_20_3" text:outline-level="3"><text:bookmark text:name="__RefHeading__2789_1560579136"/>Configuring Type 2 JDBC driver<text:bookmark-end text:name="__RefHeading__2789_1560579136"/></text:h>
      <text:p text:style-name="Text_20_body">The Type 2 JDBC driver requires the Jaybird JNI library to be installed and available to the Java Virtual Machine. Precompiled binaries for Windows and Linux platforms are distributed with Jaybird.</text:p>
      <text:p text:style-name="Text_20_body"><text:span text:style-name="Strong_20_Emphasis">Please note that Jaybird 2.2 provides an update to the JNI libraries to support new features. It is not compatible with</text:span><text:change-start text:change-id="ct108531560"/><text:span text:style-name="Strong_20_Emphasis"> the</text:span><text:change-end text:change-id="ct108531560"/><text:span text:style-name="Strong_20_Emphasis"> JNI library for Jaybird 2.1.</text:span></text:p>
      <text:list xml:id="list35182834" text:style-name="L13">
        <text:list-item>
          <text:p text:style-name="P32"><text:span text:style-name="Source_20_Text"><text:span text:style-name="T3">jaybird22.dll</text:span></text:span> is a precompiled binary for the Windows platform. It was successfully tested with Windows XP and Windows 7, but there should be no issues in other Win32 OS versions. <text:line-break/>The library should be copied into a directory in the <text:span text:style-name="T1">PATH</text:span> environment variable, or be made available to the JVM using the <text:span text:style-name="Source_20_Text"><text:span text:style-name="T3">java.library.path</text:span></text:span> system property.</text:p>
        </text:list-item>
        <text:list-item>
          <text:p text:style-name="P32"><text:span text:style-name="Source_20_Text"><text:span text:style-name="T3">libjaybird22.so</text:span></text:span> is a precompiled binary for the Linux platform. It must be available via the <text:span text:style-name="T1">LD_LIBRARY_PATH</text:span> environment variable, e.g. copied into <text:span text:style-name="Source_20_Text"><text:span text:style-name="T3">/usr/lib/</text:span></text:span> directory. The library should be copied into a directory in the <text:span text:style-name="T1">LD_LIBRARY_PATH</text:span> environment variable (e.g. copied into <text:span text:style-name="Source_20_Text"><text:span text:style-name="T3">/usr/lib/</text:span></text:span> directory), or be made available to the JVM using the <text:span text:style-name="Source_20_Text"><text:span text:style-name="T3">java.library.path</text:span></text:span> system property.</text:p>
        </text:list-item>
        <text:list-item>
          <text:p text:style-name="P32">Other platforms can easily compile the JNI library by checking out the Jaybird sources from the CVS and using <text:span text:style-name="T1">./</text:span><text:span text:style-name="Source_20_Text"><text:span text:style-name="T1">build.sh compile-native </text:span></text:span>command in the directory with checked out sources.</text:p>
        </text:list-item>
        <text:list-item>
          <text:p text:style-name="P32"><office:annotation><dc:creator>Mark Rotteveel</dc:creator><dc:date>2011-11-13T12:56:07.30</dc:date><text:p text:style-name="P52"><text:span text:style-name="T21">64 bit...</text:span></text:p></office:annotation></text:p>
        </text:list-item>
      </text:list>
      <text:p text:style-name="Text_20_body">After making Jaybird JNI library available to the JVM application has to tell driver to start using this by either specifying TYPE2 or LOCAL type in the connection pool or data source properties or using appropriate JDBC URL when connecting via <text:span text:style-name="Source_20_Text"><text:span text:style-name="T3">java.sql.DriverManager</text:span></text:span>.</text:p>
      <text:h text:style-name="Heading_20_3" text:outline-level="3"><text:bookmark text:name="__RefHeading__2791_1560579136"/>Configuring Embedded Server JDBC driver<text:bookmark-end text:name="__RefHeading__2791_1560579136"/></text:h>
      <text:p text:style-name="Text_20_body"><text:change-start text:change-id="ct108531768"/><office:annotation><dc:creator>Mark Rotteveel</dc:creator><dc:date>2011-12-25T14:19:30.30</dc:date><text:p text:style-name="P52"><text:span text:style-name="T21">Not sure if this is actually correct</text:span></text:p></office:annotation><text:change-end text:change-id="ct108531768"/>The Embedded Server JDBC driver uses the same JNI library and configuration steps for the Type 2 JDBC driver. </text:p>
      <text:p text:style-name="Text_20_body">There is however one issue related to the algorithm of Firebird Embedded Server installation directory resolution. Firebird server uses pluggable architecture for internationalization. By default server loads <text:span text:style-name="Source_20_Text"><text:span text:style-name="T3">fbintl.dll</text:span></text:span> or <text:span text:style-name="Source_20_Text"><text:span text:style-name="T3">libfbintl.so</text:span></text:span> library that contains various character encodings and collation orders. This library is expected to be installed in the <text:span text:style-name="Source_20_Text"><text:span text:style-name="T3">intl/</text:span></text:span> subdirectory of the server <text:soft-page-break/>installation. The algorithm of directory resolution is the following:</text:p>
      <text:list xml:id="list35170500" text:style-name="L14">
        <text:list-item>
          <text:p text:style-name="P33"><text:span text:style-name="Source_20_Text"><text:span text:style-name="T3">FIREBIRD</text:span></text:span> environment variable.</text:p>
        </text:list-item>
        <text:list-item>
          <text:p text:style-name="P33"><text:span text:style-name="Source_20_Text"><text:span text:style-name="T3">RootDirectory</text:span></text:span> parameter in the <text:span text:style-name="Source_20_Text"><text:span text:style-name="T3">firebird.conf</text:span></text:span> file.</text:p>
        </text:list-item>
        <text:list-item>
          <text:p text:style-name="P33">The directory where server binary is located.</text:p>
        </text:list-item>
      </text:list>
      <text:p text:style-name="Text_20_body">When Embedded Server is used from Java and no <text:span text:style-name="Source_20_Text"><text:span text:style-name="T3">FIREBIRD</text:span></text:span> environment variable is specified, it tries to find <text:span text:style-name="Source_20_Text"><text:span text:style-name="T3">firebird.conf</text:span></text:span> in the directory where application binary is located. In our case application binary is JVM and therefore Embedded Server tries to find its configuration file in the <text:span text:style-name="Source_20_Text"><text:span text:style-name="T3">bin/</text:span></text:span> directory of the JDK or JRE installation. Same happens to the last item of the list. In most cases this is not desired behavior.</text:p>
      <text:p text:style-name="P2">Therefore, if the application uses character encodings, UDFs or wants to fine-tune server behavior <text:s/>through the configuration file, the <text:span text:style-name="Source_20_Text"><text:span text:style-name="T3">FIREBIRD</text:span></text:span> environment variable must be specified and point to the installation directory of the Embedded Server, e.g. current working directory.<text:change-start text:change-id="ct108531872"/></text:p>
      <text:h text:style-name="Heading_20_3" text:outline-level="3"><text:bookmark text:name="__RefHeading__4053_1508899958"/>Support for multiple JNI libraries<text:bookmark-end text:name="__RefHeading__4053_1508899958"/></text:h>
      <text:p text:style-name="Text_20_body">Upto Jaybird 2.0 only one client library could be loaded in a single JVM. That could be either an embedded Firebird library (<text:span text:style-name="Source_20_Text"><text:span text:style-name="T1">fbembed.dll</text:span></text:span><text:span text:style-name="T2">/</text:span><text:span text:style-name="Source_20_Text"><text:span text:style-name="T1">libfbembed.so</text:span></text:span>), or Firebird client library (<text:span text:style-name="Source_20_Text"><text:span text:style-name="T1">fbclient.dll</text:span></text:span><text:span text:style-name="T2">/</text:span><text:span text:style-name="Source_20_Text"><text:span text:style-name="T1">libfbclient.so</text:span></text:span>). This could lead to problems, For example, if embedded Firebird was used first, the JDBC driver would access the database file directly instead of using the local IPC protocol if only the path to the database was specified. It was not possible to change this without restarting the JVM.</text:p>
      <text:p text:style-name="P2"><text:change-end text:change-id="ct108531872"/><text:change text:change-id="ct108531976"/><text:change-start text:change-id="ct108532080"/>Since Jaybird 2.1, Jaybird is able to correctly load arbitrary number of shared libraries that implement the ISC API and forward the requests correctly depending on the type of the driver being used. This feature requires the new JNI library (<text:span text:style-name="Source_20_Text"><text:span text:style-name="T1">jaybird22.dll</text:span></text:span><text:span text:style-name="T2">/</text:span><text:span text:style-name="Source_20_Text"><text:span text:style-name="T1">libjaybird22.so</text:span></text:span>)<text:change-end text:change-id="ct108532080"/><text:change-start text:change-id="ct108532184"/></text:p>
      <text:h text:style-name="P1" text:outline-level="2"><text:bookmark text:name="__RefHeading__2755_1560579136"/><text:change-end text:change-id="ct108532184"/>Usage<text:change-start text:change-id="ct108532288"/> and Reference Manual<text:bookmark-end text:name="__RefHeading__2755_1560579136"/><text:change-end text:change-id="ct108532288"/></text:h>
      <text:h text:style-name="Heading_20_3" text:outline-level="3"><text:bookmark text:name="__RefHeading__2757_1560579136"/>Events<text:bookmark-end text:name="__RefHeading__2757_1560579136"/></text:h>
      <text:p text:style-name="Text_20_body">Events is one of the unique features in the Firebird RDBMS and allows asynchronous notification of the applications about named events that happen in the database. Information on this feature can found in the free IB 6.0 documentation set as well as in The Firebird Book by Helen Borrie.</text:p>
      <text:p text:style-name="Text_20_body">The interfaces and classes for the event support can be found in <text:span text:style-name="Source_20_Text"><text:span text:style-name="T3">org.firebirdsql.event</text:span></text:span> package, which includes:</text:p>
      <text:list xml:id="list35168637" text:style-name="L15">
        <text:list-item>
          <text:p text:style-name="P34"><text:span text:style-name="Source_20_Text"><text:span text:style-name="T3">EventManager</text:span></text:span> interface to register for the synchronous and asynchronous notification about the events in the database;</text:p>
        </text:list-item>
        <text:list-item>
          <text:p text:style-name="P34"><text:span text:style-name="Source_20_Text"><text:span text:style-name="T3">EventListener</text:span></text:span> interface which has to be implemented by the application that wants to participate in the asynchronous notification;</text:p>
        </text:list-item>
        <text:list-item>
          <text:p text:style-name="P34"><text:span text:style-name="Source_20_Text"><text:span text:style-name="T3">DatabaseEvent</text:span></text:span> interface which represents the object that will be passed to the <text:span text:style-name="Source_20_Text"><text:span text:style-name="T3">EventListener</text:span></text:span> notification method;</text:p>
        </text:list-item>
        <text:list-item>
          <text:p text:style-name="P34">Implementation of the above interfaces: <text:span text:style-name="Source_20_Text"><text:span text:style-name="T3">FBEventManager</text:span></text:span> and <text:span text:style-name="Source_20_Text"><text:span text:style-name="T3">FBDatabaseEvent</text:span></text:span>.</text:p>
        </text:list-item>
      </text:list>
      <text:p text:style-name="Text_20_body"><text:span text:style-name="Strong_20_Emphasis">Please note, that each instance of </text:span><text:span text:style-name="Source_20_Text"><text:span text:style-name="T8">FBEventManager</text:span></text:span><text:span text:style-name="Strong_20_Emphasis"> will open a new socket connection to the Firebird server on the port specified by Firebird.</text:span></text:p>
      <text:p text:style-name="Text_20_body">Similar to other <text:s/>JDBC extensions in Jaybird, the interfaces are released under the modified BSD license, the implementation of the code is released under LGPL license.</text:p>
      <text:h text:style-name="Heading_20_3" text:outline-level="3"><text:bookmark text:name="__RefHeading__2761_1560579136"/><text:change text:change-id="ct108532600"/><text:change text:change-id="ct108532496"/><text:change text:change-id="ct108532392"/>Default holdable result sets (closed ResultSet in auto-commit mode)<text:bookmark-end text:name="__RefHeading__2761_1560579136"/></text:h>
      <text:p text:style-name="Text_20_body"><text:change text:change-id="ct108532704"/><text:change-start text:change-id="ct108532808"/>This<text:change-end text:change-id="ct108532808"/> connection property <text:change text:change-id="ct108532912"/>allows to create holdable result sets by default. This is needed as an workaround for the applications that do not follow JDBC specification in regard to the auto-commit mode. </text:p>
      <text:p text:style-name="Text_20_body">Specifically, such applications open a result set and, while traversing it, execute other statements using the same connection. According to JDBC specification the result set has to be closed if another statement is executed using the same connection in auto-commit mode. Among others the OpenOffice Base users have problems with the restored JDBC 3.0 compatibility in Jaybird 2.0.</text:p>
      <text:p text:style-name="Text_20_body">The <text:change text:change-id="ct108533016"/>property is called:</text:p>
      <text:list xml:id="list35156671" text:style-name="L16">
        <text:list-item>
          <text:p text:style-name="P35"><text:span text:style-name="Source_20_Text"><text:span text:style-name="T3">defaultResultSetHoldable</text:span></text:span> as connection property for JDBC URL or for <text:span text:style-name="Source_20_Text"><text:span text:style-name="T3">java.sql.DriverManager</text:span></text:span> class and no or empty value should be assigned to it; it has an alias <text:span text:style-name="Source_20_Text"><text:span text:style-name="T3">defaultHoldable</text:span></text:span> to simplify the typing;</text:p>
        </text:list-item>
        <text:list-item>
          <text:p text:style-name="P35"><text:span text:style-name="Source_20_Text"><text:span text:style-name="T3">isc_dpb_result_set_holdable</text:span></text:span> as a DPB member;</text:p>
        </text:list-item>
        <text:list-item>
          <text:p text:style-name="P35"><text:span text:style-name="Source_20_Text"><text:span text:style-name="T3">FirebirdConnectionProperties</text:span></text:span> interface <text:change-start text:change-id="ct108531664"/>methods<text:change-end text:change-id="ct108531664"/><text:change text:change-id="ct108533120"/><text:change-start text:change-id="ct108533224"/> <text:change-end text:change-id="ct108533224"/><text:span text:style-name="Source_20_Text"><text:span text:style-name="T3">isDefaultResultSetHoldable()</text:span></text:span> and <text:span text:style-name="Source_20_Text"><text:span text:style-name="T3">setDefaultResultSetHoldable(boolean)</text:span></text:span><text:change text:change-id="ct108533328"/></text:p>
        </text:list-item>
      </text:list>
      <text:p text:style-name="Text_20_body"><text:span text:style-name="Strong_20_Emphasis">Note, the price for using this feature is that each holdable result set will be fully cached in memory. The memory occupied by it will be released when the statement that produced the result set is </text:span><text:span text:style-name="Strong_20_Emphasis">either </text:span><text:span text:style-name="Strong_20_Emphasis">closed or re-executed.</text:span></text:p>
      <text:h text:style-name="Heading_20_3" text:outline-level="3"><text:bookmark text:name="__RefHeading__2763_1560579136"/>Updatable result sets<text:bookmark-end text:name="__RefHeading__2763_1560579136"/></text:h>
      <text:p text:style-name="P2">Jaybird provides support for updatable result sets. <text:change-start text:change-id="ct108533432"/>This <text:change-end text:change-id="ct108533432"/><text:change text:change-id="ct108533536"/><text:change-start text:change-id="ct108533640"/>f<text:change-end text:change-id="ct108533640"/>eature allows<text:change-start text:change-id="ct108533744"/> a<text:change-end text:change-id="ct108533744"/> Java application to update <text:change-start text:change-id="ct108533848"/>the <text:change-end text:change-id="ct108533848"/>current record using the <text:span text:style-name="Source_20_Text"><text:span text:style-name="T3">update</text:span></text:span><text:span text:style-name="Source_20_Text"><text:span text:style-name="T9">XXX</text:span></text:span> methods of <text:span text:style-name="Source_20_Text"><text:span text:style-name="T3">java.sql.ResultSet</text:span></text:span> interface. Updates are performed within the current transaction using a best row identifier in <text:span text:style-name="Source_20_Text"><text:span text:style-name="T3">WHERE</text:span></text:span> clause. This sets the following limitation on the result set “updatability”:</text:p>
      <text:list xml:id="list35172583" text:style-name="L17">
        <text:list-item>
          <text:p text:style-name="P37">the <text:span text:style-name="Source_20_Text"><text:span text:style-name="T3">SELECT</text:span></text:span> references a single table;</text:p>
        </text:list-item>
        <text:list-item>
          <text:p text:style-name="P37"><text:soft-page-break/>all columns not referenced in <text:span text:style-name="Source_20_Text"><text:span text:style-name="T3">SELECT</text:span></text:span> permit <text:span text:style-name="Source_20_Text"><text:span text:style-name="T3">NULL</text:span></text:span>s (otherwise <text:span text:style-name="Source_20_Text"><text:span text:style-name="T3">INSERT</text:span></text:span>s will fail);</text:p>
        </text:list-item>
        <text:list-item>
          <text:p text:style-name="P37">the <text:span text:style-name="Source_20_Text"><text:span text:style-name="T3">SELECT</text:span></text:span> statement does not contain <text:span text:style-name="Source_20_Text"><text:span text:style-name="T3">DISTINCT</text:span></text:span> predicate, aggregate functions, joined tables or stored procedures;</text:p>
        </text:list-item>
        <text:list-item>
          <text:p text:style-name="P37">the <text:span text:style-name="Source_20_Text"><text:span text:style-name="T3">SELECT</text:span></text:span> statement references all columns from the table primary key definition or an <text:span text:style-name="Source_20_Text"><text:span text:style-name="T3">RDB$DB_KEY</text:span></text:span> column.</text:p>
        </text:list-item>
      </text:list>
      <text:h text:style-name="Heading_20_3" text:outline-level="3"><text:bookmark text:name="__RefHeading__2765_1560579136"/>Firebird management interfaces<text:bookmark-end text:name="__RefHeading__2765_1560579136"/></text:h>
      <text:p text:style-name="Text_20_body">Jaybird provides full support of the Firebird Services API that allows Java applications to perform various server management tasks:</text:p>
      <text:list xml:id="list35157013" text:style-name="L18">
        <text:list-item>
          <text:p text:style-name="P39">database backup/restore on remote server; it is possible to performs metadata-only backups, switch the garbage collection during backup off, restore databases with no validity constraints or active indices, etc.</text:p>
        </text:list-item>
        <text:list-item>
          <text:p text:style-name="P39">database maintenance, e.g. database shutdown, sweep, changing the forced writes settings, changing SQL dialect of the database, shadow management, etc.</text:p>
        </text:list-item>
        <text:list-item>
          <text:p text:style-name="P39">retrieving database statistics including header page statistics, system table statistics, data page statistics and index statistics.</text:p>
        </text:list-item>
        <text:list-item>
          <text:p text:style-name="P38">user management, including adding, modifying, and deleting user accounts.<text:change-start text:change-id="ct108533952"/></text:p>
        </text:list-item>
        <text:list-item>
          <text:p text:style-name="P38"><text:change-end text:change-id="ct108533952"/><text:change-start text:change-id="ct108873696"/><office:annotation><dc:creator>Mark Rotteveel</dc:creator><dc:date>2011-12-25T14:25:21.31</dc:date><text:p text:style-name="P52"><text:span text:style-name="T21">Nbackup, trace?</text:span></text:p></office:annotation><text:change-end text:change-id="ct108873696"/></text:p>
        </text:list-item>
      </text:list>
      <text:h text:style-name="Heading_20_3" text:outline-level="3"><text:bookmark text:name="__RefHeading__2767_1560579136"/>Jaybird JDBC extensions<text:bookmark-end text:name="__RefHeading__2767_1560579136"/></text:h>
      <text:p text:style-name="P2">Jaybird provides extensions to some JDBC interfaces. JDBC extension interface classes are released under modified BSD license, on “AS IS” and “do what you want” basis, this should make linking to these classes safe from the legal point of view. All classes belong to <text:span text:style-name="Source_20_Text"><text:span text:style-name="T3">org.firebirdsql.jdbc.*</text:span></text:span> package. The table below shows all JDBC extensions present in Jaybird with a driver version in which the extension was introduced.</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table:number-columns-spanned="4" office:value-type="string">
              <text:p text:style-name="Table_20_Heading">JDBC extensions</text:p>
            </table:table-cell>
            <table:covered-table-cell/>
            <table:covered-table-cell/>
            <table:covered-table-cell/>
          </table:table-row>
        </table:table-header-rows>
        <table:table-row>
          <table:table-cell table:style-name="Table4.A2" office:value-type="string">
            <text:p text:style-name="Table_20_Heading">Interface</text:p>
          </table:table-cell>
          <table:table-cell table:style-name="Table4.A2" office:value-type="string">
            <text:p text:style-name="Table_20_Heading">Since</text:p>
          </table:table-cell>
          <table:table-cell table:style-name="Table4.A2" office:value-type="string">
            <text:p text:style-name="Table_20_Heading">Method name</text:p>
          </table:table-cell>
          <table:table-cell table:style-name="Table4.A2" office:value-type="string">
            <text:p text:style-name="Table_20_Heading">Description</text:p>
          </table:table-cell>
        </table:table-row>
        <table:table-row>
          <table:table-cell table:style-name="Table4.A2" office:value-type="string">
            <text:p text:style-name="P6"><text:span text:style-name="Source_20_Text"><text:span text:style-name="T1">FirebirdDriver</text:span></text:span></text:p>
          </table:table-cell>
          <table:table-cell table:style-name="Table4.B3" office:value-type="string">
            <text:p text:style-name="P7">2.0</text:p>
          </table:table-cell>
          <table:table-cell table:style-name="Table4.A2" office:value-type="string">
            <text:p text:style-name="P6"><text:span text:style-name="Source_20_Text"><text:span text:style-name="T3">newConnectionProperties()</text:span></text:span></text:p>
          </table:table-cell>
          <table:table-cell table:style-name="Table4.A2" office:value-type="string">
            <text:p text:style-name="P6">Create new instance of <text:span text:style-name="Source_20_Text">FirebirdConnectionProperties</text:span> interface that can be used to set connection properties programmatically.</text:p>
          </table:table-cell>
        </table:table-row>
        <table:table-row>
          <table:table-cell table:style-name="Table4.A2" office:value-type="string">
            <text:p text:style-name="P9"/>
          </table:table-cell>
          <table:table-cell table:style-name="Table4.B3" office:value-type="string">
            <text:p text:style-name="P7"/>
          </table:table-cell>
          <table:table-cell table:style-name="Table4.A2" office:value-type="string">
            <text:p text:style-name="P6"><text:span text:style-name="Source_20_Text"><text:span text:style-name="T3">connect(FirebirdConnectionProperties)</text:span></text:span></text:p>
          </table:table-cell>
          <table:table-cell table:style-name="Table4.A2" office:value-type="string">
            <text:p text:style-name="P6">Connect to the Firebird database using the specified connection properties.</text:p>
          </table:table-cell>
        </table:table-row>
        <table:table-row>
          <table:table-cell table:style-name="Table4.A2" office:value-type="string">
            <text:p text:style-name="P6"><text:span text:style-name="Source_20_Text"><text:span text:style-name="T1">FirebirdConnectionProperties</text:span></text:span></text:p>
          </table:table-cell>
          <table:table-cell table:style-name="Table4.B3" office:value-type="string">
            <text:p text:style-name="P7">2.0</text:p>
          </table:table-cell>
          <table:table-cell table:style-name="Table4.A2" office:value-type="string">
            <text:p text:style-name="P6">see <text:a xlink:type="simple" xlink:href="#2.4.JDBC connection properties|outline">JDBC connection properties</text:a> section for more details.</text:p>
          </table:table-cell>
          <table:table-cell table:style-name="Table4.A2" office:value-type="string">
            <text:p text:style-name="P6"/>
          </table:table-cell>
        </table:table-row>
        <table:table-row>
          <table:table-cell table:style-name="Table4.A2" office:value-type="string">
            <text:p text:style-name="P6"><text:span text:style-name="Source_20_Text"><text:span text:style-name="T1">FirebirdConnection</text:span></text:span></text:p>
          </table:table-cell>
          <table:table-cell table:style-name="Table4.B3" office:value-type="string">
            <text:p text:style-name="P7">1.5</text:p>
          </table:table-cell>
          <table:table-cell table:style-name="Table4.A2" office:value-type="string">
            <text:p text:style-name="P6"><text:span text:style-name="Source_20_Text"><text:span text:style-name="T3">createBlob()</text:span></text:span></text:p>
          </table:table-cell>
          <table:table-cell table:style-name="Table4.A2" office:value-type="string">
            <text:p text:style-name="P6">Create new BLOB in the database. Later this BLOB can be passed as a parameter into <text:span text:style-name="Source_20_Text"><text:span text:style-name="T3">PreparedStatement</text:span></text:span> or <text:span text:style-name="Source_20_Text"><text:span text:style-name="T3">CallableStatement</text:span></text:span>.</text:p>
          </table:table-cell>
        </table:table-row>
        <table:table-row>
          <table:table-cell table:style-name="Table4.A2" office:value-type="string">
            <text:p text:style-name="P9"/>
          </table:table-cell>
          <table:table-cell table:style-name="Table4.A2" office:value-type="string">
            <text:p text:style-name="P7">1.5</text:p>
          </table:table-cell>
          <table:table-cell table:style-name="Table4.A2" office:value-type="string">
            <text:p text:style-name="P6"><text:span text:style-name="Source_20_Text"><text:span text:style-name="T3">getIscEncoding()</text:span></text:span></text:p>
          </table:table-cell>
          <table:table-cell table:style-name="Table4.A2" office:value-type="string">
            <text:p text:style-name="P6">Get connection character encoding.</text:p>
          </table:table-cell>
        </table:table-row>
        <table:table-row>
          <table:table-cell table:style-name="Table4.A2" office:value-type="string">
            <text:p text:style-name="P9"/>
          </table:table-cell>
          <table:table-cell table:style-name="Table4.A2" office:value-type="string">
            <text:p text:style-name="P7">2.0</text:p>
          </table:table-cell>
          <table:table-cell table:style-name="Table4.A2" office:value-type="string">
            <text:p text:style-name="P6"><text:span text:style-name="Source_20_Text"><text:span text:style-name="T3">getTransactionParameters(<text:line-break/> <text:s text:c="3"/>int isolationLevel<text:line-break/></text:span></text:span><text:soft-page-break/><text:span text:style-name="Source_20_Text"><text:span text:style-name="T3">)</text:span></text:span></text:p>
          </table:table-cell>
          <table:table-cell table:style-name="Table4.A2" office:value-type="string">
            <text:p text:style-name="P6">Get the TPB parameters for <text:soft-page-break/>the specified transaction isolation level.</text:p>
          </table:table-cell>
        </table:table-row>
        <table:table-row>
          <table:table-cell table:style-name="Table4.A2" office:value-type="string">
            <text:p text:style-name="P9"/>
          </table:table-cell>
          <table:table-cell table:style-name="Table4.A2" office:value-type="string">
            <text:p text:style-name="P7">2.0</text:p>
          </table:table-cell>
          <table:table-cell table:style-name="Table4.A2" office:value-type="string">
            <text:p text:style-name="P6"><text:span text:style-name="Source_20_Text"><text:span text:style-name="T3">createTransactionParameterBuffer()</text:span></text:span></text:p>
          </table:table-cell>
          <table:table-cell table:style-name="Table4.A2" office:value-type="string">
            <text:p text:style-name="P6">Create an empty transaction parameter buffer.</text:p>
          </table:table-cell>
        </table:table-row>
        <table:table-row>
          <table:table-cell table:style-name="Table4.A2" office:value-type="string">
            <text:p text:style-name="P9"/>
          </table:table-cell>
          <table:table-cell table:style-name="Table4.A2" office:value-type="string">
            <text:p text:style-name="P7">2.0</text:p>
          </table:table-cell>
          <table:table-cell table:style-name="Table4.A2" office:value-type="string">
            <text:p text:style-name="P6"><text:span text:style-name="Source_20_Text"><text:span text:style-name="T3">setTransactionParameters(<text:line-break/> <text:s text:c="3"/>int isolationLevel,<text:line-break/> <text:s text:c="3"/>TransactionParameterBuffer tpb<text:line-break/>)</text:span></text:span></text:p>
          </table:table-cell>
          <table:table-cell table:style-name="Table4.A2" office:value-type="string">
            <text:p text:style-name="P6">Set TPB parameters for the specified transaction isolation level. The newly specified mapping is valid for the whole connection lifetime.</text:p>
          </table:table-cell>
        </table:table-row>
        <table:table-row>
          <table:table-cell table:style-name="Table4.A2" office:value-type="string">
            <text:p text:style-name="P9"/>
          </table:table-cell>
          <table:table-cell table:style-name="Table4.A2" office:value-type="string">
            <text:p text:style-name="P7">2.0</text:p>
          </table:table-cell>
          <table:table-cell table:style-name="Table4.A2" office:value-type="string">
            <text:p text:style-name="P6"><text:span text:style-name="Source_20_Text"><text:span text:style-name="T3">setTransactionParameters(<text:line-break/> <text:s text:c="3"/>TransactionParameterBu</text:span></text:span><text:span text:style-name="Source_20_Text"><text:span text:style-name="T3">ffer tpb<text:line-break/>)</text:span></text:span></text:p>
          </table:table-cell>
          <table:table-cell table:style-name="Table4.A2" office:value-type="string">
            <text:p text:style-name="P6">meters are effective until the transaction isolation is changed.</text:p>
          </table:table-cell>
        </table:table-row>
        <table:table-row>
          <table:table-cell table:style-name="Table4.A2" office:value-type="string">
            <text:p text:style-name="P6"><text:span text:style-name="Source_20_Text"><text:span text:style-name="T1">FirebirdDatabaseMetaData</text:span></text:span></text:p>
          </table:table-cell>
          <table:table-cell table:style-name="Table4.A2" office:value-type="string">
            <text:p text:style-name="P7"/>
          </table:table-cell>
          <table:table-cell table:style-name="Table4.A2" office:value-type="string">
            <text:p text:style-name="P6"><text:span text:style-name="Source_20_Text"><text:span text:style-name="T3">getProcedureSourceCode(String)</text:span></text:span></text:p>
          </table:table-cell>
          <table:table-cell table:style-name="Table4.A2" office:value-type="string">
            <text:p text:style-name="P6">Get source code for the specified stored procedure name.</text:p>
          </table:table-cell>
        </table:table-row>
        <table:table-row>
          <table:table-cell table:style-name="Table4.A2" office:value-type="string">
            <text:p text:style-name="P9"/>
          </table:table-cell>
          <table:table-cell table:style-name="Table4.A2" office:value-type="string">
            <text:p text:style-name="P7"/>
          </table:table-cell>
          <table:table-cell table:style-name="Table4.A2" office:value-type="string">
            <text:p text:style-name="P6"><text:span text:style-name="Source_20_Text"><text:span text:style-name="T3">getTriggerSourceCode(Strin</text:span></text:span><text:span text:style-name="Source_20_Text"><text:span text:style-name="T3">g)</text:span></text:span></text:p>
          </table:table-cell>
          <table:table-cell table:style-name="Table4.A2" office:value-type="string">
            <text:p text:style-name="P6">Get source code for the specified trigger name.</text:p>
          </table:table-cell>
        </table:table-row>
        <table:table-row>
          <table:table-cell table:style-name="Table4.A2" office:value-type="string">
            <text:p text:style-name="P9"/>
          </table:table-cell>
          <table:table-cell table:style-name="Table4.A2" office:value-type="string">
            <text:p text:style-name="P7"/>
          </table:table-cell>
          <table:table-cell table:style-name="Table4.A2" office:value-type="string">
            <text:p text:style-name="P6"><text:span text:style-name="Source_20_Text"><text:span text:style-name="T3">getViewSourceCode(String)</text:span></text:span></text:p>
          </table:table-cell>
          <table:table-cell table:style-name="Table4.A2" office:value-type="string">
            <text:p text:style-name="P6">Get source code for the specified view name.</text:p>
          </table:table-cell>
        </table:table-row>
        <table:table-row>
          <table:table-cell table:style-name="Table4.A2" office:value-type="string">
            <text:p text:style-name="P6"><text:span text:style-name="Source_20_Text"><text:span text:style-name="T1">FirebirdStatement</text:span></text:span></text:p>
          </table:table-cell>
          <table:table-cell table:style-name="Table4.A2" office:value-type="string">
            <text:p text:style-name="P7">1.5</text:p>
          </table:table-cell>
          <table:table-cell table:style-name="Table4.A2" office:value-type="string">
            <text:p text:style-name="P6"><text:span text:style-name="Source_20_Text"><text:span text:style-name="T3">getInsertedRowsCount()<text:line-break/>getUpdatedRowsCount()<text:line-break/>getDeletedRowsCount()</text:span></text:span></text:p>
          </table:table-cell>
          <table:table-cell table:style-name="Table4.A2" office:value-type="string">
            <text:p text:style-name="P6">Extension that allows to get more precise information about outcome of some statement.</text:p>
          </table:table-cell>
        </table:table-row>
        <table:table-row>
          <table:table-cell table:style-name="Table4.A2" office:value-type="string">
            <text:p text:style-name="P9"/>
          </table:table-cell>
          <table:table-cell table:style-name="Table4.A2" office:value-type="string">
            <text:p text:style-name="P7">1.5</text:p>
          </table:table-cell>
          <table:table-cell table:style-name="Table4.A2" office:value-type="string">
            <text:p text:style-name="P6"><text:span text:style-name="Source_20_Text"><text:span text:style-name="T3">hasOpenResultSet()</text:span></text:span></text:p>
          </table:table-cell>
          <table:table-cell table:style-name="Table4.A2" office:value-type="string">
            <text:p text:style-name="P6">Check if this statement has open result set. Correctly works only when auto-commit is disabled. Check method documentation for details.</text:p>
          </table:table-cell>
        </table:table-row>
        <table:table-row>
          <table:table-cell table:style-name="Table4.A2" office:value-type="string">
            <text:p text:style-name="P9"/>
          </table:table-cell>
          <table:table-cell table:style-name="Table4.A2" office:value-type="string">
            <text:p text:style-name="P7">1.5</text:p>
          </table:table-cell>
          <table:table-cell table:style-name="Table4.A2" office:value-type="string">
            <text:p text:style-name="P6"><text:span text:style-name="Source_20_Text"><text:span text:style-name="T3">getCurrentResultSet()</text:span></text:span></text:p>
          </table:table-cell>
          <table:table-cell table:style-name="Table4.A2" office:value-type="string">
            <text:p text:style-name="P6">Get current result set. Behaviour of this method is similar to the behavior of the <text:s/><text:span text:style-name="Source_20_Text"><text:span text:style-name="T3">Statement.getResultSet()</text:span></text:span>, except that this method can be called as much as you like.</text:p>
          </table:table-cell>
        </table:table-row>
        <table:table-row>
          <table:table-cell table:style-name="Table4.A2" office:value-type="string">
            <text:p text:style-name="P9"/>
          </table:table-cell>
          <table:table-cell table:style-name="Table4.A2" office:value-type="string">
            <text:p text:style-name="P7">1.5</text:p>
          </table:table-cell>
          <table:table-cell table:style-name="Table4.A2" office:value-type="string">
            <text:p text:style-name="P6"><text:span text:style-name="Source_20_Text"><text:span text:style-name="T3">isValid()</text:span></text:span><text:span text:style-name="Source_20_Text"><text:span text:style-name="T3"><office:annotation><dc:creator>Mark Rotteveel</dc:creator><dc:date>2011-11-13T13:20:40.34</dc:date><text:p text:style-name="P52"><text:span text:style-name="T26">Remove? Is now a JDBC 4 (or 3) method?</text:span></text:p></office:annotation></text:span></text:span></text:p>
          </table:table-cell>
          <table:table-cell table:style-name="Table4.A2" office:value-type="string">
            <text:p text:style-name="P6">Check if this statement is still valid. Statement might be invalidated when connection is automatically recycled between transactions due to some irrecoverable error.</text:p>
          </table:table-cell>
        </table:table-row>
        <table:table-row>
          <table:table-cell table:style-name="Table4.A2" office:value-type="string">
            <text:p text:style-name="P9"/>
          </table:table-cell>
          <table:table-cell table:style-name="Table4.A2" office:value-type="string">
            <text:p text:style-name="P7">2.0</text:p>
          </table:table-cell>
          <table:table-cell table:style-name="Table4.A2" office:value-type="string">
            <text:p text:style-name="P6"><text:span text:style-name="Source_20_Text"><text:span text:style-name="T3">getLastExecutionPlan()</text:span></text:span></text:p>
          </table:table-cell>
          <table:table-cell table:style-name="Table4.A2" office:value-type="string">
            <text:p text:style-name="P6">Get execution plan for the last executed statement.</text:p>
          </table:table-cell>
        </table:table-row>
        <table:table-row>
          <table:table-cell table:style-name="Table4.A2" office:value-type="string">
            <text:p text:style-name="P6"><text:span text:style-name="Source_20_Text"><text:span text:style-name="T1">FirebirdPreparedStatement</text:span></text:span></text:p>
          </table:table-cell>
          <table:table-cell table:style-name="Table4.A2" office:value-type="string">
            <text:p text:style-name="P7">2.0</text:p>
          </table:table-cell>
          <table:table-cell table:style-name="Table4.A2" office:value-type="string">
            <text:p text:style-name="P6"><text:span text:style-name="Source_20_Text"><text:span text:style-name="T3">getExecutionPlan()</text:span></text:span></text:p>
          </table:table-cell>
          <table:table-cell table:style-name="Table4.A2" office:value-type="string">
            <text:p text:style-name="P6">Get the execution plan of this prepared statement.</text:p>
          </table:table-cell>
        </table:table-row>
        <table:table-row>
          <table:table-cell table:style-name="Table4.A2" office:value-type="string">
            <text:p text:style-name="P9"/>
          </table:table-cell>
          <table:table-cell table:style-name="Table4.A2" office:value-type="string">
            <text:p text:style-name="P7">2.0</text:p>
          </table:table-cell>
          <table:table-cell table:style-name="Table4.A2" office:value-type="string">
            <text:p text:style-name="P6"><text:span text:style-name="Source_20_Text"><text:span text:style-name="T3">getStatementType()</text:span></text:span></text:p>
          </table:table-cell>
          <table:table-cell table:style-name="Table4.A2" office:value-type="string">
            <text:p text:style-name="P6">Get the statement type of this <text:soft-page-break/>prepared statement.</text:p>
          </table:table-cell>
        </table:table-row>
        <table:table-row>
          <table:table-cell table:style-name="Table4.A2" office:value-type="string">
            <text:p text:style-name="P6"><text:span text:style-name="Source_20_Text"><text:span text:style-name="T1">FirebirdCallableStatement</text:span></text:span></text:p>
          </table:table-cell>
          <table:table-cell table:style-name="Table4.A2" office:value-type="string">
            <text:p text:style-name="P7">1.5</text:p>
          </table:table-cell>
          <table:table-cell table:style-name="Table4.A2" office:value-type="string">
            <text:p text:style-name="P6"><text:span text:style-name="Source_20_Text"><text:span text:style-name="T3">setSelectableProcedure(<text:line-break/> <text:s text:c="3"/>boolean selectable<text:line-break/>)</text:span></text:span></text:p>
          </table:table-cell>
          <table:table-cell table:style-name="Table4.A2" office:value-type="string">
            <text:p text:style-name="P6">Mark this callable statement as a call of the selectable procedure. By default callable statement uses <text:span text:style-name="T1">EXECUTE PROCEDURE</text:span> SQL statement to invoke stored procedures that return single row of output parameters or a result set. In former case it retrieves only the first row of the result set.</text:p>
          </table:table-cell>
        </table:table-row>
        <table:table-row>
          <table:table-cell table:style-name="Table4.A2" office:value-type="string">
            <text:p text:style-name="P6"><text:span text:style-name="Source_20_Text"><text:span text:style-name="T1">FirebirdResultSet</text:span></text:span></text:p>
          </table:table-cell>
          <table:table-cell table:style-name="Table4.A2" office:value-type="string">
            <text:p text:style-name="P7">2.0</text:p>
          </table:table-cell>
          <table:table-cell table:style-name="Table4.A2" office:value-type="string">
            <text:p text:style-name="P6"><text:span text:style-name="Source_20_Text"><text:span text:style-name="T3">getExecutionPlan()</text:span></text:span></text:p>
          </table:table-cell>
          <table:table-cell table:style-name="Table4.A2" office:value-type="string">
            <text:p text:style-name="P6">Get execution plan for this result set.</text:p>
          </table:table-cell>
        </table:table-row>
        <table:table-row>
          <table:table-cell table:style-name="Table4.A2" office:value-type="string">
            <text:p text:style-name="P6"><text:span text:style-name="Source_20_Text"><text:span text:style-name="T1">FirebirdBlob</text:span></text:span></text:p>
          </table:table-cell>
          <table:table-cell table:style-name="Table4.A2" office:value-type="string">
            <text:p text:style-name="P7">1.5</text:p>
          </table:table-cell>
          <table:table-cell table:style-name="Table4.A2" office:value-type="string">
            <text:p text:style-name="P6"><text:span text:style-name="Source_20_Text"><text:span text:style-name="T3">detach()</text:span></text:span></text:p>
          </table:table-cell>
          <table:table-cell table:style-name="Table4.A2" office:value-type="string">
            <text:p text:style-name="P6">Method “detaches” a BLOB object from the underlying result set. Lifetime of “detached” BLOB is limited by the lifetime of the connection.</text:p>
          </table:table-cell>
        </table:table-row>
        <table:table-row>
          <table:table-cell table:style-name="Table4.A2" office:value-type="string">
            <text:p text:style-name="P9"/>
          </table:table-cell>
          <table:table-cell table:style-name="Table4.A2" office:value-type="string">
            <text:p text:style-name="P7">1.5</text:p>
          </table:table-cell>
          <table:table-cell table:style-name="Table4.A2" office:value-type="string">
            <text:p text:style-name="P6"><text:span text:style-name="Source_20_Text"><text:span text:style-name="T3">isSegmented()</text:span></text:span></text:p>
          </table:table-cell>
          <table:table-cell table:style-name="Table4.A2" office:value-type="string">
            <text:p text:style-name="P6">Check if this BLOB is segmented. Seek operation is not defined for the segmented BLOBs.</text:p>
          </table:table-cell>
        </table:table-row>
        <table:table-row>
          <table:table-cell table:style-name="Table4.A2" office:value-type="string">
            <text:p text:style-name="P9"/>
          </table:table-cell>
          <table:table-cell table:style-name="Table4.A2" office:value-type="string">
            <text:p text:style-name="P7">1.5</text:p>
          </table:table-cell>
          <table:table-cell table:style-name="Table4.A2" office:value-type="string">
            <text:p text:style-name="P6"><text:span text:style-name="Source_20_Text"><text:span text:style-name="T3">setBinaryStream(<text:line-break/> <text:s/>long position<text:line-break/>)</text:span></text:span></text:p>
          </table:table-cell>
          <table:table-cell table:style-name="Table4.A2" office:value-type="string">
            <text:p text:style-name="P6">Opens an output stream at the specified position, allows modifying BLOB content. Due to server limitations only position 0 is supported.</text:p>
          </table:table-cell>
        </table:table-row>
        <table:table-row>
          <table:table-cell table:style-name="Table4.A2" office:value-type="string">
            <text:p text:style-name="P6"><text:span text:style-name="Source_20_Text"><text:span text:style-name="T1">FirebirdBlob.BlobInputStream</text:span></text:span></text:p>
          </table:table-cell>
          <table:table-cell table:style-name="Table4.A2" office:value-type="string">
            <text:p text:style-name="P7">1.5</text:p>
          </table:table-cell>
          <table:table-cell table:style-name="Table4.A2" office:value-type="string">
            <text:p text:style-name="P6"><text:span text:style-name="Source_20_Text"><text:span text:style-name="T3">getBlob()</text:span></text:span></text:p>
          </table:table-cell>
          <table:table-cell table:style-name="Table4.A2" office:value-type="string">
            <text:p text:style-name="P6">Get corresponding BLOB instance.</text:p>
          </table:table-cell>
        </table:table-row>
        <table:table-row>
          <table:table-cell table:style-name="Table4.A2" office:value-type="string">
            <text:p text:style-name="P9"/>
          </table:table-cell>
          <table:table-cell table:style-name="Table4.A2" office:value-type="string">
            <text:p text:style-name="P7">1.5</text:p>
          </table:table-cell>
          <table:table-cell table:style-name="Table4.A2" office:value-type="string">
            <text:p text:style-name="P6"><text:span text:style-name="Source_20_Text"><text:span text:style-name="T3">seek(int position)</text:span></text:span></text:p>
          </table:table-cell>
          <table:table-cell table:style-name="Table4.A2" office:value-type="string">
            <text:p text:style-name="P6">Change the position from which BLOB content will be read, works only for stream BLOBs.</text:p>
          </table:table-cell>
        </table:table-row>
        <table:table-row>
          <table:table-cell table:style-name="Table4.A2" office:value-type="string">
            <text:p text:style-name="P6"><text:span text:style-name="Source_20_Text"><text:span text:style-name="T1">FirebirdSavepoint</text:span></text:span><text:change-start text:change-id="ct108874008"/><text:span text:style-name="Source_20_Text"><text:span text:style-name="T1"><text:note text:id="ftn4" text:note-class="footnote"><text:note-citation>4</text:note-citation><text:note-body><text:p text:style-name="Footnote"><text:change-start text:change-id="ct108873904"/>To be removed in Jaybird 2.3<text:change-end text:change-id="ct108873904"/></text:p></text:note-body></text:note></text:span></text:span><text:change-end text:change-id="ct108874008"/></text:p>
          </table:table-cell>
          <table:table-cell table:style-name="Table4.A2" office:value-type="string">
            <text:p text:style-name="P7">2.0</text:p>
          </table:table-cell>
          <table:table-cell table:style-name="Table4.A2" table:number-columns-spanned="2" office:value-type="string">
            <text:p text:style-name="P6">interface is equivalent to the java.sql.Savepoint interface introduced in JDBC 3.0 specification, however allows using Firebird savepoints also in JDBC 2.0 (JDK 1.3.x) applications.</text:p>
          </table:table-cell>
          <table:covered-table-cell/>
        </table:table-row>
      </table:table>
      <text:h text:style-name="Heading_20_3" text:outline-level="3"><text:bookmark text:name="__RefHeading__2785_1560579136"/><text:change text:change-id="ct108874112"/>JDBC connection properties<text:bookmark-end text:name="__RefHeading__2785_1560579136"/></text:h>
      <text:p text:style-name="Text_20_body"><text:change-start text:change-id="ct108874216"/>The <text:change-end text:change-id="ct108874216"/><text:change text:change-id="ct108874320"/><text:change-start text:change-id="ct108874424"/>t<text:change-end text:change-id="ct108874424"/>able below <text:change text:change-id="ct108874528"/><text:change-start text:change-id="ct108874632"/>lists the <text:change-end text:change-id="ct108874632"/><text:change text:change-id="ct108874736"/>properties <text:change text:change-id="ct108874840"/><text:change-start text:change-id="ct108874944"/>for <text:change-end text:change-id="ct108874944"/>the connections that are obtained from this data source. Commonly used parameters have the corresponding getter and setter methods, <text:change-start text:change-id="ct108875048"/>the <text:change-end text:change-id="ct108875048"/>rest of the Database Parameters Block parameters can be set using <text:span text:style-name="Source_20_Text"><text:span text:style-name="T3">setNonStandardProperty</text:span></text:span> setter method.</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Table_20_Heading">Property</text:p>
            </table:table-cell>
            <table:table-cell table:style-name="Table6.A1" office:value-type="string">
              <text:p text:style-name="Table_20_Heading">Getter</text:p>
            </table:table-cell>
            <table:table-cell table:style-name="Table6.A1" office:value-type="string">
              <text:p text:style-name="Table_20_Heading">Setter</text:p>
            </table:table-cell>
            <table:table-cell table:style-name="Table6.A1" office:value-type="string">
              <text:p text:style-name="Table_20_Heading">Description</text:p>
            </table:table-cell>
          </table:table-row>
        </table:table-header-rows>
        <table:table-row>
          <table:table-cell table:style-name="Table6.A2" office:value-type="string">
            <text:p text:style-name="Table_20_Contents"><text:span text:style-name="Source_20_Text"><text:span text:style-name="T1"><office:annotation><dc:creator>Mark Rotteveel</dc:creator><dc:date>2011-10-12T20:43:39.36</dc:date><text:p text:style-name="P52"><text:span text:style-name="T26">Firebird specific property (JDBC defines serverName, databaseName and portNumber), not included in new ds implementations</text:span></text:p></office:annotation></text:span></text:span><text:span text:style-name="Source_20_Text"><text:span text:style-name="T1"><office:annotation><dc:creator>Unknown Author</dc:creator><dc:date>2011-10-15T22:22:40.36</dc:date><text:p text:style-name="P52"><text:span text:style-name="T24">IIRC, It was "database" in JDBC 2.0 optional...</text:span></text:p><text:p><text:span text:style-name="T27"/></text:p></office:annotation></text:span></text:span><text:span text:style-name="Source_20_Text"><text:span text:style-name="T1"><office:annotation><dc:creator>Mark Rotteveel</dc:creator><dc:date>2011-11-13T13:23:31.36</dc:date><text:p text:style-name="P52"><text:span text:style-name="T24">Reply to Unknown Author (15-10-2011, 22:22): "..."</text:span></text:p><text:p><text:span text:style-name="T27">I looked it up: JDBC 2.0 stdext on page 12 specifies databaseName. However I will add database and other FirebirdConnectionProperties back in (deprecated) to make sure the transition is smooth</text:span></text:p></office:annotation></text:span></text:span><text:span text:style-name="Source_20_Text"><text:span text:style-name="T1">database</text:span></text:span></text:p>
          </table:table-cell>
          <table:table-cell table:style-name="Table6.B2" office:value-type="string">
            <text:p text:style-name="P7">+</text:p>
          </table:table-cell>
          <table:table-cell table:style-name="Table6.C21" office:value-type="string">
            <text:p text:style-name="P7">+</text:p>
          </table:table-cell>
          <table:table-cell table:style-name="Table6.D2" office:value-type="string">
            <text:p text:style-name="Table_20_Contents"><text:change-start text:change-id="ct108875152"/>(deprecated) <text:change-end text:change-id="ct108875152"/>Path to the database in <text:soft-page-break/>the format</text:p>
            <text:p text:style-name="Table_20_Contents"><text:span text:style-name="Source_20_Text"><text:span text:style-name="T3">[host/port:]</text:span></text:span><text:change text:change-id="ct108875256"/><text:change-start text:change-id="ct108875360"/><text:span text:style-name="Source_20_Text"><text:span text:style-name="T1">&lt;database&gt;</text:span></text:span><text:change-end text:change-id="ct108875360"/><text:change-start text:change-id="ct108875464"/></text:p>
            <text:p text:style-name="Table_20_Contents"><text:span text:style-name="Source_20_Text"><text:span text:style-name="T4">This property is not specified in the JDBC standard. Use the the standard defined </text:span></text:span><text:span text:style-name="Source_20_Text"><text:span text:style-name="T1">serverName</text:span></text:span><text:span text:style-name="Source_20_Text"><text:span text:style-name="T4">, </text:span></text:span><text:span text:style-name="Source_20_Text"><text:span text:style-name="T1">portNum</text:span></text:span><text:change-end text:change-id="ct108875464"/><text:change-start text:change-id="ct108875568"/><text:span text:style-name="Source_20_Text"><text:span text:style-name="T1">ber</text:span></text:span><text:span text:style-name="Source_20_Text"><text:span text:style-name="T4"> and </text:span></text:span><text:span text:style-name="Source_20_Text"><text:span text:style-name="T1">databaseName</text:span></text:span><text:span text:style-name="Source_20_Text"><text:span text:style-name="T4"> instead</text:span></text:span><text:change-end text:change-id="ct108875568"/></text:p>
          </table:table-cell>
        </table:table-row>
        <table:table-row>
          <table:table-cell table:style-name="Table6.A21" office:value-type="string">
            <text:p text:style-name="P8"><text:change-start text:change-id="ct108875672"/>s<text:change-end text:change-id="ct108875672"/><text:change-start text:change-id="ct108875776"/>erverName<text:change-end text:change-id="ct108875776"/></text:p>
          </table:table-cell>
          <table:table-cell table:style-name="Table6.B3" office:value-type="string">
            <text:p text:style-name="P7"><text:change-start text:change-id="ct108875880"/>+<text:change-end text:change-id="ct108875880"/></text:p>
          </table:table-cell>
          <table:table-cell table:style-name="Table6.C21" office:value-type="string">
            <text:p text:style-name="P7"><text:change-start text:change-id="ct108875984"/>+<text:change-end text:change-id="ct108875984"/></text:p>
          </table:table-cell>
          <table:table-cell table:style-name="Table6.D3" office:value-type="string">
            <text:p text:style-name="Table_20_Contents"><text:change-start text:change-id="ct108876088"/>Hostname or IP address<text:change-end text:change-id="ct108876088"/><text:change-start text:change-id="ct108876192"/> of the Firebird server<text:change-end text:change-id="ct108876192"/></text:p>
          </table:table-cell>
        </table:table-row>
        <table:table-row>
          <table:table-cell table:style-name="Table6.A21" office:value-type="string">
            <text:p text:style-name="P8"><text:change-start text:change-id="ct108876296"/>portNumber<text:change-end text:change-id="ct108876296"/></text:p>
          </table:table-cell>
          <table:table-cell table:style-name="Table6.B4" office:value-type="string">
            <text:p text:style-name="P7"><text:change-start text:change-id="ct108876400"/>+<text:change-end text:change-id="ct108876400"/></text:p>
          </table:table-cell>
          <table:table-cell table:style-name="Table6.C21" office:value-type="string">
            <text:p text:style-name="P7"><text:change-start text:change-id="ct108876504"/>+<text:change-end text:change-id="ct108876504"/></text:p>
          </table:table-cell>
          <table:table-cell table:style-name="Table6.D4" office:value-type="string">
            <text:p text:style-name="Table_20_Contents"><text:change-start text:change-id="ct108876608"/>Portnumber of the Firebird server<text:change-end text:change-id="ct108876608"/></text:p>
          </table:table-cell>
        </table:table-row>
        <table:table-row>
          <table:table-cell table:style-name="Table6.A21" office:value-type="string">
            <text:p text:style-name="P8"><text:change-start text:change-id="ct108876712"/>databaseName<text:change-end text:change-id="ct108876712"/></text:p>
          </table:table-cell>
          <table:table-cell table:style-name="Table6.B5" office:value-type="string">
            <text:p text:style-name="P7"><text:change-start text:change-id="ct108876816"/>+<text:change-end text:change-id="ct108876816"/></text:p>
          </table:table-cell>
          <table:table-cell table:style-name="Table6.C21" office:value-type="string">
            <text:p text:style-name="P7"><text:change-start text:change-id="ct108876920"/>+<text:change-end text:change-id="ct108876920"/></text:p>
          </table:table-cell>
          <table:table-cell table:style-name="Table6.D5" office:value-type="string">
            <text:p text:style-name="Table_20_Contents"><text:change-start text:change-id="ct108877024"/>Database alias or full-path<text:change-end text:change-id="ct108877024"/></text:p>
          </table:table-cell>
        </table:table-row>
        <table:table-row>
          <table:table-cell table:style-name="Table6.A21" office:value-type="string">
            <text:p text:style-name="Table_20_Contents"><text:span text:style-name="Source_20_Text"><text:span text:style-name="T1">type</text:span></text:span></text:p>
          </table:table-cell>
          <table:table-cell table:style-name="Table6.B6" office:value-type="string">
            <text:p text:style-name="P7">+</text:p>
          </table:table-cell>
          <table:table-cell table:style-name="Table6.C21" office:value-type="string">
            <text:p text:style-name="P7">+</text:p>
          </table:table-cell>
          <table:table-cell table:style-name="Table6.D6" office:value-type="string">
            <text:p text:style-name="Table_20_Contents">Type of the driver to use. Possible values are:</text:p>
            <text:list xml:id="list35174223" text:style-name="L19">
              <text:list-item>
                <text:p text:style-name="P50"><text:span text:style-name="Source_20_Text"><text:span text:style-name="T3">PURE_JAVA</text:span></text:span> or <text:span text:style-name="Source_20_Text"><text:span text:style-name="T3">TYPE4</text:span></text:span> for type 4 JDBC driver </text:p>
              </text:list-item>
              <text:list-item>
                <text:p text:style-name="P50"><text:span text:style-name="Source_20_Text"><text:span text:style-name="T3">NATIVE</text:span></text:span> or <text:span text:style-name="Source_20_Text"><text:span text:style-name="T3">TYPE2</text:span></text:span> for type 2 JDBC driver </text:p>
              </text:list-item>
              <text:list-item>
                <text:p text:style-name="P45"><text:span text:style-name="Source_20_Text"><text:span text:style-name="T3">EMBEDDED</text:span></text:span> for using embedded version of the Firebird. </text:p>
              </text:list-item>
            </text:list>
          </table:table-cell>
        </table:table-row>
        <table:table-row>
          <table:table-cell table:style-name="Table6.A21" office:value-type="string">
            <text:p text:style-name="Table_20_Contents"><text:span text:style-name="Source_20_Text"><text:span text:style-name="T1">blobBufferSize</text:span></text:span></text:p>
          </table:table-cell>
          <table:table-cell table:style-name="Table6.B7" office:value-type="string">
            <text:p text:style-name="P7">+</text:p>
          </table:table-cell>
          <table:table-cell table:style-name="Table6.C21" office:value-type="string">
            <text:p text:style-name="P7">+</text:p>
          </table:table-cell>
          <table:table-cell table:style-name="Table6.D7" office:value-type="string">
            <text:p text:style-name="Table_20_Contents">Size of the buffer used to transfer BLOB content. Maximum value is 64k-1.</text:p>
          </table:table-cell>
        </table:table-row>
        <table:table-row>
          <table:table-cell table:style-name="Table6.A21" office:value-type="string">
            <text:p text:style-name="Table_20_Contents"><text:change-start text:change-id="ct108877128"/><text:span text:style-name="Source_20_Text"><text:span text:style-name="T1"><office:annotation><dc:creator>Mark Rotteveel</dc:creator><dc:date>2011-12-25T14:33:27.37</dc:date><text:p text:style-name="P52"><text:span text:style-name="T26">Look at current implementation, could mean only send buffer is affected and not receive buffer</text:span></text:p></office:annotation></text:span></text:span><text:change-end text:change-id="ct108877128"/><text:span text:style-name="Source_20_Text"><text:span text:style-name="T1">socketBufferSize</text:span></text:span></text:p>
          </table:table-cell>
          <table:table-cell table:style-name="Table6.B8" office:value-type="string">
            <text:p text:style-name="P7">+</text:p>
          </table:table-cell>
          <table:table-cell table:style-name="Table6.C21" office:value-type="string">
            <text:p text:style-name="P7">+</text:p>
          </table:table-cell>
          <table:table-cell table:style-name="Table6.D8" office:value-type="string">
            <text:p text:style-name="Table_20_Contents">Size of the socket buffer. Needed on some Linux machines to fix performance degradation.</text:p>
          </table:table-cell>
        </table:table-row>
        <table:table-row>
          <table:table-cell table:style-name="Table6.A21" office:value-type="string">
            <text:p text:style-name="Table_20_Contents"><text:span text:style-name="Source_20_Text"><text:span text:style-name="T1">buffersNumber</text:span></text:span></text:p>
          </table:table-cell>
          <table:table-cell table:style-name="Table6.B9" office:value-type="string">
            <text:p text:style-name="P7">+</text:p>
          </table:table-cell>
          <table:table-cell table:style-name="Table6.C21" office:value-type="string">
            <text:p text:style-name="P7">+</text:p>
          </table:table-cell>
          <table:table-cell table:style-name="Table6.D9" office:value-type="string">
            <text:p text:style-name="Table_20_Contents">Number of cache buffers (in database pages) that will be allocated for the connection. Makes sense for ClassicServer only.</text:p>
          </table:table-cell>
        </table:table-row>
        <table:table-row>
          <table:table-cell table:style-name="Table6.A21" office:value-type="string">
            <text:p text:style-name="Table_20_Contents"><text:span text:style-name="Source_20_Text"><text:span text:style-name="T1">charSet</text:span></text:span></text:p>
          </table:table-cell>
          <table:table-cell table:style-name="Table6.B10" office:value-type="string">
            <text:p text:style-name="P7">+</text:p>
          </table:table-cell>
          <table:table-cell table:style-name="Table6.C21" office:value-type="string">
            <text:p text:style-name="P7">+</text:p>
          </table:table-cell>
          <table:table-cell table:style-name="Table6.D10" office:value-type="string">
            <text:p text:style-name="Table_20_Contents">Character set for the connection. Similar to <text:span text:style-name="Source_20_Text"><text:span text:style-name="T3">encoding</text:span></text:span> property, but accepts Java names instead of Firebird ones.</text:p>
          </table:table-cell>
        </table:table-row>
        <table:table-row>
          <table:table-cell table:style-name="Table6.A21" office:value-type="string">
            <text:p text:style-name="Table_20_Contents"><text:span text:style-name="Source_20_Text"><text:span text:style-name="T1">encoding</text:span></text:span></text:p>
          </table:table-cell>
          <table:table-cell table:style-name="Table6.B11" office:value-type="string">
            <text:p text:style-name="P7">+</text:p>
          </table:table-cell>
          <table:table-cell table:style-name="Table6.C21" office:value-type="string">
            <text:p text:style-name="P7">+</text:p>
          </table:table-cell>
          <table:table-cell table:style-name="Table6.D11" office:value-type="string">
            <text:p text:style-name="Table_20_Contents">Character encoding for the connection. See Firebird documentation for more information.</text:p>
          </table:table-cell>
        </table:table-row>
        <table:table-row>
          <table:table-cell table:style-name="Table6.A21" office:value-type="string">
            <text:p text:style-name="Table_20_Contents"><text:span text:style-name="Source_20_Text"><text:span text:style-name="T1">useTranslation</text:span></text:span></text:p>
          </table:table-cell>
          <table:table-cell table:style-name="Table6.B12" office:value-type="string">
            <text:p text:style-name="P7">+</text:p>
          </table:table-cell>
          <table:table-cell table:style-name="Table6.C21" office:value-type="string">
            <text:p text:style-name="P7">+</text:p>
          </table:table-cell>
          <table:table-cell table:style-name="Table6.D12" office:value-type="string">
            <text:p text:style-name="Table_20_Contents">Path to the properties file containing character translation map.</text:p>
          </table:table-cell>
        </table:table-row>
        <table:table-row>
          <table:table-cell table:style-name="Table6.A21" office:value-type="string">
            <text:p text:style-name="Table_20_Contents"><text:span text:style-name="Source_20_Text"><text:span text:style-name="T1">password</text:span></text:span></text:p>
          </table:table-cell>
          <table:table-cell table:style-name="Table6.B13" office:value-type="string">
            <text:p text:style-name="P7">+</text:p>
          </table:table-cell>
          <table:table-cell table:style-name="Table6.C21" office:value-type="string">
            <text:p text:style-name="P7">+</text:p>
          </table:table-cell>
          <table:table-cell table:style-name="Table6.D13" office:value-type="string">
            <text:p text:style-name="Table_20_Contents">Corresponding password.</text:p>
          </table:table-cell>
        </table:table-row>
        <table:table-row>
          <table:table-cell table:style-name="Table6.A21" office:value-type="string">
            <text:p text:style-name="Table_20_Contents"><text:span text:style-name="Source_20_Text"><text:span text:style-name="T1">roleName</text:span></text:span></text:p>
          </table:table-cell>
          <table:table-cell table:style-name="Table6.B14" office:value-type="string">
            <text:p text:style-name="P7">+</text:p>
          </table:table-cell>
          <table:table-cell table:style-name="Table6.C21" office:value-type="string">
            <text:p text:style-name="P7">+</text:p>
          </table:table-cell>
          <table:table-cell table:style-name="Table6.D14" office:value-type="string">
            <text:p text:style-name="Table_20_Contents"><text:s/>SQL role to use.</text:p>
          </table:table-cell>
        </table:table-row>
        <table:table-row>
          <table:table-cell table:style-name="Table6.A21" office:value-type="string">
            <text:p text:style-name="Table_20_Contents"><text:span text:style-name="Source_20_Text"><text:span text:style-name="T1">userName</text:span></text:span></text:p>
          </table:table-cell>
          <table:table-cell table:style-name="Table6.B15" office:value-type="string">
            <text:p text:style-name="P7">+</text:p>
          </table:table-cell>
          <table:table-cell table:style-name="Table6.C21" office:value-type="string">
            <text:p text:style-name="P7">+</text:p>
          </table:table-cell>
          <table:table-cell table:style-name="Table6.D15" office:value-type="string">
            <text:p text:style-name="Table_20_Contents">Name of the user that will be used by default.</text:p>
          </table:table-cell>
        </table:table-row>
        <table:table-row>
          <table:table-cell table:style-name="Table6.A21" office:value-type="string">
            <text:p text:style-name="Table_20_Contents"><text:span text:style-name="Source_20_Text"><text:span text:style-name="T1">useStreamBlobs</text:span></text:span></text:p>
          </table:table-cell>
          <table:table-cell table:style-name="Table6.B16" office:value-type="string">
            <text:p text:style-name="P7">+</text:p>
          </table:table-cell>
          <table:table-cell table:style-name="Table6.C21" office:value-type="string">
            <text:p text:style-name="P7">+</text:p>
          </table:table-cell>
          <table:table-cell table:style-name="Table6.D16" office:value-type="string">
            <text:p text:style-name="Table_20_Contents">Boolean flag tells driver whether stream BLOBs should be created by <text:soft-page-break/>the driver, by default “false”. Stream BLOBs allow “seek” operation to be called, however due to a bug in gbak utility they are disabled by default.</text:p>
          </table:table-cell>
        </table:table-row>
        <table:table-row>
          <table:table-cell table:style-name="Table6.A21" office:value-type="string">
            <text:p text:style-name="Table_20_Contents"><text:span text:style-name="Source_20_Text"><text:span text:style-name="T1">useStandardUdf</text:span></text:span></text:p>
          </table:table-cell>
          <table:table-cell table:style-name="Table6.B17" office:value-type="string">
            <text:p text:style-name="P7">+</text:p>
          </table:table-cell>
          <table:table-cell table:style-name="Table6.C21" office:value-type="string">
            <text:p text:style-name="P7">+</text:p>
          </table:table-cell>
          <table:table-cell table:style-name="Table6.D17" office:value-type="string">
            <text:p text:style-name="Table_20_Contents">Boolean flag tells driver to assume that standard UDFs are defined in the database. This extends the set of functions available via escaped function calls. This does not affect non-escaped use of functions.</text:p>
          </table:table-cell>
        </table:table-row>
        <table:table-row>
          <table:table-cell table:style-name="Table6.A21" office:value-type="string">
            <text:p text:style-name="Table_20_Contents"><text:span text:style-name="Source_20_Text"><text:span text:style-name="T1">defaultResultSetHol</text:span></text:span><text:span text:style-name="Source_20_Text"><text:span text:style-name="T1">dable</text:span></text:span></text:p>
          </table:table-cell>
          <table:table-cell table:style-name="Table6.B18" office:value-type="string">
            <text:p text:style-name="P7">+</text:p>
          </table:table-cell>
          <table:table-cell table:style-name="Table6.C21" office:value-type="string">
            <text:p text:style-name="P7">+</text:p>
          </table:table-cell>
          <table:table-cell table:style-name="Table6.D18" office:value-type="string">
            <text:p text:style-name="Table_20_Contents">Boolean flag tells driver to construct the default result set to be holdable. This prevents it from closing in auto-commit mode if another statement is executed over the same connection.</text:p>
          </table:table-cell>
        </table:table-row>
        <table:table-row>
          <table:table-cell table:style-name="Table6.A21" office:value-type="string">
            <text:p text:style-name="Table_20_Contents"><text:span text:style-name="Source_20_Text"><text:span text:style-name="T1">tpbMapping</text:span></text:span></text:p>
          </table:table-cell>
          <table:table-cell table:style-name="Table6.B19" office:value-type="string">
            <text:p text:style-name="P7">+</text:p>
          </table:table-cell>
          <table:table-cell table:style-name="Table6.C21" office:value-type="string">
            <text:p text:style-name="P7">+</text:p>
          </table:table-cell>
          <table:table-cell table:style-name="Table6.D19" office:value-type="string">
            <text:p text:style-name="Table_20_Contents">TPB mapping for different transaction isolation modes.</text:p>
          </table:table-cell>
        </table:table-row>
        <table:table-row>
          <table:table-cell table:style-name="Table6.A21" office:value-type="string">
            <text:p text:style-name="Table_20_Contents"><text:span text:style-name="Source_20_Text"><text:span text:style-name="T1">defaultIsolation</text:span></text:span></text:p>
          </table:table-cell>
          <table:table-cell table:style-name="Table6.B20" office:value-type="string">
            <text:p text:style-name="P7">+</text:p>
          </table:table-cell>
          <table:table-cell table:style-name="Table6.C21" office:value-type="string">
            <text:p text:style-name="P7">+</text:p>
          </table:table-cell>
          <table:table-cell table:style-name="Table6.D20" office:value-type="string">
            <text:p text:style-name="Table_20_Contents">Default transaction isolation level. All newly created connections will have this isolation level. One of:</text:p>
            <text:list xml:id="list35157603" text:style-name="L20">
              <text:list-item>
                <text:p text:style-name="P51"><text:span text:style-name="Source_20_Text"><text:span text:style-name="T1">TRANSACTION_READ_COMMITTE</text:span></text:span><text:span text:style-name="Source_20_Text"><text:span text:style-name="T1">D</text:span></text:span><text:span text:style-name="T1"> </text:span></text:p>
              </text:list-item>
              <text:list-item>
                <text:p text:style-name="P51"><text:span text:style-name="Source_20_Text"><text:span text:style-name="T1">TRANSACTION_REPEATABLE_READ</text:span></text:span><text:span text:style-name="T1"> </text:span></text:p>
              </text:list-item>
              <text:list-item>
                <text:p text:style-name="P46"><text:span text:style-name="Source_20_Text"><text:span text:style-name="T1">TRANSACTION_SERIALIZABLE</text:span></text:span> </text:p>
              </text:list-item>
            </text:list>
          </table:table-cell>
        </table:table-row>
        <table:table-row>
          <table:table-cell table:style-name="Table6.A21" office:value-type="string">
            <text:p text:style-name="Table_20_Contents"><text:span text:style-name="Source_20_Text"><text:span text:style-name="T1">defaultTransactionIsolation</text:span></text:span></text:p>
          </table:table-cell>
          <table:table-cell table:style-name="Table6.B21" office:value-type="string">
            <text:p text:style-name="P7">+</text:p>
          </table:table-cell>
          <table:table-cell table:style-name="Table6.C21" office:value-type="string">
            <text:p text:style-name="P7">+</text:p>
          </table:table-cell>
          <table:table-cell table:style-name="Table6.D21" office:value-type="string">
            <text:p text:style-name="Table_20_Contents">Integer value from <text:span text:style-name="Source_20_Text"><text:span text:style-name="T3">java.sql.Connection</text:span></text:span> interface corresponding to the transaction isolation level specified in <text:span text:style-name="Source_20_Text"><text:span text:style-name="T3">isolation</text:span></text:span> property.</text:p>
          </table:table-cell>
        </table:table-row>
        <table:table-row>
          <table:table-cell table:style-name="Table6.A22" office:value-type="string">
            <text:p text:style-name="Table_20_Contents"><text:span text:style-name="Source_20_Text"><text:span text:style-name="T1">nonStandardProperty</text:span></text:span></text:p>
          </table:table-cell>
          <table:table-cell table:style-name="Table6.B22" office:value-type="string">
            <text:p text:style-name="P7"><text:span text:style-name="Source_20_Text"><text:span text:style-name="T3">getNonStandardProperty(String)</text:span></text:span></text:p>
          </table:table-cell>
          <table:table-cell table:style-name="Table6.C22" office:value-type="string">
            <text:p text:style-name="P7">+</text:p>
            <text:p text:style-name="P7"><text:span text:style-name="Source_20_Text"><text:span text:style-name="T3">setNonStandardProperty(String)</text:span></text:span></text:p>
            <text:p text:style-name="P7"><text:span text:style-name="Source_20_Text"><text:span text:style-name="T3">setNonStandardProperty(String, String)</text:span></text:span></text:p>
          </table:table-cell>
          <table:table-cell table:style-name="Table6.D22" office:value-type="string">
            <text:p text:style-name="Table_20_Contents">Allows to set any valid connection property that does not have corresponding setter method. Two setters are available: </text:p>
            <text:p text:style-name="Table_20_Contents"><text:span text:style-name="Source_20_Text"><text:span text:style-name="T3">setNonStandardProperty(String)</text:span></text:span> method takes only one parameter in form <text:span text:style-name="Source_20_Text">“</text:span><text:span text:style-name="Source_20_Text"><text:span text:style-name="T3">propertyName[=propertyValue]</text:span></text:span><text:span text:style-name="Source_20_Text">”</text:span>, this allows setting non-standard parameters using configuration files.</text:p>
            <text:p text:style-name="Table_20_Contents"><text:span text:style-name="Source_20_Text"><text:span text:style-name="T3">setNonStandardProperty(String, </text:span></text:span><text:span text:style-name="Source_20_Text"><text:span text:style-name="T3">String)</text:span></text:span> takes property name as first parameter, and its value as the second parameter.</text:p>
          </table:table-cell>
        </table:table-row>
      </table:table>
      <text:h text:style-name="P40" text:outline-level="2"><text:change-start text:change-id="ct108877232"/></text:h>
      <text:h text:style-name="P1" text:outline-level="2"><text:bookmark text:name="__RefHeading__2793_1560579136"/><text:change-end text:change-id="ct108877232"/>JDBC Compatibility<text:bookmark-end text:name="__RefHeading__2793_1560579136"/></text:h>
      <text:p text:style-name="Text_20_body">The <text:change-start text:change-id="ct108877336"/>Jaybird <text:change-end text:change-id="ct108877336"/>driver is not officially JDBC-compliant <text:change text:change-id="ct108877440"/><text:change-start text:change-id="ct108877544"/>as the <text:change-end text:change-id="ct108877544"/><text:change text:change-id="ct108877648"/>certification procedure is too expensive. The following lists some of the differences between JDBC specification and Jaybird implementation. This list is not exhaustiv<text:change text:change-id="ct108916664"/><text:change-start text:change-id="ct108916768"/>e<text:change-end text:change-id="ct108916768"/><text:change-start text:change-id="ct108916872"/>.<text:change-end text:change-id="ct108916872"/></text:p>
      <text:h text:style-name="Heading_20_3" text:outline-level="3"><text:bookmark text:name="__RefHeading__2795_1560579136"/>JDBC deviations and unimplemented features<text:bookmark-end text:name="__RefHeading__2795_1560579136"/></text:h>
      <text:p text:style-name="Text_20_body">The following optional features and the methods for their support are not implemented:</text:p>
      <text:list xml:id="list35203454" text:continue-list="list35177537" text:style-name="L1">
        <text:list-item>
          <text:p text:style-name="P16"><text:span text:style-name="Source_20_Text"><text:span text:style-name="T3">java.sql.Array</text:span></text:span> data type is not yet supported<text:change text:change-id="ct108916976"/></text:p>
        </text:list-item>
        <text:list-item>
          <text:p text:style-name="P16"><text:span text:style-name="Source_20_Text"><text:span text:style-name="T3">java.sql.Blob</text:span></text:span> does not implement following methods:</text:p>
          <text:list>
            <text:list-item>
              <text:p text:style-name="P16"><text:span text:style-name="Source_20_Text"><text:span text:style-name="T3">position(Blob, long)</text:span></text:span> and <text:span text:style-name="Source_20_Text"><text:span text:style-name="T3">position(byte[], long)</text:span></text:span>; Firebird does not provide any server-side optimization for these calls, client application must fetch complete BLOB content from the server to do pattern search.</text:p>
            </text:list-item>
            <text:list-item>
              <text:p text:style-name="P16"><text:span text:style-name="Source_20_Text"><text:span text:style-name="T3">truncate(long)</text:span></text:span>; Firebird does not provide such functionality on the server side, application must fetch old BLOB from the server and pump old content into a newly created BLOB.</text:p>
            </text:list-item>
          </text:list>
        </text:list-item>
        <text:list-item>
          <text:p text:style-name="P16"><text:span text:style-name="Source_20_Text"><text:span text:style-name="T3">java.sql.Connection</text:span></text:span></text:p>
          <text:list>
            <text:list-item>
              <text:p text:style-name="P16"><text:span text:style-name="Source_20_Text"><text:span text:style-name="T3">getCatalog()</text:span></text:span> and <text:span text:style-name="Source_20_Text"><text:span text:style-name="T3">setCatalog(String)</text:span></text:span> are not supported by Firebird server<text:change text:change-id="ct108917080"/></text:p>
            </text:list-item>
            <text:list-item>
              <text:p text:style-name="P16"><text:span text:style-name="Source_20_Text"><text:span text:style-name="T3">getTypeMap()</text:span></text:span> and <text:span text:style-name="Source_20_Text"><text:span text:style-name="T3">setTypeMap(Map)</text:span></text:span> are not supported<text:change text:change-id="ct108917184"/></text:p>
            </text:list-item>
          </text:list>
        </text:list-item>
        <text:list-item>
          <text:p text:style-name="P16"><text:span text:style-name="Source_20_Text"><text:span text:style-name="T3">java.sql.Ref</text:span></text:span><text:span text:style-name="Source_20_Text"> </text:span>data type is not supported by Firebird server<text:change text:change-id="ct108917288"/></text:p>
        </text:list-item>
        <text:list-item>
          <text:p text:style-name="P16"><text:span text:style-name="Source_20_Text"><text:span text:style-name="T3">java.sql.SQLData</text:span></text:span> data type is not supported by Firebird server<text:change text:change-id="ct108917392"/></text:p>
        </text:list-item>
        <text:list-item>
          <text:p text:style-name="P16"><text:span text:style-name="Source_20_Text"><text:span text:style-name="T3">java.sql.SQLInput</text:span></text:span> is not supported<text:change text:change-id="ct108917496"/></text:p>
        </text:list-item>
        <text:list-item>
          <text:p text:style-name="P16"><text:span text:style-name="Source_20_Text"><text:span text:style-name="T3">java.sql.SQLOutput</text:span></text:span> is not supported<text:change-start text:change-id="ct108917600"/></text:p>
        </text:list-item>
        <text:list-item>
          <text:p text:style-name="P16"><text:change-end text:change-id="ct108917600"/><text:change text:change-id="ct108917704"/><text:change-start text:change-id="ct108917808"/><text:span text:style-name="T1">java.sql.SQLXML</text:span> is not supported</text:p>
        </text:list-item>
        <text:list-item>
          <text:p text:style-name="P16"><text:span text:style-name="T1">java.sql</text:span><text:change-end text:change-id="ct108917808"/><text:change-start text:change-id="ct108917912"/><text:span text:style-name="T1">.RowId</text:span> is not supported</text:p>
        </text:list-item>
        <text:list-item>
          <text:p text:style-name="P16"><text:span text:style-name="T1">java.sql.NClob</text:span> is not supported<text:change-end text:change-id="ct108917912"/></text:p>
        </text:list-item>
        <text:list-item>
          <text:p text:style-name="P16"><text:span text:style-name="Source_20_Text"><text:span text:style-name="T3"><office:annotation><dc:creator>Mark Rotteveel</dc:creator><dc:date>2011-10-12T20:54:26.39</dc:date><text:p text:style-name="P52"><text:span text:style-name="T26">Changed in 2.2</text:span></text:p></office:annotation></text:span></text:span><text:span text:style-name="Source_20_Text"><text:span text:style-name="T3"><office:annotation><dc:creator>Unknown Author</dc:creator><dc:date>2011-10-15T22:31:43.39</dc:date><text:p text:style-name="P52"><text:span text:style-name="T24">BTW, Firebird now supports cancel for the statements, but we do not implement it yet...</text:span></text:p><text:p><text:span text:style-name="T27"/></text:p></office:annotation></text:span></text:span><text:span text:style-name="Source_20_Text"><text:span text:style-name="T3">java.sql.Statement</text:span></text:span></text:p>
          <text:list>
            <text:list-item>
              <text:p text:style-name="P16"><text:span text:style-name="Source_20_Text"><text:span text:style-name="T3">cancel()</text:span></text:span> is not supported by Jaybird</text:p>
            </text:list-item>
          </text:list>
        </text:list-item>
        <text:list-item>
          <text:p text:style-name="P16"><text:span text:style-name="Source_20_Text"><text:span text:style-name="T3">java.sql.Struct</text:span></text:span> data type is not supported by server.</text:p>
        </text:list-item>
      </text:list>
      <text:p text:style-name="Text_20_body">The following methods are implemented, but deviate from the specification:</text:p>
      <text:list xml:id="list35203545" text:continue-list="list35203454" text:style-name="L1">
        <text:list-item text:start-value="1">
          <text:p text:style-name="P16"><text:span text:style-name="Source_20_Text"><text:span text:style-name="T3">java.sql.Statement</text:span></text:span> </text:p>
          <text:list>
            <text:list-item>
              <text:p text:style-name="P16"><text:span text:style-name="Source_20_Text"><text:span text:style-name="T3">get</text:span></text:span><text:span text:style-name="Source_20_Text">/</text:span><text:span text:style-name="Source_20_Text"><text:span text:style-name="T3">setMaxFieldSize</text:span></text:span> does nothing, Firebird server does not support this feature.</text:p>
            </text:list-item>
            <text:list-item>
              <text:p text:style-name="P16"><text:span text:style-name="Source_20_Text"><text:span text:style-name="T3">get</text:span></text:span><text:span text:style-name="Source_20_Text">/</text:span><text:span text:style-name="Source_20_Text"><text:span text:style-name="T3">setQueryTimeout</text:span></text:span> does nothing, Firebird server does not support this feature.</text:p>
            </text:list-item>
          </text:list>
        </text:list-item>
        <text:list-item>
          <text:p text:style-name="P16"><text:span text:style-name="Source_20_Text"><text:span text:style-name="T3">java.sql.PreparedStatement</text:span></text:span> </text:p>
          <text:list>
            <text:list-item>
              <text:p text:style-name="P16"><text:span text:style-name="Source_20_Text"><text:span text:style-name="T3">setObject(int index, Object object, int type)</text:span></text:span> Target SQL type is determined from the class of the passed object and corresponding parameter is ignored.</text:p>
            </text:list-item>
            <text:list-item>
              <text:p text:style-name="P16"><text:span text:style-name="Source_20_Text"><text:span text:style-name="T3">setObject(int index, Object object, int type, int scale)</text:span></text:span> Same as above, type and scale are ignored.</text:p>
            </text:list-item>
          </text:list>
        </text:list-item>
        <text:list-item>
          <text:p text:style-name="P16"><text:span text:style-name="Source_20_Text"><text:span text:style-name="T3"><office:annotation><dc:creator>Mark Rotteveel</dc:creator><dc:date>2011-10-12T20:54:50.41</dc:date><text:p text:style-name="P52"><text:span text:style-name="T26">Shouldn't this behaviour be considered a bug?</text:span></text:p></office:annotation></text:span></text:span><text:span text:style-name="Source_20_Text"><text:span text:style-name="T3"><office:annotation><dc:creator>Unknown Author</dc:creator><dc:date>2011-10-15T22:34:19.41</dc:date><text:p text:style-name="P52"><text:span text:style-name="T24">Rather incomplete implementation...</text:span></text:p><text:p><text:span text:style-name="T27"/></text:p></office:annotation></text:span></text:span><text:span text:style-name="Source_20_Text"><text:span text:style-name="T3">java.sql.ResultSetMetaData</text:span></text:span> </text:p>
          <text:list>
            <text:list-item>
              <text:p text:style-name="P16"><text:span text:style-name="Source_20_Text"><text:span text:style-name="T3">isReadOnly()</text:span></text:span> always returns false </text:p>
            </text:list-item>
            <text:list-item>
              <text:p text:style-name="P16"><text:soft-page-break/><text:span text:style-name="Source_20_Text"><text:span text:style-name="T3">isWritable()</text:span></text:span> always returns true </text:p>
            </text:list-item>
            <text:list-item>
              <text:p text:style-name="P3"><text:span text:style-name="Source_20_Text"><text:span text:style-name="T3">isDefinitivelyWritable()</text:span></text:span> always returns true<text:change text:change-id="ct108918016"/><text:change-start text:change-id="ct108918120"/></text:p>
            </text:list-item>
          </text:list>
        </text:list-item>
      </text:list>
      <text:h text:style-name="P1" text:outline-level="2"><text:bookmark text:name="__RefHeading__2797_1560579136"/><text:change-end text:change-id="ct108918120"/>Jaybird Specifics<text:bookmark-end text:name="__RefHeading__2797_1560579136"/></text:h>
      <text:p text:style-name="Text_20_body">Jaybird has some implementation-specific issues that should be considered during development.</text:p>
      <text:h text:style-name="Heading_20_3" text:outline-level="3"><text:bookmark text:name="__RefHeading__2799_1560579136"/>Result sets<text:bookmark-end text:name="__RefHeading__2799_1560579136"/></text:h>
      <text:p text:style-name="Text_20_body">Jaybird behaves differently not only when different result set types are used but also whether the connection is in auto-commit mode or not.</text:p>
      <text:list xml:id="list35181127" text:style-name="L21">
        <text:list-item>
          <text:p text:style-name="P41"><text:span text:style-name="Source_20_Text"><text:span text:style-name="T3">ResultSet.TYPE_FORWARD_ONLY</text:span></text:span> result sets when used in auto-commit mode are completely cached on the client before the execution of the query is finished. This leads to the increased time <text:s/>needed to execute statement, however the result set navigation happens almost instantly. When auto-commit mode is switched off, only part of the result set specified by the fetch size is cached on the client.</text:p>
        </text:list-item>
        <text:list-item>
          <text:p text:style-name="P41"><text:span text:style-name="Source_20_Text"><text:span text:style-name="T3">ResultSet.TYPE_SCROLL_INSENSITIVE</text:span></text:span> result sets are always cached on the client. The reason is quite simple – the Firebird API does not provide scrollable cursor support, navigation is possible only in one direction.</text:p>
        </text:list-item>
        <text:list-item>
          <text:p text:style-name="P41"><text:span text:style-name="Source_20_Text"><text:span text:style-name="T3"><office:annotation><dc:creator>Mark Rotteveel</dc:creator><dc:date>2011-10-12T20:57:23.41</dc:date><text:p text:style-name="P52"><text:span text:style-name="T26">Why? As indicated above, TYPE_FORWARD_ONLY can also be cached on client for certain conditions</text:span></text:p></office:annotation></text:span></text:span><text:span text:style-name="Source_20_Text"><text:span text:style-name="T3"><office:annotation><dc:creator>Unknown Author</dc:creator><dc:date>2011-10-15T22:35:39.41</dc:date><text:p text:style-name="P52"><text:span text:style-name="T24">Probably. However I see all these methods useful for direct UI applications that work with open cursor. The O/R mappers do not need </text:span><text:span text:style-name="T25">these methods...</text:span></text:p></office:annotation></text:span></text:span><text:span text:style-name="Source_20_Text"><text:span text:style-name="T3">ResultSet.HOLD_CURSORS_OVER_COMMIT</text:span></text:span> holdability is supported in Jaybird only for result sets of type <text:span text:style-name="Source_20_Text"><text:span text:style-name="T3">ResultSet.TYPE_SCROLL_INSENSITIVE</text:span></text:span>. For other result set types driver will throw an exception.</text:p>
        </text:list-item>
      </text:list>
      <text:h text:style-name="Heading_20_3" text:outline-level="3"><text:bookmark text:name="__RefHeading__2801_1560579136"/>Using java.sql.ParameterMetaData with Callable Statements<text:bookmark-end text:name="__RefHeading__2801_1560579136"/></text:h>
      <text:p text:style-name="Text_20_body">This interface can be used only to obtain information about the IN parameters. Also it is not allowed to call the <text:span text:style-name="Source_20_Text"><text:span text:style-name="T3">PreparedStatement.getParameterMetaData</text:span></text:span> method before all of the OUT parameters are registered. Otherwise the corresponding method of <text:span text:style-name="Source_20_Text"><text:span text:style-name="T3">CallableStatement</text:span></text:span> throws an <text:span text:style-name="Source_20_Text"><text:span text:style-name="T3">SQLException</text:span></text:span>, because the driver tries to prepare the procedure call with incorrect number of parameters.</text:p>
      <text:h text:style-name="Heading_20_3" text:outline-level="3"><text:bookmark text:name="__RefHeading__2803_1560579136"/>Using ResultSet.getCharacterStream with BLOB fields<text:bookmark-end text:name="__RefHeading__2803_1560579136"/></text:h>
      <text:p text:style-name="Text_20_body"><office:annotation><dc:creator>Mark Rotteveel</dc:creator><dc:date>2011-10-12T20:59:56.41</dc:date><text:p text:style-name="P52"><text:span text:style-name="T21">Bug or implementation limitation?</text:span></text:p></office:annotation><office:annotation><dc:creator>Unknown Author</dc:creator><dc:date>2011-10-15T22:37:10.42</dc:date><text:p text:style-name="P52"><text:span text:style-name="T22">Firebird bug (or call it implementation limitation), we had recently a ticket related to this issue.</text:span></text:p><text:p><text:span text:style-name="T23"/></text:p></office:annotation>Jaybird JDBC driver always uses connection encoding when converting array of bytes into character stream. The BLOB SUB_TYPE 1 fields allow setting the character encoding for the field. However when the contents of the field is sent to the client, it is not converted according to the character set translation rules in Firebird, but is sent “as is”. When such fields are accessed from a Java application via Jaybird and character set of the connection does not match the character encoding of the field, conversion errors might happen. Therefore it is recommended to convert such fields in the application using the appropriate encoding.</text:p>
      <text:h text:style-name="Heading_20_3" text:outline-level="3"><text:bookmark text:name="__RefHeading__2805_1560579136"/>Heuristic transaction completion support<text:bookmark-end text:name="__RefHeading__2805_1560579136"/></text:h>
      <text:p text:style-name="Text_20_body">Current JCA implementation does not support <text:span text:style-name="Source_20_Text"><text:span text:style-name="T3">XAResource.forget(Xid)</text:span></text:span>. It might be important in cases where a distributed transaction <text:s/>- that was <text:change-start text:change-id="ct108918224"/>at <text:change-end text:change-id="ct108918224"/>some time in-limbo - <text:s/>was either committed or rolled back by the database administrator. Such transactions appear to Jaybird as successfully completed, however XA specification requires resource manager to “remember” such transaction until the <text:span text:style-name="Source_20_Text"><text:span text:style-name="T3">XAResource.forget(Xid)</text:span></text:span> is called.<text:change-start text:change-id="ct108918328"/></text:p>
      <text:h text:style-name="Heading_20_3" text:outline-level="3"><text:bookmark text:name="__RefHeading__3722_2133805793"/><text:change-end text:change-id="ct108918328"/><text:change-start text:change-id="ct108918432"/>Compatibility with<text:change-end text:change-id="ct108918432"/><text:change-start text:change-id="ct108918536"/> <text:span text:style-name="T10">com.sun.rowset.*</text:span><text:bookmark-end text:name="__RefHeading__3722_2133805793"/></text:h>
      <text:p text:style-name="P5"><text:change-end text:change-id="ct108918536"/><text:change-start text:change-id="ct108918640"/>The reference implementation of <text:span text:style-name="T1">javax.sql.rowset</text:span> included with Java in package <text:span text:style-name="T1">com.sun.rowset</text:span> does not correctly look up columns b<text:change-end text:change-id="ct108918640"/><text:change-start text:change-id="ct108918848"/>y name as it ignores column aliases and only allows look up by the original column name<text:note text:id="ftn5" text:note-class="footnote"><text:note-citation>5</text:note-citation><text:note-body><text:p text:style-name="Footnote"><text:change-start text:change-id="ct108918744"/>See JDBC-162 and <text:a xlink:type="simple" xlink:href="http://bugs.sun.com/bugdatabase/view_bug.do?bug_id=7046875">http://bugs.sun.com/bugdatabase/view_bug.do?bug_id=7046875</text:a> for details<text:change-end text:change-id="ct108918744"/></text:p></text:note-body></text:note> (this specifically applies to <text:span text:style-name="T1">com.sun.rowset.CachedRowSetImpl</text:span>).</text:p>
      <text:p text:style-name="Text_20_body"><text:span text:style-name="T4">We advise you to </text:span><text:change-end text:change-id="ct108918848"/><text:change-start text:change-id="ct108918952"/><text:span text:style-name="T4">either only access columns by their index or </text:span><text:change-end text:change-id="ct108918952"/><text:change-start text:change-id="ct108919056"/><text:span text:style-name="T4">use an implementation which </text:span><text:soft-page-break/><text:span text:style-name="T4">correctl</text:span><text:change-end text:change-id="ct108919056"/><text:change-start text:change-id="ct108919160"/><text:span text:style-name="T4">y uses the colum</text:span><text:change-end text:change-id="ct108919160"/><text:change-start text:change-id="ct108919264"/><text:span text:style-name="T4">n label for column lookup (which is either the alias or the original column name if no alias was defined).</text:span><text:change-end text:change-id="ct108919264"/><text:change text:change-id="ct108919368"/><text:change-start text:change-id="ct108919472"/></text:p>
      <text:h text:style-name="P1" text:outline-level="2"><text:bookmark text:name="__RefHeading__2807_1560579136"/><text:change-end text:change-id="ct108919472"/>Connection pooling with Jaybird<text:bookmark-end text:name="__RefHeading__2807_1560579136"/></text:h>
      <text:p text:style-name="Text_20_body"><office:annotation><dc:creator>Mark Rotteveel</dc:creator><dc:date>2011-10-12T21:01:18.42</dc:date><text:p text:style-name="P52"><text:span text:style-name="T21">Revise entire section with new implementations</text:span></text:p></office:annotation><office:annotation><dc:creator>Unknown Author</dc:creator><dc:date>2011-10-15T22:37:51.42</dc:date><text:p text:style-name="P52"><text:span text:style-name="T22">Ok.</text:span></text:p><text:p><text:span text:style-name="T23"/></text:p></office:annotation>Connection pooling provides effective way to handle physical database connections. It is believed that establishing new connection to the database takes some noticeable amount or time and in order to speed things up one has to reuse connections as much as possible. While this is true for some software and for old versions of Firebird database engine, establishing connection is hardly noticeable with Firebird 1.0.3 and Firebird 1.5. So why is connection pooling needed?</text:p>
      <text:p text:style-name="Text_20_body">There are few reasons for this. Each good connection pool provides a possibility to limit number of physical connections established with the database server. This is an effective measure to localize connection leaks. Any application cannot open more physical connections to the database than allowed by connection pool. Good pools also provide some hints where connection leak occurred. Another big advantage of connection pool is that it becomes a central place where connections are obtained, thus simplifying system configuration. However, main advantage of good connection pool comes from the fact that in addition to connection pooling, it can pool also prepared statement. Tests executed using AS3AP benchmark suite show that prepared statement pooling might increase speed of the application by 100% keeping source code clean and understandable.</text:p>
      <text:h text:style-name="Heading_20_3" text:outline-level="3"><text:bookmark text:name="__RefHeading__2809_1560579136"/>Usage scenario<text:bookmark-end text:name="__RefHeading__2809_1560579136"/></text:h>
      <text:p text:style-name="Text_20_body">When some statement is used more than one time, it makes sense to use prepared statement. It will be compiled by the server only once, but reused many times. It provides significant speedup when some statement is executed in a loop. But what if some prepared statement will be used during lifetime of some object? Should we prepare it in object's constructor and link object lifetime to JDBC connection lifetime or should we prepare statement each time it is needed? All such cases make handling of the prepared statements hard, they pollute application's code with irrelevant details. </text:p>
      <text:p text:style-name="Text_20_body">Connection and statement pooling remove such details from application's code. How would the code in this case look like? Here's the example</text:p>
      <table:table table:name="Table1" table:style-name="Table1">
        <table:table-column table:style-name="Table1.A"/>
        <table:table-column table:style-name="Table1.B"/>
        <table:table-header-rows>
          <table:table-row>
            <table:table-cell table:style-name="Table1.A1" table:number-columns-spanned="2" office:value-type="string">
              <text:p text:style-name="Table_20_Heading">Example 1. Typical JDBC code with statement pooling</text:p>
            </table:table-cell>
            <table:covered-table-cell/>
          </table:table-row>
        </table:table-header-rows>
        <table:table-row>
          <table:table-cell table:style-name="Table1.A1" office:value-type="string">
            <text:p text:style-name="Preformatted_20_Text">001</text:p>
            <text:p text:style-name="Preformatted_20_Text">002</text:p>
            <text:p text:style-name="Preformatted_20_Text">003</text:p>
            <text:p text:style-name="Preformatted_20_Text">004</text:p>
            <text:p text:style-name="Preformatted_20_Text">005</text:p>
            <text:p text:style-name="Preformatted_20_Text">006</text:p>
            <text:p text:style-name="Preformatted_20_Text">007</text:p>
            <text:p text:style-name="Preformatted_20_Text">008</text:p>
            <text:p text:style-name="Preformatted_20_Text">009</text:p>
            <text:p text:style-name="Preformatted_20_Text">010</text:p>
            <text:p text:style-name="Preformatted_20_Text">011</text:p>
            <text:p text:style-name="Preformatted_20_Text">012</text:p>
            <text:p text:style-name="Preformatted_20_Text">013</text:p>
            <text:p text:style-name="Preformatted_20_Text">014</text:p>
            <text:p text:style-name="Preformatted_20_Text">015</text:p>
            <text:p text:style-name="P12">016<text:line-break/>017<text:line-break/>018</text:p>
          </table:table-cell>
          <table:table-cell table:style-name="Table1.A1" office:value-type="string">
            <text:p text:style-name="Preformatted_20_Text">...</text:p>
            <text:p text:style-name="Preformatted_20_Text">Connection connection = dataSource.getConnection();</text:p>
            <text:p text:style-name="Preformatted_20_Text">try {</text:p>
            <text:p text:style-name="Preformatted_20_Text"><text:s text:c="4"/>PreparedStatement ps = connection.prepareStatement(</text:p>
            <text:p text:style-name="Preformatted_20_Text"><text:s text:c="8"/>“SELECT * FROM test_table WHERE id = ?”);</text:p>
            <text:p text:style-name="Preformatted_20_Text"><text:s text:c="4"/>try {</text:p>
            <text:p text:style-name="Preformatted_20_Text"><text:s text:c="8"/>ps.setInt(1, id);</text:p>
            <text:p text:style-name="Preformatted_20_Text"><text:s text:c="8"/>ResultSet rs = ps.executeQuery();</text:p>
            <text:p text:style-name="Preformatted_20_Text"><text:s text:c="8"/>while (rs.next()) {</text:p>
            <text:p text:style-name="Preformatted_20_Text"><text:s text:c="12"/>// do something here</text:p>
            <text:p text:style-name="Preformatted_20_Text"><text:s text:c="8"/>}</text:p>
            <text:p text:style-name="Preformatted_20_Text"><text:s text:c="4"/>} finally {</text:p>
            <text:p text:style-name="Preformatted_20_Text"><text:s text:c="8"/>ps.close();</text:p>
            <text:p text:style-name="Preformatted_20_Text"><text:s text:c="4"/>}</text:p>
            <text:p text:style-name="Preformatted_20_Text">} finally {</text:p>
            <text:p text:style-name="Preformatted_20_Text"><text:s text:c="4"/>connection.close();</text:p>
            <text:p text:style-name="Preformatted_20_Text">}</text:p>
            <text:p text:style-name="P12">...</text:p>
          </table:table-cell>
        </table:table-row>
      </table:table>
      <text:p text:style-name="P2">Lines 001-018 show typical code when prepared statement pooling is used. Application obtains JDBC connection from the data source (instance of <text:span text:style-name="Source_20_Text">javax.sql.DataSource</text:span> interface), prepares some SQL statement as if it is used for the first time, sets parameters, and executes the query. Lines 012 and 015 ensure that statement and connection will be released under any circumstances. Where do we benefit from the statement pooling? Call to prepare a statement in lines 004-005 is intercepted by the pool, which checks if there's a free prepared statement for the specified SQL query. If no such statement is found it prepares a new one. In line 013 prepared statement is not closed, but returned to the pool, where it waits for the next call. Same happens to the connection <text:soft-page-break/>object that is returned to the pool in line 016.</text:p>
      <text:h text:style-name="Heading_20_3" text:outline-level="3"><text:bookmark text:name="__RefHeading__2811_1560579136"/>Connection Pool Classes<text:bookmark-end text:name="__RefHeading__2811_1560579136"/></text:h>
      <text:p text:style-name="Text_20_body">Jaybird connection pooling classes belong to <text:span text:style-name="Source_20_Text">org.firebirdsql.pool.*</text:span> package.</text:p>
      <table:table table:name="Table3" table:style-name="Table3">
        <table:table-column table:style-name="Table3.A"/>
        <table:table-column table:style-name="Table3.B"/>
        <table:table-header-rows>
          <table:table-row>
            <table:table-cell table:style-name="Table3.A1" table:number-columns-spanned="2" office:value-type="string">
              <text:p text:style-name="Table_20_Heading">Description of some connection pool classes.</text:p>
            </table:table-cell>
            <table:covered-table-cell/>
          </table:table-row>
        </table:table-header-rows>
        <table:table-row>
          <table:table-cell table:style-name="Table3.A2" office:value-type="string">
            <text:p text:style-name="P12"><text:span text:style-name="Source_20_Text"><text:span text:style-name="T1">AbstractConnectionPool</text:span></text:span></text:p>
          </table:table-cell>
          <table:table-cell table:style-name="Table3.A2" office:value-type="string">
            <text:p text:style-name="Table_20_Contents">Base class for all connection pools. Can be used for implementing custom pools, not necessarily for JDBC connections.</text:p>
          </table:table-cell>
        </table:table-row>
        <table:table-row>
          <table:table-cell table:style-name="Table3.A2" office:value-type="string">
            <text:p text:style-name="P12"><text:span text:style-name="Source_20_Text"><text:span text:style-name="T1">BasicAbstractConnectionPool</text:span></text:span></text:p>
          </table:table-cell>
          <table:table-cell table:style-name="Table3.A2" office:value-type="string">
            <text:p text:style-name="Table_20_Contents">Subclass of <text:span text:style-name="Source_20_Text">AbstractConnectionPool</text:span>, implements <text:span text:style-name="Source_20_Text">javax.sql.ConnectionPoolDataSource</text:span> interface. Also provides some basic properties (minimum and maximum number of connections, blocking and idle timeout, etc) and code to handle JNDI-related issues.</text:p>
          </table:table-cell>
        </table:table-row>
        <table:table-row>
          <table:table-cell table:style-name="Table3.A2" office:value-type="string">
            <text:p text:style-name="P12"><text:span text:style-name="Source_20_Text"><text:span text:style-name="T1">DriverConnectionPoolDataSource</text:span></text:span></text:p>
          </table:table-cell>
          <table:table-cell table:style-name="Table3.A2" office:value-type="string">
            <text:p text:style-name="Table_20_Contents">Implementation of <text:span text:style-name="Source_20_Text">javax.sql.ConnectionPoolDataSource</text:span> for arbitrary JDBC drivers, uses <text:span text:style-name="Source_20_Text">java.sql.DriverManager</text:span> to obtain connections, can be used as JNDI object factory.</text:p>
          </table:table-cell>
        </table:table-row>
        <table:table-row>
          <table:table-cell table:style-name="Table3.A2" office:value-type="string">
            <text:p text:style-name="P12"><text:span text:style-name="Source_20_Text"><text:span text:style-name="T1">FBConnectionPoolDataSource</text:span></text:span></text:p>
          </table:table-cell>
          <table:table-cell table:style-name="Table3.A2" office:value-type="string">
            <text:p text:style-name="Table_20_Contents">Jaybird specific implementation of <text:span text:style-name="Source_20_Text">javax.sql.ConnectionPoolDataSource</text:span> and <text:span text:style-name="Source_20_Text">javax.sql.XADataSource</text:span> interfaces, can be used as JNDI object factory.</text:p>
          </table:table-cell>
        </table:table-row>
        <table:table-row>
          <table:table-cell table:style-name="Table3.A2" office:value-type="string">
            <text:p text:style-name="P12"><text:span text:style-name="Source_20_Text"><text:span text:style-name="T1">FBSimpleDataSource</text:span></text:span></text:p>
          </table:table-cell>
          <table:table-cell table:style-name="Table3.A2" office:value-type="string">
            <text:p text:style-name="Table_20_Contents">Implementation of <text:span text:style-name="Source_20_Text">javax.sql.DataSource</text:span> interface, no connection and statement pooling is available, connections are physically opened in <text:span text:style-name="Source_20_Text">getConnection()</text:span> method and physically closed in their <text:span text:style-name="Source_20_Text">close()</text:span> method.</text:p>
          </table:table-cell>
        </table:table-row>
        <table:table-row>
          <table:table-cell table:style-name="Table3.A2" office:value-type="string">
            <text:p text:style-name="P12"><text:span text:style-name="Source_20_Text"><text:span text:style-name="T1">FBWrappingDataSource</text:span></text:span></text:p>
          </table:table-cell>
          <table:table-cell table:style-name="Table3.A2" office:value-type="string">
            <text:p text:style-name="Table_20_Contents">Implementation of <text:span text:style-name="Source_20_Text">javax.sql.DataSource</text:span> interface that uses <text:span text:style-name="Source_20_Text">FBConnectionPoolDataSource</text:span> to allocate connections. This class defines some additional properties that affect allocated connections. Can be used as JNDI object factory.</text:p>
          </table:table-cell>
        </table:table-row>
        <table:table-row>
          <table:table-cell table:style-name="Table3.A2" office:value-type="string">
            <text:p text:style-name="P12"><text:span text:style-name="Source_20_Text"><text:span text:style-name="T1">SimpleDataSource</text:span></text:span></text:p>
          </table:table-cell>
          <table:table-cell table:style-name="Table3.A2" office:value-type="string">
            <text:p text:style-name="Table_20_Contents">Implementation of <text:span text:style-name="Source_20_Text">javax.sql.DataSource</text:span> interface that uses <text:span text:style-name="Source_20_Text">javax.sql.ConnectionPoolDataSource</text:span> to allocate physical connections.</text:p>
          </table:table-cell>
        </table:table-row>
      </table:table>
      <text:h text:style-name="Heading_20_3" text:outline-level="3"><text:bookmark text:name="__RefHeading__2813_1560579136"/>org.firebirdsql.pool.FBConnectionPoolDataSource<text:bookmark-end text:name="__RefHeading__2813_1560579136"/></text:h>
      <text:p text:style-name="Text_20_body">This class is a corner stone of connection and statement pooling in Jaybird. It can be instantiated within the application as well as it can be made accessible to other applications via JNDI. Class implements both <text:span text:style-name="Source_20_Text"><text:span text:style-name="T3">java.io.Serializable</text:span></text:span> and <text:span text:style-name="Source_20_Text"><text:span text:style-name="T3">javax.naming.Referenceable</text:span></text:span> interfaces, which allows using it in a wide range of web and application servers. </text:p>
      <text:p text:style-name="Text_20_body">Class implements both <text:span text:style-name="Source_20_Text"><text:span text:style-name="T1">javax.sql.ConnectionPoolDataSource</text:span></text:span> and <text:span text:style-name="T1">j</text:span><text:span text:style-name="Source_20_Text"><text:span text:style-name="T1">avax.sql.XADataSource</text:span></text:span> interfaces. Pooled connections returned by this class implement <text:span text:style-name="Source_20_Text"><text:span text:style-name="T1">javax.sql.PooledConnection</text:span></text:span> and <text:span text:style-name="Source_20_Text"><text:span text:style-name="T1">javax.sql.XAConnection</text:span></text:span> interfaces and can participate in distributed JTA transactions.</text:p>
      <text:p text:style-name="Text_20_body">Class provides following configuration properties:</text:p>
      <text:p text:style-name="Heading_20_4">Standard JDBC Properties</text:p>
      <text:p text:style-name="Text_20_body">This group contains properties defined in the JDBC specification and should be standard to all connection pools.</text:p>
      <table:table table:name="Table5" table:style-name="Table5">
        <table:table-column table:style-name="Table5.A"/>
        <table:table-column table:style-name="Table5.B"/>
        <table:table-column table:style-name="Table5.C"/>
        <table:table-column table:style-name="Table5.D"/>
        <table:table-header-rows>
          <text:soft-page-break/>
          <table:table-row>
            <table:table-cell table:style-name="Table5.A1" office:value-type="string">
              <text:p text:style-name="Table_20_Heading">Property</text:p>
            </table:table-cell>
            <table:table-cell table:style-name="Table5.A1" office:value-type="string">
              <text:p text:style-name="Table_20_Heading">Getter</text:p>
            </table:table-cell>
            <table:table-cell table:style-name="Table5.A1" office:value-type="string">
              <text:p text:style-name="Table_20_Heading">Setter</text:p>
            </table:table-cell>
            <table:table-cell table:style-name="Table5.A1" office:value-type="string">
              <text:p text:style-name="Table_20_Heading">Description</text:p>
            </table:table-cell>
          </table:table-row>
        </table:table-header-rows>
        <table:table-row>
          <table:table-cell table:style-name="Table5.A2" office:value-type="string">
            <text:p text:style-name="Table_20_Contents"><text:span text:style-name="Source_20_Text"><text:span text:style-name="T3">maxIdleTime</text:span></text:span></text:p>
          </table:table-cell>
          <table:table-cell table:style-name="Table5.A2" office:value-type="string">
            <text:p text:style-name="P7">+</text:p>
          </table:table-cell>
          <table:table-cell table:style-name="Table5.A2" office:value-type="string">
            <text:p text:style-name="P7">+</text:p>
          </table:table-cell>
          <table:table-cell table:style-name="Table5.A2" office:value-type="string">
            <text:p text:style-name="Table_20_Contents">Maximum time in milliseconds after which idle connection in the pool is closed.</text:p>
          </table:table-cell>
        </table:table-row>
        <table:table-row>
          <table:table-cell table:style-name="Table5.A2" office:value-type="string">
            <text:p text:style-name="Table_20_Contents"><text:span text:style-name="Source_20_Text"><text:span text:style-name="T3">maxPoolSize</text:span></text:span></text:p>
          </table:table-cell>
          <table:table-cell table:style-name="Table5.A2" office:value-type="string">
            <text:p text:style-name="P7">+</text:p>
          </table:table-cell>
          <table:table-cell table:style-name="Table5.A2" office:value-type="string">
            <text:p text:style-name="P7">+</text:p>
          </table:table-cell>
          <table:table-cell table:style-name="Table5.A2" office:value-type="string">
            <text:p text:style-name="Table_20_Contents">Maximum number of open physical connections.</text:p>
          </table:table-cell>
        </table:table-row>
        <table:table-row>
          <table:table-cell table:style-name="Table5.A2" office:value-type="string">
            <text:p text:style-name="Table_20_Contents"><text:span text:style-name="Source_20_Text"><text:span text:style-name="T3">minPoolSize</text:span></text:span></text:p>
          </table:table-cell>
          <table:table-cell table:style-name="Table5.A2" office:value-type="string">
            <text:p text:style-name="P7">+</text:p>
          </table:table-cell>
          <table:table-cell table:style-name="Table5.A2" office:value-type="string">
            <text:p text:style-name="P7">+</text:p>
          </table:table-cell>
          <table:table-cell table:style-name="Table5.A2" office:value-type="string">
            <text:p text:style-name="Table_20_Contents">Minimum number of open physical connections. If value is greater than 0, corresponding number of connections will be opened when first connection is obtained.</text:p>
          </table:table-cell>
        </table:table-row>
        <table:table-row>
          <table:table-cell table:style-name="Table5.A2" office:value-type="string">
            <text:p text:style-name="Table_20_Contents"><text:span text:style-name="Source_20_Text"><text:span text:style-name="T3">maxStatements</text:span></text:span></text:p>
          </table:table-cell>
          <table:table-cell table:style-name="Table5.A2" office:value-type="string">
            <text:p text:style-name="P7">+</text:p>
          </table:table-cell>
          <table:table-cell table:style-name="Table5.A2" office:value-type="string">
            <text:p text:style-name="P7">+</text:p>
          </table:table-cell>
          <table:table-cell table:style-name="Table5.A2" office:value-type="string">
            <text:p text:style-name="Table_20_Contents">Maximum size of prepared statement pool. If 0, statement pooling is switched off. When application requests more statements than can be kept in pool, Jaybird will allow creating that statements, however closing them would not return them back to the pool, but rather immediately release the resources.</text:p>
          </table:table-cell>
        </table:table-row>
      </table:table>
      <text:p text:style-name="Heading_20_4">Pool Properties</text:p>
      <text:p text:style-name="Text_20_body">This group of properties are specific to the Jaybird <text:s/>implementation of the connection pooling classes.</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Table_20_Heading">Property</text:p>
            </table:table-cell>
            <table:table-cell table:style-name="Table7.A1" office:value-type="string">
              <text:p text:style-name="Table_20_Heading">Getter</text:p>
            </table:table-cell>
            <table:table-cell table:style-name="Table7.A1" office:value-type="string">
              <text:p text:style-name="Table_20_Heading">Setter</text:p>
            </table:table-cell>
            <table:table-cell table:style-name="Table7.A1" office:value-type="string">
              <text:p text:style-name="Table_20_Heading">Description</text:p>
            </table:table-cell>
          </table:table-row>
        </table:table-header-rows>
        <table:table-row>
          <table:table-cell table:style-name="Table7.A2" office:value-type="string">
            <text:p text:style-name="Table_20_Contents"><text:span text:style-name="Source_20_Text"><text:span text:style-name="T3">blockingTimeout</text:span></text:span></text:p>
          </table:table-cell>
          <table:table-cell table:style-name="Table7.A2" office:value-type="string">
            <text:p text:style-name="P7">+</text:p>
          </table:table-cell>
          <table:table-cell table:style-name="Table7.A2" office:value-type="string">
            <text:p text:style-name="P7">+</text:p>
          </table:table-cell>
          <table:table-cell table:style-name="Table7.A2" office:value-type="string">
            <text:p text:style-name="Table_20_Contents">Maximum time in milliseconds during which application can be blocked waiting for a connection from the pool. If no free connection can be obtained, exception is thrown.</text:p>
          </table:table-cell>
        </table:table-row>
        <table:table-row>
          <table:table-cell table:style-name="Table7.A2" office:value-type="string">
            <text:p text:style-name="Table_20_Contents"><text:span text:style-name="Source_20_Text"><text:span text:style-name="T3">retryInterval</text:span></text:span></text:p>
          </table:table-cell>
          <table:table-cell table:style-name="Table7.A2" office:value-type="string">
            <text:p text:style-name="P7">+</text:p>
          </table:table-cell>
          <table:table-cell table:style-name="Table7.A2" office:value-type="string">
            <text:p text:style-name="P7">+</text:p>
          </table:table-cell>
          <table:table-cell table:style-name="Table7.A2" office:value-type="string">
            <text:p text:style-name="Table_20_Contents">Period in which pool will try to obtain new connection while blocking the application.</text:p>
          </table:table-cell>
        </table:table-row>
        <table:table-row>
          <table:table-cell table:style-name="Table7.A2" office:value-type="string">
            <text:p text:style-name="Table_20_Contents"><text:span text:style-name="Source_20_Text"><text:span text:style-name="T3">pooling</text:span></text:span></text:p>
          </table:table-cell>
          <table:table-cell table:style-name="Table7.A2" office:value-type="string">
            <text:p text:style-name="P7">+</text:p>
          </table:table-cell>
          <table:table-cell table:style-name="Table7.A2" office:value-type="string">
            <text:p text:style-name="P7">+</text:p>
          </table:table-cell>
          <table:table-cell table:style-name="Table7.A2" office:value-type="string">
            <text:p text:style-name="Table_20_Contents">Allows to switch connection pooling off.</text:p>
          </table:table-cell>
        </table:table-row>
        <table:table-row>
          <table:table-cell table:style-name="Table7.A2" office:value-type="string">
            <text:p text:style-name="Table_20_Contents"><text:span text:style-name="Source_20_Text"><text:span text:style-name="T3">statementPooling</text:span></text:span></text:p>
          </table:table-cell>
          <table:table-cell table:style-name="Table7.A2" office:value-type="string">
            <text:p text:style-name="P7">+</text:p>
          </table:table-cell>
          <table:table-cell table:style-name="Table7.A2" office:value-type="string">
            <text:p text:style-name="P7">+</text:p>
          </table:table-cell>
          <table:table-cell table:style-name="Table7.A2" office:value-type="string">
            <text:p text:style-name="Table_20_Contents">Allows to switch statement pooling off.</text:p>
          </table:table-cell>
        </table:table-row>
        <table:table-row>
          <table:table-cell table:style-name="Table7.A2" office:value-type="string">
            <text:p text:style-name="Table_20_Contents"><text:span text:style-name="Source_20_Text"><text:span text:style-name="T3">pingStatement</text:span></text:span></text:p>
          </table:table-cell>
          <table:table-cell table:style-name="Table7.A2" office:value-type="string">
            <text:p text:style-name="P7">+</text:p>
          </table:table-cell>
          <table:table-cell table:style-name="Table7.A2" office:value-type="string">
            <text:p text:style-name="P7">+</text:p>
          </table:table-cell>
          <table:table-cell table:style-name="Table7.A2" office:value-type="string">
            <text:p text:style-name="Table_20_Contents">Statement that will be used to “ping” JDBC connection, in other words, to check if it is still alive. This statement must always succeed.</text:p>
          </table:table-cell>
        </table:table-row>
        <table:table-row>
          <table:table-cell table:style-name="Table7.A2" office:value-type="string">
            <text:p text:style-name="Table_20_Contents"><text:span text:style-name="Source_20_Text"><text:span text:style-name="T3">pingInterval</text:span></text:span></text:p>
          </table:table-cell>
          <table:table-cell table:style-name="Table7.A2" office:value-type="string">
            <text:p text:style-name="P7">+</text:p>
          </table:table-cell>
          <table:table-cell table:style-name="Table7.A2" office:value-type="string">
            <text:p text:style-name="P7">+</text:p>
          </table:table-cell>
          <table:table-cell table:style-name="Table7.A2" office:value-type="string">
            <text:p text:style-name="Table_20_Contents">Time during which connection is believed to be valid in any case. Pool “pings” connection before giving it to the application only if more than specified amount of time passed since last “ping”.</text:p>
          </table:table-cell>
        </table:table-row>
      </table:table>
      <text:p text:style-name="P11"><text:soft-page-break/>Runtime Pool Properties</text:p>
      <text:p text:style-name="P10">This group contains read-only properties that provide information about the state of the pool.</text:p>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Table_20_Heading">Property</text:p>
            </table:table-cell>
            <table:table-cell table:style-name="Table10.A1" office:value-type="string">
              <text:p text:style-name="Table_20_Heading">Getter</text:p>
            </table:table-cell>
            <table:table-cell table:style-name="Table10.A1" office:value-type="string">
              <text:p text:style-name="Table_20_Heading">Setter</text:p>
            </table:table-cell>
            <table:table-cell table:style-name="Table10.A1" office:value-type="string">
              <text:p text:style-name="Table_20_Heading">Description</text:p>
            </table:table-cell>
          </table:table-row>
        </table:table-header-rows>
        <table:table-row>
          <table:table-cell table:style-name="Table10.A2" office:value-type="string">
            <text:p text:style-name="Table_20_Contents"><text:span text:style-name="Source_20_Text"><text:span text:style-name="T3">freeSize</text:span></text:span></text:p>
          </table:table-cell>
          <table:table-cell table:style-name="Table10.A2" office:value-type="string">
            <text:p text:style-name="P7">+</text:p>
          </table:table-cell>
          <table:table-cell table:style-name="Table10.A2" office:value-type="string">
            <text:p text:style-name="P7">-</text:p>
          </table:table-cell>
          <table:table-cell table:style-name="Table10.A2" office:value-type="string">
            <text:p text:style-name="Table_20_Contents">Tells how many free connections are in the pool. Value is between 0 and <text:span text:style-name="Source_20_Text"><text:span text:style-name="T3">totalSize</text:span></text:span>.</text:p>
          </table:table-cell>
        </table:table-row>
        <table:table-row>
          <table:table-cell table:style-name="Table10.A2" office:value-type="string">
            <text:p text:style-name="Table_20_Contents"><text:span text:style-name="Source_20_Text"><text:span text:style-name="T3">workingSize</text:span></text:span></text:p>
          </table:table-cell>
          <table:table-cell table:style-name="Table10.A2" office:value-type="string">
            <text:p text:style-name="P7">+</text:p>
          </table:table-cell>
          <table:table-cell table:style-name="Table10.A2" office:value-type="string">
            <text:p text:style-name="P7">-</text:p>
          </table:table-cell>
          <table:table-cell table:style-name="Table10.A2" office:value-type="string">
            <text:p text:style-name="Table_20_Contents">Tells how many connections were taken from the pool and are currently used in the application.</text:p>
          </table:table-cell>
        </table:table-row>
        <table:table-row>
          <table:table-cell table:style-name="Table10.A2" office:value-type="string">
            <text:p text:style-name="Table_20_Contents"><text:span text:style-name="Source_20_Text"><text:span text:style-name="T3">totalSize</text:span></text:span></text:p>
          </table:table-cell>
          <table:table-cell table:style-name="Table10.A2" office:value-type="string">
            <text:p text:style-name="P7">+</text:p>
          </table:table-cell>
          <table:table-cell table:style-name="Table10.A2" office:value-type="string">
            <text:p text:style-name="P7">-</text:p>
          </table:table-cell>
          <table:table-cell table:style-name="Table10.A2" office:value-type="string">
            <text:p text:style-name="Table_20_Contents">Total size of open connection. At the pool creation – 0, after obtaining first connection – between <text:span text:style-name="Source_20_Text"><text:span text:style-name="T3">minPoolSize</text:span></text:span> and <text:span text:style-name="Source_20_Text"><text:span text:style-name="T3">maxPoolSize</text:span></text:span>.</text:p>
          </table:table-cell>
        </table:table-row>
        <table:table-row>
          <table:table-cell table:style-name="Table10.A2" office:value-type="string">
            <text:p text:style-name="Table_20_Contents"><text:span text:style-name="Source_20_Text"><text:span text:style-name="T3">connectionCount</text:span></text:span></text:p>
          </table:table-cell>
          <table:table-cell table:style-name="Table10.A2" office:value-type="string">
            <text:p text:style-name="P7">+</text:p>
          </table:table-cell>
          <table:table-cell table:style-name="Table10.A2" office:value-type="string">
            <text:p text:style-name="P7">-</text:p>
          </table:table-cell>
          <table:table-cell table:style-name="Table10.A2" office:value-type="string">
            <text:p text:style-name="Table_20_Contents"><text:span text:style-name="T14">Deprecated</text:span>. Same as <text:span text:style-name="Source_20_Text"><text:span text:style-name="T3">freeSize</text:span></text:span>.</text:p>
          </table:table-cell>
        </table:table-row>
      </table:table>
      <text:h text:style-name="Heading_20_3" text:outline-level="3"><text:bookmark text:name="__RefHeading__2815_1560579136"/>org.firebirdsql.pool.FBWrappingDataSource<text:bookmark-end text:name="__RefHeading__2815_1560579136"/></text:h>
      <text:p text:style-name="P2">This class is a wrapper for <text:span text:style-name="Source_20_Text"><text:span text:style-name="T3">FBConnectionPoolDataSource</text:span></text:span> converting interface from <text:span text:style-name="Source_20_Text"><text:span text:style-name="T3">javax.sql.ConnectionPoolDataSource</text:span></text:span> to <text:span text:style-name="Source_20_Text"><text:span text:style-name="T3">javax.sql.DataSource</text:span></text:span>. It defines same properties as <text:span text:style-name="Source_20_Text"><text:span text:style-name="T3">FBConnectionPoolDataSource</text:span></text:span> does.</text:p>
      <text:h text:style-name="Heading_20_3" text:outline-level="3"><text:bookmark text:name="__RefHeading__2817_1560579136"/>Runtime object allocation and deallocation hints<text:bookmark-end text:name="__RefHeading__2817_1560579136"/></text:h>
      <text:p text:style-name="P2"><office:annotation><dc:creator>Mark Rotteveel</dc:creator><dc:date>2011-10-12T21:03:11.45</dc:date><text:p text:style-name="P52"><text:span text:style-name="T21">Revise or remove, check if new implementation has this</text:span></text:p></office:annotation><office:annotation><dc:creator>Unknown Author</dc:creator><dc:date>2011-10-15T22:38:17.45</dc:date><text:p text:style-name="P52"><text:span text:style-name="T22">Yes.</text:span></text:p><text:p><text:span text:style-name="T23"/></text:p></office:annotation>Pool implementation shipped with Jaybird can provide hints for the application where the connection was obtained from the pool, when it was released back to the pool, when the statement was prepared. Such information is written into the log when appropriate system properties are set to <text:span text:style-name="Source_20_Text"><text:span text:style-name="T3">true</text:span></text:span>.</text:p>
      <text:p text:style-name="Heading_20_4">List of properties</text:p>
      <table:table table:name="Table9" table:style-name="Table9">
        <table:table-column table:style-name="Table9.A"/>
        <table:table-column table:style-name="Table9.B"/>
        <table:table-header-rows>
          <table:table-row>
            <table:table-cell table:style-name="Table9.A1" office:value-type="string">
              <text:p text:style-name="Table_20_Heading">Property name</text:p>
            </table:table-cell>
            <table:table-cell table:style-name="Table9.A1" office:value-type="string">
              <text:p text:style-name="Table_20_Heading">Description</text:p>
            </table:table-cell>
          </table:table-row>
        </table:table-header-rows>
        <table:table-row>
          <table:table-cell table:style-name="Table9.A2" office:value-type="string">
            <text:p text:style-name="Table_20_Contents"><text:span text:style-name="Source_20_Text"><text:span text:style-name="T3">FBLog4j</text:span></text:span></text:p>
          </table:table-cell>
          <table:table-cell table:style-name="Table9.A2" office:value-type="string">
            <text:p text:style-name="Table_20_Contents">Enables logging inside driver. This is the essential property, if it is not present or set to <text:span text:style-name="Source_20_Text"><text:span text:style-name="T3">false</text:span></text:span>, no debug information is available.</text:p>
            <text:p text:style-name="Table_20_Contents">When it is set to <text:span text:style-name="Source_20_Text"><text:span text:style-name="T3">true</text:span></text:span>, pool automatically prints the following information:</text:p>
            <text:list xml:id="list35166680" text:style-name="L22">
              <text:list-item>
                <text:p text:style-name="P47">When physical connection is added to the pool – <text:span text:style-name="Source_20_Text"><text:span text:style-name="T3">DEBUG</text:span></text:span></text:p>
              </text:list-item>
              <text:list-item>
                <text:p text:style-name="P47">When a maximum pool capacity is reached – <text:span text:style-name="Source_20_Text"><text:span text:style-name="T3">DEBUG</text:span></text:span></text:p>
              </text:list-item>
              <text:list-item>
                <text:p text:style-name="P47">When connection is obtained from pool – <text:span text:style-name="Source_20_Text"><text:span text:style-name="T3">DEBUG</text:span></text:span></text:p>
              </text:list-item>
              <text:list-item>
                <text:p text:style-name="P47">When connection is released back to pool – <text:span text:style-name="Source_20_Text"><text:span text:style-name="T3">DEBUG</text:span></text:span></text:p>
              </text:list-item>
              <text:list-item>
                <text:p text:style-name="P47">Whether pool supports open statements across transaction boundaries – <text:span text:style-name="Source_20_Text"><text:span text:style-name="T3">INFO</text:span></text:span></text:p>
              </text:list-item>
            </text:list>
          </table:table-cell>
        </table:table-row>
        <table:table-row>
          <table:table-cell table:style-name="Table9.A2" office:value-type="string">
            <text:p text:style-name="Table_20_Contents"><text:span text:style-name="Source_20_Text"><text:span text:style-name="T3">FBPoolShowTrace</text:span></text:span></text:p>
          </table:table-cell>
          <table:table-cell table:style-name="Table9.A2" office:value-type="string">
            <text:p text:style-name="Table_20_Contents">Enables logging of the thread stack trace when debugging is enabled and:</text:p>
            <text:list xml:id="list35159652" text:style-name="L23">
              <text:list-item>
                <text:p text:style-name="P48">Connection is allocated from the pool – <text:span text:style-name="Source_20_Text"><text:span text:style-name="T3">DEBUG</text:span></text:span></text:p>
              </text:list-item>
              <text:list-item>
                <text:p text:style-name="P48">Thread is blocked while waiting for a free connection – <text:span text:style-name="Source_20_Text"><text:span text:style-name="T3">WARN</text:span></text:span></text:p>
              </text:list-item>
            </text:list>
          </table:table-cell>
        </table:table-row>
        <table:table-row>
          <table:table-cell table:style-name="Table9.A2" office:value-type="string">
            <text:p text:style-name="Table_20_Contents"><text:span text:style-name="Source_20_Text"><text:span text:style-name="T3">FBPoolDebugStmtCache</text:span></text:span></text:p>
          </table:table-cell>
          <table:table-cell table:style-name="Table9.A2" office:value-type="string">
            <text:p text:style-name="Table_20_Contents">When statement caching is used and debugging is enabled, following <text:soft-page-break/>information is logged:</text:p>
            <text:list xml:id="list35158310" text:style-name="L24">
              <text:list-item>
                <text:p text:style-name="P49">When a statement is prepared – <text:span text:style-name="Source_20_Text"><text:span text:style-name="T3">INFO</text:span></text:span></text:p>
              </text:list-item>
              <text:list-item>
                <text:p text:style-name="P49">When statement cache is cleaned – <text:span text:style-name="Source_20_Text"><text:span text:style-name="T3">INFO</text:span></text:span></text:p>
              </text:list-item>
              <text:list-item>
                <text:p text:style-name="P49">When statement is obtained from or returned back to pool – <text:span text:style-name="Source_20_Text"><text:span text:style-name="T3">INFO</text:span></text:span></text:p>
              </text:list-item>
            </text:list>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StarSymbol" svg:font-family="StarSymbol" style:font-charset="x-symbol"/>
    <style:font-face style:name="OpenSymbol" svg:font-family="OpenSymbol"/>
    <style:font-face style:name="Tahoma1" svg:font-family="Tahoma"/>
    <style:font-face style:name="Segoe UI" svg:font-family="'Segoe UI'" style:font-family-generic="swiss"/>
    <style:font-face style:name="Courier New" svg:font-family="'Courier New'" style:font-family-generic="modern" style:font-pitch="fixed"/>
    <style:font-face style:name="Cumberland" svg:font-family="Cumberland" style:font-family-generic="modern" style:font-pitch="fixed"/>
    <style:font-face style:name="Consolas" svg:font-family="Consolas" style:font-family-generic="swiss" style:font-pitch="fixed"/>
    <style:font-face style:name="Andale Sans UI" svg:font-family="'Andale Sans UI'" style:font-pitch="variable"/>
    <style:font-face style:name="Arial Unicode MS" svg:font-family="'Arial Unicode MS'" style:font-pitch="variable"/>
    <style:font-face style:name="MS Mincho" svg:font-family="'MS Mincho'" style:font-pitch="variable"/>
    <style:font-face style:name="StarSymbol1" svg:font-family="StarSymbol" style:font-adornments="Regular" style:font-pitch="variable"/>
    <style:font-face style:name="Tahoma" svg:font-family="Tahoma" style:font-pitch="variable"/>
    <style:font-face style:name="Thorndale" svg:font-family="Thorndale" style:font-family-generic="roman" style:font-pitch="variable"/>
    <style:font-face style:name="Times New Roman2" svg:font-family="'Times New Roman'" style:font-family-generic="roman" style:font-pitch="variable"/>
    <style:font-face style:name="Times New Roman1" svg:font-family="'Times New Roman'" style:font-adornments="Regular" style:font-family-generic="roman" style:font-pitch="variable"/>
    <style:font-face style:name="Times New Roman" svg:font-family="'Times New Roman'" style:font-adornments="Standaard" style:font-family-generic="roman" style:font-pitch="variable"/>
    <style:font-face style:name="Arial" svg:font-family="Arial" style:font-adornments="Standaard" style:font-family-generic="swiss" style:font-pitch="variable"/>
    <style:font-face style:name="Arial1" svg:font-family="Arial" style:font-adornments="Vet" style:font-family-generic="swiss" style:font-pitch="variable"/>
    <style:font-face style:name="Segoe UI1" svg:font-family="'Segoe UI'" style:font-family-generic="swiss" style:font-pitch="variable"/>
    <style:font-face style:name="Thorndale1" svg:font-family="Thorndale" style:font-family-generic="swiss" style:font-pitch="variable"/>
  </office:font-face-decls>
  <office:styles>
    <draw:gradient draw:name="Firebird" draw:style="linear" draw:start-color="#ffff00" draw:end-color="#dc2300" draw:start-intensity="100%" draw:end-intensity="100%" draw:angle="0" draw:border="0%"/>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en" fo:country="US"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Times New Roman"/>
    </style:style>
    <style:style style:name="Text_20_body" style:display-name="Text body" style:family="paragraph" style:parent-style-name="Standard" style:class="text">
      <style:paragraph-properties fo:margin-top="0cm" fo:margin-bottom="0.212cm"/>
      <style:text-properties style:font-name="Times New Roman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style:font-name="Arial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break-before="auto" fo:break-after="auto" fo:padding="0.049cm" fo:border="0.06pt solid #000000"/>
      <style:text-properties style:font-name="Arial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1"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style:font-name="Arial1" fo:font-size="12pt" fo:font-weight="bold" style:font-name-asian="Andale Sans UI" style:font-size-asian="12pt" style:font-weight-asian="bold" style:font-name-complex="Tahoma" style:font-size-complex="12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umberland" fo:font-size="10pt" fo:language="zxx" fo:country="none"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5" style:display-name="Heading 5" style:family="paragraph" style:parent-style-name="Heading" style:next-style-name="Text_20_body" style:default-outline-level="5" style:class="text">
      <style:text-properties style:font-name="Arial1"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style:font-name="Arial1"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style:font-name="Arial1"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style:font-name="Arial1"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Arial1"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text-properties style:font-name="Times New Roman"/>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fo:color="#000000" style:font-name="Cumberland" fo:font-size="10pt" fo:language="zxx" fo:country="none" style:font-name-asian="Cumberland" style:font-name-complex="Cumberland"/>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402</meta:generator>
    <meta:creation-date>2004-07-23T10:39:52</meta:creation-date>
    <dc:date>2011-12-26T15:08:24.57</dc:date>
    <meta:print-date>2011-10-09T10:12:42.06</meta:print-date>
    <dc:language>en-US</dc:language>
    <meta:editing-cycles>237</meta:editing-cycles>
    <meta:editing-duration>P3DT22H34M15S</meta:editing-duration>
    <dc:creator>Mark Rotteveel</dc:creator>
    <meta:document-statistic meta:table-count="9" meta:image-count="0" meta:object-count="0" meta:page-count="26" meta:paragraph-count="669" meta:word-count="6717" meta:character-count="46584" meta:non-whitespace-character-count="40355"/>
    <meta:user-defined meta:name="Info 1"/>
    <meta:user-defined meta:name="Info 2"/>
    <meta:user-defined meta:name="Info 3"/>
    <meta:user-defined meta:name="Info 4"/>
  </office:meta>
</office:document-meta>
</file>